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1pt" fo:font-weight="normal" officeooo:paragraph-rsid="001e86ce" style:font-size-asian="11pt" style:font-weight-asian="normal" style:font-size-complex="11pt"/>
    </style:style>
    <style:style style:name="P2" style:family="paragraph" style:parent-style-name="Standard">
      <style:text-properties fo:color="#000000" style:font-name="Courier New" fo:font-size="10pt" fo:background-color="#ffffff" style:font-size-asian="10pt"/>
    </style:style>
    <style:style style:name="P3" style:family="paragraph" style:parent-style-name="Standard">
      <style:text-properties fo:color="#000000" style:font-name="Courier New" fo:font-size="10pt" fo:font-weight="normal" fo:background-color="#ffffff" style:font-size-asian="10pt" style:font-weight-asian="normal"/>
    </style:style>
    <style:style style:name="P4" style:family="paragraph" style:parent-style-name="Standard">
      <style:text-properties fo:color="#000000" style:font-name="Courier New" fo:font-size="11pt" fo:font-weight="normal" fo:background-color="#ffffff" style:font-size-asian="11pt" style:font-weight-asian="normal" style:font-size-complex="11pt"/>
    </style:style>
    <style:style style:name="P5" style:family="paragraph" style:parent-style-name="Standard">
      <style:text-properties fo:color="#000000" style:font-name="Courier New1" fo:font-size="12pt" fo:font-weight="normal" fo:background-color="#ffffff" style:font-size-asian="12pt" style:font-weight-asian="normal" style:font-size-complex="12pt" style:font-weight-complex="normal"/>
    </style:style>
    <style:style style:name="P6" style:family="paragraph" style:parent-style-name="Standard">
      <style:text-properties fo:color="#000000" style:font-name="Courier new" fo:font-size="11pt" fo:font-weight="normal" officeooo:paragraph-rsid="0033d6ea" style:font-size-asian="11pt" style:font-weight-asian="normal"/>
    </style:style>
    <style:style style:name="P7" style:family="paragraph" style:parent-style-name="Standard">
      <style:text-properties fo:font-size="11pt" style:font-size-asian="11pt" style:font-size-complex="11pt"/>
    </style:style>
    <style:style style:name="P8" style:family="paragraph" style:parent-style-name="Standard">
      <style:text-properties fo:font-size="11pt" officeooo:paragraph-rsid="0012ef2a" style:font-size-asian="11pt" style:font-size-complex="11pt"/>
    </style:style>
    <style:style style:name="P9" style:family="paragraph" style:parent-style-name="Standard">
      <style:text-properties fo:font-size="11pt" officeooo:paragraph-rsid="00201d80" style:font-size-asian="11pt" style:font-size-complex="11pt"/>
    </style:style>
    <style:style style:name="P10" style:family="paragraph" style:parent-style-name="Standard">
      <style:text-properties style:font-name="Courier new" fo:font-size="11pt" fo:font-weight="normal" officeooo:rsid="0024b69e" officeooo:paragraph-rsid="0024b69e" style:font-size-asian="11pt" style:font-weight-asian="normal" style:font-size-complex="11pt" style:font-weight-complex="normal"/>
    </style:style>
    <style:style style:name="P11" style:family="paragraph" style:parent-style-name="Standard">
      <style:text-properties style:font-name="Courier new" fo:font-size="11pt" fo:font-weight="normal" officeooo:rsid="002cb28e" officeooo:paragraph-rsid="002cb28e" style:font-size-asian="11pt" style:font-weight-asian="normal" style:font-size-complex="11pt" style:font-weight-complex="normal"/>
    </style:style>
    <style:style style:name="P12" style:family="paragraph" style:parent-style-name="Standard">
      <style:text-properties style:font-name="Courier new" fo:font-size="11pt" fo:font-weight="bold" officeooo:rsid="0024b69e" officeooo:paragraph-rsid="0024b69e" style:font-size-asian="11pt" style:font-weight-asian="bold" style:font-size-complex="11pt" style:font-weight-complex="bold"/>
    </style:style>
    <style:style style:name="P13" style:family="paragraph" style:parent-style-name="Standard">
      <style:text-properties style:font-name="Courier new" fo:font-size="11pt" fo:font-weight="bold" officeooo:rsid="002cb28e" officeooo:paragraph-rsid="002cb28e" style:font-size-asian="11pt" style:font-weight-asian="bold" style:font-size-complex="11pt" style:font-weight-complex="bold"/>
    </style:style>
    <style:style style:name="P14" style:family="paragraph" style:parent-style-name="Standard">
      <style:text-properties style:font-name="Courier new" fo:font-size="11pt" fo:font-weight="bold" officeooo:paragraph-rsid="0024b69e" style:font-size-asian="11pt" style:font-weight-asian="bold"/>
    </style:style>
    <style:style style:name="P15" style:family="paragraph" style:parent-style-name="Standard">
      <style:text-properties style:font-name="Courier new" fo:font-size="16pt" fo:font-weight="bold" officeooo:rsid="0024b69e" officeooo:paragraph-rsid="0024b69e" style:font-size-asian="16pt" style:font-weight-asian="bold" style:font-size-complex="16pt" style:font-weight-complex="bold"/>
    </style:style>
    <style:style style:name="P16" style:family="paragraph" style:parent-style-name="Standard">
      <style:text-properties style:font-name="Courier new" fo:font-size="16pt" fo:font-weight="bold" officeooo:rsid="002cb28e" officeooo:paragraph-rsid="002cb28e" style:font-size-asian="16pt" style:font-weight-asian="bold" style:font-size-complex="16pt" style:font-weight-complex="bold"/>
    </style:style>
    <style:style style:name="P17" style:family="paragraph" style:parent-style-name="Standard">
      <style:text-properties officeooo:paragraph-rsid="00374226"/>
    </style:style>
    <style:style style:name="P18" style:family="paragraph" style:parent-style-name="Standard">
      <style:text-properties fo:color="#000000"/>
    </style:style>
    <style:style style:name="P19" style:family="paragraph" style:parent-style-name="Standard">
      <style:paragraph-properties fo:text-align="start" style:justify-single-word="false"/>
      <style:text-properties fo:color="#000000" style:font-name="Courier New" fo:font-size="11pt" fo:font-weight="bold" officeooo:rsid="0018b7db" officeooo:paragraph-rsid="0018b7db" fo:background-color="#ffffff" style:font-size-asian="9.60000038146973pt" style:font-weight-asian="bold" style:font-size-complex="11pt" style:font-weight-complex="bold"/>
    </style:style>
    <style:style style:name="P20" style:family="paragraph" style:parent-style-name="Standard">
      <style:text-properties fo:color="#000000" style:font-name="Courier New" fo:font-size="11pt" fo:font-weight="bold" fo:background-color="#ffffff" style:font-size-asian="11pt" style:font-weight-asian="bold" style:font-size-complex="11pt" style:font-weight-complex="normal"/>
    </style:style>
    <style:style style:name="P21" style:family="paragraph" style:parent-style-name="Standard">
      <style:text-properties fo:color="#000000" style:font-name="Courier New" fo:font-size="11pt" fo:font-weight="bold" officeooo:rsid="001e86ce" officeooo:paragraph-rsid="001e86ce" fo:background-color="#ffffff" style:font-size-asian="11pt" style:font-weight-asian="bold" style:font-size-complex="11pt" style:font-weight-complex="bold"/>
    </style:style>
    <style:style style:name="P22" style:family="paragraph" style:parent-style-name="Standard">
      <style:text-properties fo:color="#000000" style:font-name="Courier New" fo:font-size="11pt" fo:font-weight="bold" officeooo:rsid="003aaa0f" officeooo:paragraph-rsid="003aaa0f" fo:background-color="#ffffff" style:font-size-asian="11pt" style:font-weight-asian="bold" style:font-size-complex="11pt" style:font-weight-complex="bold"/>
    </style:style>
    <style:style style:name="P23" style:family="paragraph" style:parent-style-name="Standard">
      <style:text-properties fo:color="#000000" style:font-name="Courier New" fo:font-size="11pt" fo:font-weight="bold" officeooo:rsid="003aaa0f" officeooo:paragraph-rsid="003af856" fo:background-color="#ffffff" style:font-size-asian="11pt" style:font-weight-asian="bold" style:font-size-complex="11pt" style:font-weight-complex="bold"/>
    </style:style>
    <style:style style:name="P24" style:family="paragraph" style:parent-style-name="Standard">
      <style:text-properties fo:color="#000000" style:font-name="Courier New" fo:font-size="11pt" fo:font-weight="bold" officeooo:rsid="003aaa0f" officeooo:paragraph-rsid="00403979" fo:background-color="#ffffff" style:font-size-asian="11pt" style:font-weight-asian="bold" style:font-size-complex="11pt" style:font-weight-complex="bold"/>
    </style:style>
    <style:style style:name="P25" style:family="paragraph" style:parent-style-name="Standard">
      <style:text-properties fo:color="#000000" style:font-name="Courier New" fo:font-size="11pt" fo:font-weight="normal" fo:background-color="#ffffff" style:font-size-asian="11pt" style:font-weight-asian="normal" style:font-size-complex="11pt"/>
    </style:style>
    <style:style style:name="P26" style:family="paragraph" style:parent-style-name="Standard">
      <style:text-properties fo:color="#000000" style:font-name="Courier New" fo:font-size="11pt" fo:font-weight="normal" officeooo:paragraph-rsid="0012ef2a" fo:background-color="#ffffff" style:font-size-asian="11pt" style:font-weight-asian="normal" style:font-size-complex="11pt"/>
    </style:style>
    <style:style style:name="P27" style:family="paragraph" style:parent-style-name="Standard">
      <style:text-properties fo:color="#000000" style:font-name="Courier New" fo:font-size="11pt" fo:font-weight="normal" officeooo:rsid="001e86ce" officeooo:paragraph-rsid="001e86ce" fo:background-color="#ffffff" style:font-size-asian="11pt" style:font-weight-asian="normal" style:font-size-complex="11pt" style:font-weight-complex="normal"/>
    </style:style>
    <style:style style:name="P28" style:family="paragraph" style:parent-style-name="Standard">
      <style:text-properties fo:color="#000000" style:font-name="Courier New" fo:font-size="11pt" fo:font-weight="normal" officeooo:rsid="0033d6ea" officeooo:paragraph-rsid="0033d6ea" fo:background-color="#ffffff" style:font-size-asian="11pt" style:font-weight-asian="normal" style:font-size-complex="11pt" style:font-weight-complex="normal"/>
    </style:style>
    <style:style style:name="P29" style:family="paragraph" style:parent-style-name="Standard">
      <style:text-properties fo:color="#000000" style:font-name="Courier New" fo:font-size="11pt" fo:font-weight="normal" officeooo:rsid="003a0e10" officeooo:paragraph-rsid="003a0e10" fo:background-color="#ffffff" style:font-size-asian="11pt" style:font-weight-asian="normal" style:font-size-complex="11pt" style:font-weight-complex="normal"/>
    </style:style>
    <style:style style:name="P30" style:family="paragraph" style:parent-style-name="Standard">
      <style:text-properties fo:color="#000000" style:font-name="Courier New" fo:font-size="11pt" fo:font-weight="normal" officeooo:rsid="003aaa0f" officeooo:paragraph-rsid="003aaa0f" fo:background-color="#ffffff" style:font-size-asian="11pt" style:font-weight-asian="normal" style:font-size-complex="11pt" style:font-weight-complex="normal"/>
    </style:style>
    <style:style style:name="P31" style:family="paragraph" style:parent-style-name="Standard">
      <style:text-properties fo:color="#000000" style:font-name="Courier New" fo:font-size="11pt" fo:font-weight="normal" officeooo:rsid="003aaa0f" officeooo:paragraph-rsid="003af856" fo:background-color="#ffffff" style:font-size-asian="11pt" style:font-weight-asian="normal" style:font-size-complex="11pt" style:font-weight-complex="normal"/>
    </style:style>
    <style:style style:name="P32" style:family="paragraph" style:parent-style-name="Standard">
      <style:text-properties fo:color="#000000" style:font-name="Courier New" fo:font-size="11pt" fo:font-weight="normal" officeooo:paragraph-rsid="00201d80" fo:background-color="#ffffff" style:font-size-asian="11pt" style:font-weight-asian="normal" style:font-size-complex="11pt"/>
    </style:style>
    <style:style style:name="P33" style:family="paragraph" style:parent-style-name="Standard">
      <style:text-properties fo:color="#000000" style:font-name="Courier New" fo:font-size="11pt" fo:font-weight="normal" style:font-size-asian="11pt" style:font-weight-asian="normal" style:font-size-complex="11pt" fo:background-color="#ffffff"/>
    </style:style>
    <style:style style:name="P34" style:family="paragraph" style:parent-style-name="Standard">
      <style:text-properties fo:color="#000000" style:font-name="Courier New" fo:font-size="11pt" style:font-size-asian="11pt" style:font-size-complex="11pt" fo:background-color="#ffffff"/>
    </style:style>
    <style:style style:name="P35" style:family="paragraph" style:parent-style-name="Standard">
      <style:paragraph-properties fo:text-align="start" style:justify-single-word="false"/>
      <style:text-properties fo:color="#000000" style:font-name="Courier New" fo:font-size="18pt" fo:font-weight="bold" officeooo:paragraph-rsid="00148822" fo:background-color="#ffffff" style:font-size-asian="18pt" style:font-weight-asian="bold" style:font-size-complex="18pt" style:font-weight-complex="bold"/>
    </style:style>
    <style:style style:name="P36" style:family="paragraph" style:parent-style-name="Standard">
      <style:text-properties fo:color="#000000" style:font-name="Courier New" fo:font-size="18pt" fo:font-weight="bold" officeooo:rsid="003a0e10" officeooo:paragraph-rsid="003a0e10" fo:background-color="#ffffff" style:font-size-asian="18pt" style:font-weight-asian="bold" style:font-size-complex="18pt" style:font-weight-complex="bold"/>
    </style:style>
    <style:style style:name="P37" style:family="paragraph" style:parent-style-name="Standard">
      <style:text-properties fo:color="#000000" style:font-name="Courier New" fo:font-size="16pt" fo:font-weight="bold" officeooo:rsid="001e86ce" officeooo:paragraph-rsid="001e86ce" fo:background-color="#ffffff" style:font-size-asian="16pt" style:font-weight-asian="bold" style:font-size-complex="16pt" style:font-weight-complex="bold"/>
    </style:style>
    <style:style style:name="P38" style:family="paragraph" style:parent-style-name="Standard">
      <style:text-properties fo:color="#000000" style:font-name="Courier New" fo:font-size="16pt" fo:font-weight="bold" officeooo:rsid="0033d6ea" officeooo:paragraph-rsid="0033d6ea" fo:background-color="#ffffff" style:font-size-asian="16pt" style:font-weight-asian="bold" style:font-size-complex="16pt" style:font-weight-complex="bold"/>
    </style:style>
    <style:style style:name="P39" style:family="paragraph" style:parent-style-name="Standard">
      <style:text-properties fo:color="#000000" style:font-name="Courier New" fo:font-size="16pt" fo:font-weight="bold" officeooo:rsid="00412c89" officeooo:paragraph-rsid="00412c89" fo:background-color="#ffffff" style:font-size-asian="16pt" style:font-weight-asian="bold" style:font-size-complex="16pt" style:font-weight-complex="bold"/>
    </style:style>
    <style:style style:name="P40" style:family="paragraph" style:parent-style-name="Standard">
      <style:text-properties fo:color="#000000" style:font-name="Courier New" fo:font-size="10pt" fo:font-weight="normal" fo:background-color="#ffffff" style:font-size-asian="10pt" style:font-weight-asian="normal"/>
    </style:style>
    <style:style style:name="P41" style:family="paragraph" style:parent-style-name="Standard">
      <style:text-properties fo:color="#000000" style:font-name="Courier New" fo:font-size="10pt" fo:font-weight="normal" style:font-size-asian="10pt" style:font-weight-asian="normal" fo:background-color="#ffffff"/>
    </style:style>
    <style:style style:name="P42" style:family="paragraph" style:parent-style-name="Standard">
      <style:text-properties fo:color="#000000" style:font-name="Courier New" fo:font-size="10pt" style:font-size-asian="10pt" fo:background-color="#ffffff"/>
    </style:style>
    <style:style style:name="P43" style:family="paragraph" style:parent-style-name="Standard">
      <style:text-properties fo:color="#000000" style:font-name="Courier New" fo:font-size="10.5pt" fo:font-weight="normal" style:font-size-asian="10.5pt" style:font-weight-asian="normal" style:font-size-complex="10.5pt" fo:background-color="#ffffff"/>
    </style:style>
    <style:style style:name="P44" style:family="paragraph" style:parent-style-name="Standard">
      <style:text-properties fo:color="#000000" style:font-name="Courier New" fo:font-size="10.5pt" fo:font-weight="bold" officeooo:rsid="003aaa0f" officeooo:paragraph-rsid="003af856" fo:background-color="#ffffff" style:font-size-asian="10.5pt" style:font-weight-asian="bold" style:font-size-complex="10.5pt" style:font-weight-complex="bold"/>
    </style:style>
    <style:style style:name="P45" style:family="paragraph" style:parent-style-name="Standard">
      <style:text-properties fo:color="#000000" style:font-name="Courier New" fo:font-size="12pt" fo:font-weight="normal" officeooo:rsid="0042ca3b" officeooo:paragraph-rsid="0042ca3b" fo:background-color="#ffffff" style:font-size-asian="12pt" style:font-weight-asian="normal" style:font-size-complex="12pt" style:font-weight-complex="normal"/>
    </style:style>
    <style:style style:name="P46" style:family="paragraph" style:parent-style-name="Standard">
      <style:text-properties fo:color="#000000" style:font-name="Courier New" fo:font-size="12pt" fo:font-weight="bold" officeooo:rsid="0042ca3b" officeooo:paragraph-rsid="0042ca3b" fo:background-color="#ffffff" style:font-size-asian="12pt" style:font-weight-asian="bold" style:font-size-complex="12pt" style:font-weight-complex="bold"/>
    </style:style>
    <style:style style:name="P47" style:family="paragraph" style:parent-style-name="Standard">
      <style:text-properties fo:color="#000000" style:font-name="Courier New1" fo:font-size="12pt" fo:font-weight="normal" fo:background-color="#ffffff" style:font-size-asian="12pt" style:font-weight-asian="normal" style:font-size-complex="12pt" style:font-weight-complex="normal"/>
    </style:style>
    <style:style style:name="P48" style:family="paragraph" style:parent-style-name="Standard">
      <style:text-properties fo:color="#000000" style:font-name="Liberation Sans" fo:font-size="12pt" fo:font-weight="normal" fo:background-color="#ffffff" style:font-size-asian="12pt" style:font-weight-asian="normal" style:font-size-complex="12pt" style:font-weight-complex="normal"/>
    </style:style>
    <style:style style:name="P49" style:family="paragraph" style:parent-style-name="Standard">
      <style:text-properties fo:color="#000000" fo:font-size="12pt" style:font-size-asian="12pt" style:font-size-complex="12pt"/>
    </style:style>
    <style:style style:name="P50" style:family="paragraph" style:parent-style-name="Standard">
      <style:text-properties fo:color="#000000" fo:font-size="11pt" style:font-size-asian="11pt" style:font-size-complex="11pt"/>
    </style:style>
    <style:style style:name="P51" style:family="paragraph" style:parent-style-name="Standard">
      <style:text-properties fo:color="#000000" fo:font-size="11pt" officeooo:paragraph-rsid="004ac9ee" style:font-size-asian="11pt" style:font-size-complex="11pt"/>
    </style:style>
    <style:style style:name="P52" style:family="paragraph" style:parent-style-name="Standard">
      <style:text-properties fo:color="#000000" fo:font-size="11pt" officeooo:paragraph-rsid="00512236" style:font-size-asian="11pt" style:font-size-complex="11pt"/>
    </style:style>
    <style:style style:name="P53" style:family="paragraph" style:parent-style-name="Standard">
      <style:text-properties fo:color="#000000" fo:font-size="11pt" officeooo:rsid="00534fa8" officeooo:paragraph-rsid="00534fa8" style:font-size-asian="11pt" style:font-size-complex="11pt"/>
    </style:style>
    <style:style style:name="P54" style:family="paragraph" style:parent-style-name="Standard">
      <style:text-properties fo:color="#000000" fo:font-size="11pt" fo:font-weight="bold" officeooo:paragraph-rsid="004ac9ee" style:font-size-asian="11pt" style:font-weight-asian="bold" style:font-size-complex="11pt" style:font-weight-complex="bold"/>
    </style:style>
    <style:style style:name="P55" style:family="paragraph" style:parent-style-name="Standard">
      <style:text-properties fo:color="#000000" fo:font-size="11pt" fo:font-weight="normal" officeooo:rsid="004d8d08" officeooo:paragraph-rsid="004d8d08" style:font-size-asian="11pt" style:font-weight-asian="normal" style:font-size-complex="11pt" style:font-weight-complex="normal"/>
    </style:style>
    <style:style style:name="P56" style:family="paragraph" style:parent-style-name="Standard">
      <style:text-properties fo:color="#000000" fo:font-size="11pt" fo:font-weight="normal" officeooo:rsid="004d8d08" officeooo:paragraph-rsid="004f1245" style:font-size-asian="11pt" style:font-weight-asian="normal" style:font-size-complex="11pt" style:font-weight-complex="normal"/>
    </style:style>
    <style:style style:name="P57" style:family="paragraph" style:parent-style-name="Standard">
      <style:text-properties fo:color="#000000" fo:font-size="11pt" fo:font-weight="normal" officeooo:rsid="004d8d08" officeooo:paragraph-rsid="00512236" style:font-size-asian="11pt" style:font-weight-asian="normal" style:font-size-complex="11pt" style:font-weight-complex="normal"/>
    </style:style>
    <style:style style:name="P58" style:family="paragraph" style:parent-style-name="Standard">
      <style:text-properties fo:color="#000000" fo:font-size="16pt" fo:font-weight="bold" officeooo:rsid="004d38e1" officeooo:paragraph-rsid="004d38e1" style:font-size-asian="16pt" style:font-weight-asian="bold" style:font-size-complex="16pt" style:font-weight-complex="bold"/>
    </style:style>
    <style:style style:name="P59" style:family="paragraph" style:parent-style-name="Standard">
      <style:text-properties fo:color="#008000" style:font-name="Courier New" fo:font-size="11pt" fo:font-weight="normal" fo:background-color="#ffffff" style:font-size-asian="11pt" style:font-weight-asian="normal" style:font-size-complex="11pt"/>
    </style:style>
    <style:style style:name="P60" style:family="paragraph" style:parent-style-name="Standard">
      <style:text-properties fo:color="#008000" style:font-name="Courier New" fo:font-size="11pt" fo:font-weight="normal" fo:background-color="#ffffff" style:font-size-asian="11pt" style:font-weight-asian="normal" style:font-size-complex="11pt" style:font-weight-complex="normal"/>
    </style:style>
    <style:style style:name="P61" style:family="paragraph" style:parent-style-name="Standard">
      <style:text-properties fo:color="#008000" style:font-name="Courier New" fo:font-size="10pt" fo:font-weight="normal" fo:background-color="#ffffff" style:font-size-asian="10pt" style:font-weight-asian="normal"/>
    </style:style>
    <style:style style:name="P62" style:family="paragraph" style:parent-style-name="Standard">
      <style:text-properties fo:color="#000080" style:font-name="Courier New" fo:font-size="11pt" fo:font-weight="bold" fo:background-color="#ffffff" style:font-size-asian="11pt" style:font-weight-asian="bold" style:font-size-complex="11pt"/>
    </style:style>
    <style:style style:name="P63" style:family="paragraph" style:parent-style-name="Standard">
      <style:text-properties fo:color="#000080" style:font-name="Courier New" fo:font-size="11pt" fo:font-weight="bold" fo:background-color="#ffffff" style:font-size-asian="11pt" style:font-weight-asian="bold" style:font-size-complex="11pt" style:font-weight-complex="normal"/>
    </style:style>
    <style:style style:name="P64" style:family="paragraph" style:parent-style-name="Standard">
      <style:text-properties fo:color="#000080" style:font-name="Courier New" fo:font-size="11pt" fo:font-weight="bold" officeooo:rsid="001e86ce" officeooo:paragraph-rsid="001e86ce" fo:background-color="#ffffff" style:font-size-asian="11pt" style:font-weight-asian="bold" style:font-size-complex="11pt" style:font-weight-complex="normal"/>
    </style:style>
    <style:style style:name="P65" style:family="paragraph" style:parent-style-name="Standard">
      <style:text-properties fo:color="#000080" style:font-name="Courier New" fo:font-size="10pt" fo:font-weight="bold" fo:background-color="#ffffff" style:font-size-asian="10pt" style:font-weight-asian="bold"/>
    </style:style>
    <style:style style:name="P66" style:family="paragraph" style:parent-style-name="Standard">
      <style:text-properties fo:color="#000080" style:font-name="Courier New" fo:font-size="10pt" fo:font-weight="bold" officeooo:rsid="0024b69e" officeooo:paragraph-rsid="0024b69e" fo:background-color="#ffffff" style:font-size-asian="10pt" style:font-weight-asian="bold" style:font-size-complex="11pt" style:font-weight-complex="bold"/>
    </style:style>
    <style:style style:name="P67" style:family="paragraph" style:parent-style-name="Standard">
      <style:text-properties fo:color="#000080" style:font-name="Courier New" fo:font-size="10pt" fo:font-weight="bold" officeooo:rsid="002cb28e" officeooo:paragraph-rsid="002cb28e" fo:background-color="#ffffff" style:font-size-asian="10pt" style:font-weight-asian="bold" style:font-size-complex="11pt" style:font-weight-complex="normal"/>
    </style:style>
    <style:style style:name="P68" style:family="paragraph" style:parent-style-name="Standard">
      <style:text-properties fo:color="#000080" style:font-name="Courier New" fo:font-size="10pt" fo:font-weight="bold" officeooo:rsid="0033d6ea" officeooo:paragraph-rsid="0033d6ea" fo:background-color="#ffffff" style:font-size-asian="10pt" style:font-weight-asian="bold" style:font-size-complex="11pt" style:font-weight-complex="normal"/>
    </style:style>
    <style:style style:name="P69" style:family="paragraph" style:parent-style-name="Standard">
      <style:text-properties fo:color="#000080" style:font-name="Courier New" fo:font-size="10pt" fo:font-weight="bold" officeooo:paragraph-rsid="00374226" fo:background-color="#ffffff" style:font-size-asian="10pt" style:font-weight-asian="bold"/>
    </style:style>
    <style:style style:name="P70" style:family="paragraph" style:parent-style-name="Standard">
      <style:text-properties fo:color="#0000ff" style:font-name="Courier New" fo:font-size="10pt" fo:font-weight="bold" officeooo:rsid="001e86ce" officeooo:paragraph-rsid="001e86ce" fo:background-color="#ffffff" style:font-size-asian="10pt" style:font-weight-asian="bold" style:font-size-complex="11pt" style:font-weight-complex="normal"/>
    </style:style>
    <style:style style:name="P71" style:family="paragraph" style:parent-style-name="Standard">
      <style:text-properties fo:font-size="10.5pt" style:font-size-asian="10.5pt" style:font-size-complex="10.5pt"/>
    </style:style>
    <style:style style:name="P72" style:family="paragraph" style:parent-style-name="Standard">
      <style:text-properties fo:font-size="11pt" style:font-size-asian="11pt" style:font-size-complex="11pt"/>
    </style:style>
    <style:style style:name="P73" style:family="paragraph" style:parent-style-name="Standard">
      <style:text-properties fo:font-size="11pt" officeooo:paragraph-rsid="00512265" style:font-size-asian="11pt" style:font-size-complex="11pt"/>
    </style:style>
    <style:style style:name="P74" style:family="paragraph" style:parent-style-name="Heading_20_1">
      <style:paragraph-properties fo:text-align="center" style:justify-single-word="false"/>
      <style:text-properties fo:color="#000000" officeooo:paragraph-rsid="000f3ffc"/>
    </style:style>
    <style:style style:name="P75" style:family="paragraph" style:parent-style-name="Heading_20_1">
      <style:paragraph-properties fo:text-align="start" style:justify-single-word="false"/>
      <style:text-properties fo:color="#000000" style:font-name="Courier New1" fo:font-size="12pt" fo:font-weight="normal" officeooo:paragraph-rsid="000f3ffc" fo:background-color="#ffffff" style:font-size-asian="12pt" style:font-weight-asian="normal" style:font-size-complex="12pt" style:font-weight-complex="normal"/>
    </style:style>
    <style:style style:name="T1" style:family="text">
      <style:text-properties fo:color="#008000" style:font-name="Courier New" fo:font-size="10pt" fo:font-weight="normal" fo:background-color="#ffffff" loext:char-shading-value="0" style:font-size-asian="10pt" style:font-weight-asian="normal"/>
    </style:style>
    <style:style style:name="T2" style:family="text">
      <style:text-properties fo:color="#008000" style:font-name="Courier New" fo:font-size="10pt" fo:font-weight="normal" style:font-size-asian="10pt" style:font-weight-asian="normal" fo:background-color="#ffffff"/>
    </style:style>
    <style:style style:name="T3" style:family="text">
      <style:text-properties fo:color="#008000" style:font-name="Courier New" fo:font-size="10pt" style:font-size-asian="10pt" fo:background-color="#ffffff"/>
    </style:style>
    <style:style style:name="T4" style:family="text">
      <style:text-properties fo:color="#008000" style:font-name="Courier New" fo:font-weight="normal" fo:background-color="#ffffff" loext:char-shading-value="0" style:font-weight-asian="normal"/>
    </style:style>
    <style:style style:name="T5" style:family="text">
      <style:text-properties fo:color="#008000" style:font-name="Courier New" fo:font-weight="normal" style:font-weight-asian="normal" fo:background-color="#ffffff"/>
    </style:style>
    <style:style style:name="T6" style:family="text">
      <style:text-properties fo:color="#008000" style:font-name="Courier New" fo:font-weight="normal" officeooo:rsid="004d8d08" style:font-weight-asian="normal" style:font-weight-complex="normal" fo:background-color="#ffffff"/>
    </style:style>
    <style:style style:name="T7" style:family="text">
      <style:text-properties fo:color="#008000" style:font-name="Courier New" fo:font-weight="normal" officeooo:rsid="004f1245" style:font-weight-asian="normal" style:font-weight-complex="normal" fo:background-color="#ffffff"/>
    </style:style>
    <style:style style:name="T8" style:family="text">
      <style:text-properties fo:color="#008000" style:font-name="Courier New" fo:font-weight="normal" officeooo:rsid="0052b77e" style:font-weight-asian="normal" fo:background-color="#ffffff"/>
    </style:style>
    <style:style style:name="T9" style:family="text">
      <style:text-properties fo:color="#008000" style:font-name="Courier New" fo:background-color="#ffffff"/>
    </style:style>
    <style:style style:name="T10" style:family="text">
      <style:text-properties fo:color="#008000" style:font-name="Courier New" fo:background-color="#ffffff"/>
    </style:style>
    <style:style style:name="T11" style:family="text">
      <style:text-properties fo:color="#008000" style:font-name="Courier New" fo:font-weight="bold" style:font-weight-asian="bold" style:font-weight-complex="bold" fo:background-color="#ffffff"/>
    </style:style>
    <style:style style:name="T12" style:family="text">
      <style:text-properties fo:color="#008000" style:font-name="Courier New" fo:font-weight="bold" officeooo:rsid="004d8d08" style:font-weight-asian="bold" style:font-weight-complex="bold" fo:background-color="#ffffff"/>
    </style:style>
    <style:style style:name="T13" style:family="text">
      <style:text-properties fo:color="#008000" style:font-name="Courier New" officeooo:rsid="004f1245" fo:background-color="#ffffff"/>
    </style:style>
    <style:style style:name="T14" style:family="text">
      <style:text-properties fo:color="#008000" fo:font-size="10pt" style:font-size-asian="10pt" fo:background-color="#ffffff"/>
    </style:style>
    <style:style style:name="T15" style:family="text">
      <style:text-properties fo:color="#000000" style:font-name="Courier New" fo:font-size="10pt" fo:font-weight="normal" fo:background-color="#ffffff" loext:char-shading-value="0" style:font-size-asian="10pt" style:font-weight-asian="normal"/>
    </style:style>
    <style:style style:name="T16" style:family="text">
      <style:text-properties fo:color="#000000" style:font-name="Courier New" fo:font-size="10pt" fo:font-weight="normal" officeooo:rsid="0024b69e" fo:background-color="#ffffff" loext:char-shading-value="0" style:font-size-asian="10pt" style:font-weight-asian="normal" style:font-size-complex="11pt" style:font-weight-complex="bold"/>
    </style:style>
    <style:style style:name="T17" style:family="text">
      <style:text-properties fo:color="#000000" style:font-name="Courier New" fo:font-size="10pt" fo:font-weight="normal" style:font-size-asian="10pt" style:font-weight-asian="normal" fo:background-color="#ffffff"/>
    </style:style>
    <style:style style:name="T18" style:family="text">
      <style:text-properties fo:color="#000000" style:font-name="Courier New" fo:font-size="10pt" fo:background-color="#ffffff" loext:char-shading-value="0" style:font-size-asian="10pt"/>
    </style:style>
    <style:style style:name="T19" style:family="text">
      <style:text-properties fo:color="#000000" style:font-name="Courier New" fo:font-size="10pt" style:font-size-asian="10pt" fo:background-color="#ffffff"/>
    </style:style>
    <style:style style:name="T20" style:family="text">
      <style:text-properties fo:color="#000000" style:font-name="Courier New" fo:font-weight="normal" fo:background-color="#ffffff" loext:char-shading-value="0" style:font-weight-asian="normal"/>
    </style:style>
    <style:style style:name="T21" style:family="text">
      <style:text-properties fo:color="#000000" style:font-name="Courier New" fo:font-weight="normal" style:font-weight-asian="normal" fo:background-color="#ffffff"/>
    </style:style>
    <style:style style:name="T22" style:family="text">
      <style:text-properties fo:color="#000000" style:font-name="Courier New" officeooo:rsid="001e86ce" fo:background-color="#ffffff" loext:char-shading-value="0" style:font-weight-complex="normal"/>
    </style:style>
    <style:style style:name="T23" style:family="text">
      <style:text-properties fo:color="#000000" style:font-name="Courier New" fo:font-size="11pt" fo:font-weight="normal" style:font-size-asian="11pt" style:font-weight-asian="normal" style:font-size-complex="11pt" fo:background-color="#ffffff"/>
    </style:style>
    <style:style style:name="T24" style:family="text">
      <style:text-properties fo:color="#000000" style:font-name="Courier New" fo:font-size="11pt" fo:font-weight="normal" officeooo:rsid="0042ca3b" loext:char-shading-value="0" style:font-size-asian="11pt" style:font-weight-asian="normal" style:font-size-complex="11pt" style:font-weight-complex="bold" fo:background-color="#ffffff"/>
    </style:style>
    <style:style style:name="T25" style:family="text">
      <style:text-properties fo:color="#000000" style:font-name="Courier New" fo:background-color="#ffffff"/>
    </style:style>
    <style:style style:name="T26" style:family="text">
      <style:text-properties fo:color="#0000ff" style:font-name="Courier New" fo:font-size="10pt" fo:font-weight="bold" fo:background-color="#ffffff" loext:char-shading-value="0" style:font-size-asian="10pt" style:font-weight-asian="bold"/>
    </style:style>
    <style:style style:name="T27" style:family="text">
      <style:text-properties fo:color="#0000ff" style:font-name="Courier New" fo:font-size="10pt" fo:font-weight="bold" officeooo:rsid="0033d6ea" fo:background-color="#ffffff" loext:char-shading-value="0" style:font-size-asian="10pt" style:font-weight-asian="bold" style:font-size-complex="11pt" style:font-weight-complex="normal"/>
    </style:style>
    <style:style style:name="T28" style:family="text">
      <style:text-properties fo:color="#0000ff" style:font-name="Courier New" fo:font-size="10pt" fo:font-weight="bold" style:font-size-asian="10pt" style:font-weight-asian="bold" fo:background-color="#ffffff"/>
    </style:style>
    <style:style style:name="T29" style:family="text">
      <style:text-properties fo:color="#0000ff" style:font-name="Courier New" fo:font-size="10pt" officeooo:rsid="0024b69e" fo:background-color="#ffffff" loext:char-shading-value="0" style:font-size-asian="10pt" style:font-size-complex="11pt" style:font-weight-complex="bold"/>
    </style:style>
    <style:style style:name="T30" style:family="text">
      <style:text-properties fo:color="#0000ff" style:font-name="Courier New" fo:font-weight="bold" fo:background-color="#ffffff" loext:char-shading-value="0" style:font-weight-asian="bold"/>
    </style:style>
    <style:style style:name="T31" style:family="text">
      <style:text-properties fo:color="#0000ff" style:font-name="Courier New" fo:font-weight="bold" officeooo:rsid="001e86ce" fo:background-color="#ffffff" loext:char-shading-value="0" style:font-weight-asian="bold" style:font-weight-complex="normal"/>
    </style:style>
    <style:style style:name="T32" style:family="text">
      <style:text-properties fo:color="#0000ff" style:font-name="Courier New" fo:font-weight="bold" style:font-weight-asian="bold" fo:background-color="#ffffff"/>
    </style:style>
    <style:style style:name="T33" style:family="text">
      <style:text-properties fo:color="#0000ff" fo:background-color="#ffffff"/>
    </style:style>
    <style:style style:name="T34" style:family="text">
      <style:text-properties fo:color="#000080" style:font-name="Courier New" fo:font-size="10pt" fo:font-weight="bold" fo:background-color="#ffffff" loext:char-shading-value="0" style:font-size-asian="10pt" style:font-weight-asian="bold"/>
    </style:style>
    <style:style style:name="T35" style:family="text">
      <style:text-properties fo:color="#000080" style:font-name="Courier New" fo:font-size="10pt" fo:font-weight="bold" officeooo:rsid="0033d6ea" fo:background-color="#ffffff" loext:char-shading-value="0" style:font-size-asian="10pt" style:font-weight-asian="bold" style:font-size-complex="11pt" style:font-weight-complex="normal"/>
    </style:style>
    <style:style style:name="T36" style:family="text">
      <style:text-properties fo:color="#000080" style:font-name="Courier New" fo:font-size="10pt" fo:font-weight="bold" style:font-size-asian="10pt" style:font-weight-asian="bold" fo:background-color="#ffffff"/>
    </style:style>
    <style:style style:name="T37" style:family="text">
      <style:text-properties fo:color="#000080" style:font-name="Courier New" fo:font-size="10pt" officeooo:rsid="0024b69e" fo:background-color="#ffffff" loext:char-shading-value="0" style:font-size-asian="10pt" style:font-size-complex="11pt" style:font-weight-complex="bold"/>
    </style:style>
    <style:style style:name="T38" style:family="text">
      <style:text-properties fo:color="#000080" style:font-name="Courier New" fo:font-weight="bold" fo:background-color="#ffffff" loext:char-shading-value="0" style:font-weight-asian="bold"/>
    </style:style>
    <style:style style:name="T39" style:family="text">
      <style:text-properties fo:color="#000080" style:font-name="Courier New" fo:font-weight="bold" officeooo:rsid="001e86ce" fo:background-color="#ffffff" loext:char-shading-value="0" style:font-weight-asian="bold" style:font-weight-complex="normal"/>
    </style:style>
    <style:style style:name="T40" style:family="text">
      <style:text-properties fo:color="#000080" style:font-name="Courier New" fo:font-weight="bold" style:font-weight-asian="bold" fo:background-color="#ffffff"/>
    </style:style>
    <style:style style:name="T41" style:family="text">
      <style:text-properties fo:color="#000080" style:font-name="Courier New" fo:font-size="11pt" fo:font-weight="bold" style:font-size-asian="11pt" style:font-weight-asian="bold" style:font-size-complex="11pt" fo:background-color="#ffffff"/>
    </style:style>
    <style:style style:name="T42" style:family="text">
      <style:text-properties fo:color="#000080" fo:font-size="10pt" style:font-size-asian="10pt" fo:background-color="#ffffff"/>
    </style:style>
    <style:style style:name="T43" style:family="text">
      <style:text-properties fo:color="#000080" fo:background-color="#ffffff"/>
    </style:style>
    <style:style style:name="T44" style:family="text">
      <style:text-properties fo:color="#8000ff" style:font-name="Courier New" fo:font-size="10pt" fo:font-weight="normal" fo:background-color="#ffffff" loext:char-shading-value="0" style:font-size-asian="10pt" style:font-weight-asian="normal"/>
    </style:style>
    <style:style style:name="T45" style:family="text">
      <style:text-properties fo:color="#8000ff" style:font-name="Courier New" fo:font-size="10pt" fo:font-weight="normal" style:font-size-asian="10pt" style:font-weight-asian="normal" fo:background-color="#ffffff"/>
    </style:style>
    <style:style style:name="T46" style:family="text">
      <style:text-properties fo:color="#8000ff" style:font-name="Courier New" fo:font-size="10pt" style:font-size-asian="10pt" fo:background-color="#ffffff"/>
    </style:style>
    <style:style style:name="T47" style:family="text">
      <style:text-properties fo:color="#8000ff" style:font-name="Courier New" fo:font-weight="normal" fo:background-color="#ffffff" loext:char-shading-value="0" style:font-weight-asian="normal"/>
    </style:style>
    <style:style style:name="T48" style:family="text">
      <style:text-properties fo:color="#8000ff" style:font-name="Courier New" fo:font-weight="normal" style:font-weight-asian="normal" fo:background-color="#ffffff"/>
    </style:style>
    <style:style style:name="T49" style:family="text">
      <style:text-properties fo:color="#8000ff" style:font-name="Courier New" fo:background-color="#ffffff"/>
    </style:style>
    <style:style style:name="T50" style:family="text">
      <style:text-properties fo:color="#ff8000" style:font-name="Courier New" fo:font-size="10pt" fo:font-weight="normal" fo:background-color="#ffffff" loext:char-shading-value="0" style:font-size-asian="10pt" style:font-weight-asian="normal"/>
    </style:style>
    <style:style style:name="T51" style:family="text">
      <style:text-properties fo:color="#ff8000" style:font-name="Courier New" fo:font-size="10pt" fo:font-weight="normal" style:font-size-asian="10pt" style:font-weight-asian="normal" fo:background-color="#ffffff"/>
    </style:style>
    <style:style style:name="T52" style:family="text">
      <style:text-properties fo:color="#ff8000" style:font-name="Courier New" fo:font-weight="normal" fo:background-color="#ffffff" loext:char-shading-value="0" style:font-weight-asian="normal"/>
    </style:style>
    <style:style style:name="T53" style:family="text">
      <style:text-properties fo:color="#ff8000" style:font-name="Courier New" fo:font-weight="normal" style:font-weight-asian="normal" fo:background-color="#ffffff"/>
    </style:style>
    <style:style style:name="T54" style:family="text">
      <style:text-properties fo:color="#808080" style:font-name="Courier New" fo:font-size="10pt" fo:font-weight="normal" fo:background-color="#ffffff" loext:char-shading-value="0" style:font-size-asian="10pt" style:font-weight-asian="normal"/>
    </style:style>
    <style:style style:name="T55" style:family="text">
      <style:text-properties fo:color="#808080" style:font-name="Courier New" fo:font-size="10pt" fo:font-weight="normal" style:font-size-asian="10pt" style:font-weight-asian="normal" fo:background-color="#ffffff"/>
    </style:style>
    <style:style style:name="T56" style:family="text">
      <style:text-properties fo:color="#808080" style:font-name="Courier New" fo:font-weight="normal" fo:background-color="#ffffff" loext:char-shading-value="0" style:font-weight-asian="normal"/>
    </style:style>
    <style:style style:name="T57" style:family="text">
      <style:text-properties fo:color="#808080" style:font-name="Courier New" fo:font-weight="normal" style:font-weight-asian="normal" fo:background-color="#ffffff"/>
    </style:style>
    <style:style style:name="T58" style:family="text">
      <style:text-properties style:font-name="Courier New" fo:font-size="10pt" officeooo:rsid="0033d6ea" fo:background-color="#ffffff" loext:char-shading-value="0" style:font-size-asian="10pt" style:font-size-complex="11pt" style:font-weight-complex="normal"/>
    </style:style>
    <style:style style:name="T59" style:family="text">
      <style:text-properties style:font-name="Courier New" fo:font-size="10pt" style:font-size-asian="10pt" fo:background-color="#ffffff"/>
    </style:style>
    <style:style style:name="T60" style:family="text">
      <style:text-properties style:font-name="Courier New" fo:font-size="10pt" style:font-size-asian="10pt" fo:background-color="#ffffff"/>
    </style:style>
    <style:style style:name="T61" style:family="text">
      <style:text-properties style:font-name="Courier New" fo:font-size="10pt" fo:font-weight="normal" style:font-size-asian="10pt" style:font-weight-asian="normal" fo:background-color="#ffffff"/>
    </style:style>
    <style:style style:name="T62" style:family="text">
      <style:text-properties style:font-name="Courier New" fo:background-color="#ffffff"/>
    </style:style>
    <style:style style:name="T63" style:family="text">
      <style:text-properties style:font-name="Courier New" fo:background-color="#ffffff"/>
    </style:style>
    <style:style style:name="T64" style:family="text">
      <style:text-properties style:font-name="Courier New" fo:background-color="#ffffff"/>
    </style:style>
    <style:style style:name="T65" style:family="text">
      <style:text-properties style:font-name="Courier New" fo:font-size="16pt" style:font-size-asian="16pt" style:font-size-complex="16pt" fo:background-color="#ffffff"/>
    </style:style>
    <style:style style:name="T66" style:family="text">
      <style:text-properties style:font-name="Courier New" fo:font-size="16pt" fo:font-weight="bold" style:font-size-asian="16pt" style:font-weight-asian="bold" style:font-size-complex="16pt" style:font-weight-complex="bold" fo:background-color="#ffffff"/>
    </style:style>
    <style:style style:name="T67" style:family="text">
      <style:text-properties style:font-name="Courier New" fo:font-weight="bold" style:font-weight-asian="bold" style:font-weight-complex="bold" fo:background-color="#ffffff"/>
    </style:style>
    <style:style style:name="T68" style:family="text">
      <style:text-properties style:font-name="Courier New" fo:font-weight="bold" officeooo:rsid="004d8d08" style:font-weight-asian="bold" style:font-weight-complex="bold" fo:background-color="#ffffff"/>
    </style:style>
    <style:style style:name="T69" style:family="text">
      <style:text-properties style:font-name="Courier New" officeooo:rsid="004f1245" fo:background-color="#ffffff"/>
    </style:style>
    <style:style style:name="T70" style:family="text">
      <style:text-properties style:font-name="Courier New" fo:font-weight="normal" officeooo:rsid="004d8d08" style:font-weight-asian="normal" style:font-weight-complex="normal" fo:background-color="#ffffff"/>
    </style:style>
    <style:style style:name="T71" style:family="text">
      <style:text-properties style:font-name="Courier New" fo:font-weight="normal" officeooo:rsid="004f1245" style:font-weight-asian="normal" style:font-weight-complex="normal" fo:background-color="#ffffff"/>
    </style:style>
    <style:style style:name="T72" style:family="text">
      <style:text-properties style:font-name="Courier New" fo:font-weight="normal" style:font-weight-asian="normal" fo:background-color="#ffffff"/>
    </style:style>
    <style:style style:name="T73" style:family="text">
      <style:text-properties fo:font-size="11pt" style:font-size-asian="11pt" style:font-size-complex="11pt"/>
    </style:style>
    <style:style style:name="T74" style:family="text">
      <style:text-properties fo:font-size="11pt" style:font-size-asian="11pt" style:font-size-complex="11pt" fo:background-color="#ffffff"/>
    </style:style>
    <style:style style:name="T75" style:family="text">
      <style:text-properties officeooo:rsid="002fb99a"/>
    </style:style>
    <style:style style:name="T76" style:family="text">
      <style:text-properties fo:font-weight="bold" style:font-weight-asian="bold" style:font-weight-complex="bold"/>
    </style:style>
    <style:style style:name="T77" style:family="text">
      <style:text-properties fo:font-weight="normal" style:font-weight-asian="normal" fo:background-color="#ffffff"/>
    </style:style>
    <style:style style:name="T78" style:family="text">
      <style:text-properties officeooo:rsid="00403979"/>
    </style:style>
    <style:style style:name="T79" style:family="text">
      <style:text-properties fo:font-size="10.5pt" officeooo:rsid="00403979" style:font-size-asian="10.5pt" style:font-size-complex="10.5pt" fo:background-color="#ffffff"/>
    </style:style>
    <style:style style:name="T80" style:family="text">
      <style:text-properties fo:font-size="10.5pt" fo:font-weight="normal" officeooo:rsid="00403979" style:font-size-asian="10.5pt" style:font-weight-asian="normal" style:font-size-complex="10.5pt" fo:background-color="#ffffff"/>
    </style:style>
    <style:style style:name="T81" style:family="text">
      <style:text-properties fo:background-color="#ffffff"/>
    </style:style>
    <style:style style:name="T82" style:family="text">
      <style:text-properties fo:font-size="16pt" style:font-size-asian="16pt" style:font-size-complex="16pt"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Advance Threading</text:h>
      <text:p text:style-name="P19">3 more ways to achieve synchronization. </text:p>
      <text:p text:style-name="P35"/>
      <text:p text:style-name="P35">CountDownLatch</text:p>
      <text:h text:style-name="P75" text:outline-level="1">This is a more advance type of synchronization that can be done with concurrent package.</text:h>
      <text:p text:style-name="P5">Consider this example where an organization needs to recruit 3 Java developers. </text:p>
      <text:p text:style-name="P5"/>
      <text:p text:style-name="P5">For this HR manager has asked 3 Tech Leads to take interview.</text:p>
      <text:p text:style-name="P5">The HR manager only wants to distribute the offer letter only after all the 3 Java developers have been recruit.</text:p>
      <text:p text:style-name="P5"><text:tab/></text:p>
      <text:p text:style-name="P5">It means if any thread has done the work then it has to wait for others to finish and all will report the HR together.</text:p>
      <text:p text:style-name="P5">In threading terminology the HR manager should will wait till 3 developers have been recruited.</text:p>
      <text:p text:style-name="P5"/>
      <text:p text:style-name="P5">We can't use join() concept here because once we join() the main() thread, The main() won't run until </text:p>
      <text:p text:style-name="P5">thread ends completely.<text:tab/>if in run() method after recruiting the developers more work is available</text:p>
      <text:p text:style-name="P5">then main() method has to wait unnecessary.</text:p>
      <text:p text:style-name="P48"/>
      <text:p text:style-name="P60">// concurrent package: very asked in Interview.</text:p>
      <text:p text:style-name="P2"/>
      <text:p text:style-name="P7"><text:span text:style-name="T30">import</text:span><text:span text:style-name="T20"> java</text:span><text:span text:style-name="T38">.</text:span><text:span text:style-name="T20">util</text:span><text:span text:style-name="T38">.</text:span><text:span text:style-name="T20">concurrent</text:span><text:span text:style-name="T38">.</text:span><text:span text:style-name="T20">CountDownLatch</text:span><text:span text:style-name="T38">;</text:span></text:p>
      <text:p text:style-name="P4"/>
      <text:p text:style-name="P7"><text:span text:style-name="T47">class</text:span><text:span text:style-name="T20"> HRManager</text:span><text:span text:style-name="T38">{</text:span></text:p>
      <text:p text:style-name="P4"/>
      <text:p text:style-name="P7"><text:span text:style-name="T20"><text:tab/></text:span><text:span text:style-name="T47">public</text:span><text:span text:style-name="T20"> </text:span><text:span text:style-name="T47">static</text:span><text:span text:style-name="T20"> </text:span><text:span text:style-name="T47">void</text:span><text:span text:style-name="T20"> main</text:span><text:span text:style-name="T38">(</text:span><text:span text:style-name="T20">String</text:span><text:span text:style-name="T38">...</text:span><text:span text:style-name="T20">s</text:span><text:span text:style-name="T38">){</text:span></text:p>
      <text:p text:style-name="P59"/>
      <text:p text:style-name="P59">// make object of CountDownLatch object. We can also define number of threads to wait.</text:p>
      <text:p text:style-name="P4"/>
      <text:p text:style-name="P7"><text:span text:style-name="T20"><text:tab/><text:tab/>CountDownLatch cdL </text:span><text:span text:style-name="T38">=</text:span><text:span text:style-name="T20"> </text:span><text:span text:style-name="T30">new</text:span><text:span text:style-name="T20"> CountDownLatch</text:span><text:span text:style-name="T38">(</text:span><text:span text:style-name="T52">4</text:span><text:span text:style-name="T38">);</text:span></text:p>
      <text:p text:style-name="P4"/>
      <text:p text:style-name="P7"><text:span text:style-name="T20"><text:tab/><text:tab/></text:span><text:span text:style-name="T4">// give the reference id to threads and start all threads</text:span></text:p>
      <text:p text:style-name="P7"><text:span text:style-name="T20"><text:tab/><text:tab/>TechLead tL1 </text:span><text:span text:style-name="T38">=</text:span><text:span text:style-name="T20"> </text:span><text:span text:style-name="T30">new</text:span><text:span text:style-name="T20"> TechLead</text:span><text:span text:style-name="T38">(</text:span><text:span text:style-name="T20">cdL</text:span><text:span text:style-name="T38">,</text:span><text:span text:style-name="T20"> </text:span><text:span text:style-name="T56">"Sachin"</text:span><text:span text:style-name="T38">);</text:span></text:p>
      <text:p text:style-name="P7"><text:span text:style-name="T20"><text:tab/><text:tab/>TechLead tL2 </text:span><text:span text:style-name="T38">=</text:span><text:span text:style-name="T20"> </text:span><text:span text:style-name="T30">new</text:span><text:span text:style-name="T20"> TechLead</text:span><text:span text:style-name="T38">(</text:span><text:span text:style-name="T20">cdL</text:span><text:span text:style-name="T38">,</text:span><text:span text:style-name="T20"> </text:span><text:span text:style-name="T56">"Yuvraj"</text:span><text:span text:style-name="T38">);</text:span></text:p>
      <text:p text:style-name="P7"><text:span text:style-name="T20"><text:tab/><text:tab/>TechLead tL3 </text:span><text:span text:style-name="T38">=</text:span><text:span text:style-name="T20"> </text:span><text:span text:style-name="T30">new</text:span><text:span text:style-name="T20"> TechLead</text:span><text:span text:style-name="T38">(</text:span><text:span text:style-name="T20">cdL</text:span><text:span text:style-name="T38">,</text:span><text:span text:style-name="T20"> </text:span><text:span text:style-name="T56">"MS Dhoni"</text:span><text:span text:style-name="T38">);</text:span></text:p>
      <text:p text:style-name="P7"><text:span text:style-name="T20"><text:tab/><text:tab/>TechLead tL4 </text:span><text:span text:style-name="T38">=</text:span><text:span text:style-name="T20"> </text:span><text:span text:style-name="T30">new</text:span><text:span text:style-name="T20"> TechLead</text:span><text:span text:style-name="T38">(</text:span><text:span text:style-name="T20">cdL</text:span><text:span text:style-name="T38">,</text:span><text:span text:style-name="T20"> </text:span><text:span text:style-name="T56">"Virak Kohli"</text:span><text:span text:style-name="T38">);</text:span></text:p>
      <text:p text:style-name="P4"/>
      <text:p text:style-name="P7"><text:span text:style-name="T20"><text:tab/><text:tab/>tL1</text:span><text:span text:style-name="T38">.</text:span><text:span text:style-name="T20">start</text:span><text:span text:style-name="T38">();</text:span><text:span text:style-name="T20"><text:tab/>tL2</text:span><text:span text:style-name="T38">.</text:span><text:span text:style-name="T20">start</text:span><text:span text:style-name="T38">();</text:span><text:span text:style-name="T20"><text:tab/>tL3</text:span><text:span text:style-name="T38">.</text:span><text:span text:style-name="T20">start</text:span><text:span text:style-name="T38">();</text:span><text:span text:style-name="T20"><text:tab/>tL4</text:span><text:span text:style-name="T38">.</text:span><text:span text:style-name="T20">start</text:span><text:span text:style-name="T38">();</text:span></text:p>
      <text:p text:style-name="P4"/>
      <text:p text:style-name="P7"><text:span text:style-name="T20"><text:tab/><text:tab/></text:span><text:span text:style-name="T30">try</text:span><text:span text:style-name="T38">{</text:span></text:p>
      <text:p text:style-name="P4"/>
      <text:p text:style-name="P7"><text:span text:style-name="T20"><text:tab/><text:tab/>System</text:span><text:span text:style-name="T38">.</text:span><text:span text:style-name="T20">out</text:span><text:span text:style-name="T38">.</text:span><text:span text:style-name="T20">println</text:span><text:span text:style-name="T38">(</text:span><text:span text:style-name="T56">"The HR Manager is waiting for recruitment to complete"</text:span><text:span text:style-name="T38">);</text:span></text:p>
      <text:p text:style-name="P7"><text:span text:style-name="T20"><text:tab/><text:tab/><text:tab/>cdL</text:span><text:span text:style-name="T38">.</text:span><text:span text:style-name="T20">await</text:span><text:span text:style-name="T38">();</text:span><text:span text:style-name="T20"><text:tab/><text:tab/></text:span><text:span text:style-name="T4">// It will wait/pause the main thread until all threads done the required job.</text:span></text:p>
      <text:p text:style-name="P26"><text:tab/><text:tab/><text:tab/></text:p>
      <text:p text:style-name="P8"><text:soft-page-break/><text:span text:style-name="T20"><text:tab/><text:tab/>System</text:span><text:span text:style-name="T38">.</text:span><text:span text:style-name="T20">out</text:span><text:span text:style-name="T38">.</text:span><text:span text:style-name="T20">println</text:span><text:span text:style-name="T38">(</text:span><text:span text:style-name="T56">"HR is now available and distributed the offer letter"</text:span><text:span text:style-name="T38">);</text:span></text:p>
      <text:p text:style-name="P4"/>
      <text:p text:style-name="P7"><text:span text:style-name="T20"><text:tab/><text:tab/></text:span><text:span text:style-name="T38">}</text:span><text:span text:style-name="T30">catch</text:span><text:span text:style-name="T38">(</text:span><text:span text:style-name="T20">Exception e</text:span><text:span text:style-name="T38">){</text:span></text:p>
      <text:p text:style-name="P7"><text:span text:style-name="T20"><text:tab/><text:tab/><text:tab/>e</text:span><text:span text:style-name="T38">.</text:span><text:span text:style-name="T20">printStackTrace</text:span><text:span text:style-name="T38">();</text:span></text:p>
      <text:p text:style-name="P7"><text:span text:style-name="T20"><text:tab/><text:tab/></text:span><text:span text:style-name="T38">}</text:span></text:p>
      <text:p text:style-name="P7"><text:span text:style-name="T20"><text:tab/></text:span><text:span text:style-name="T38">}</text:span></text:p>
      <text:p text:style-name="P62">}</text:p>
      <text:p text:style-name="P4"/>
      <text:p text:style-name="P7"><text:span text:style-name="T47">class</text:span><text:span text:style-name="T20"> TechLead </text:span><text:span text:style-name="T30">extends</text:span><text:span text:style-name="T20"> Thread</text:span><text:span text:style-name="T38">{</text:span></text:p>
      <text:p text:style-name="P4"/>
      <text:p text:style-name="P7"><text:span text:style-name="T20"><text:tab/>CountDownLatch cdL</text:span><text:span text:style-name="T38">;</text:span></text:p>
      <text:p text:style-name="P4"/>
      <text:p text:style-name="P7"><text:span text:style-name="T20"><text:tab/></text:span><text:span text:style-name="T4">//Constructor</text:span></text:p>
      <text:p text:style-name="P7"><text:span text:style-name="T20"><text:tab/>TechLead</text:span><text:span text:style-name="T38">(</text:span><text:span text:style-name="T20">CountDownLatch cdL</text:span><text:span text:style-name="T38">,</text:span><text:span text:style-name="T20"> String ThreadName</text:span><text:span text:style-name="T38">){</text:span></text:p>
      <text:p text:style-name="P7"><text:span text:style-name="T20"><text:tab/><text:tab/></text:span><text:span text:style-name="T30">super</text:span><text:span text:style-name="T38">(</text:span><text:span text:style-name="T20">ThreadName</text:span><text:span text:style-name="T38">);</text:span></text:p>
      <text:p text:style-name="P7"><text:span text:style-name="T20"><text:tab/><text:tab/></text:span><text:span text:style-name="T30">this</text:span><text:span text:style-name="T38">.</text:span><text:span text:style-name="T20">cdL </text:span><text:span text:style-name="T38">=</text:span><text:span text:style-name="T20"> cdL</text:span><text:span text:style-name="T38">;</text:span></text:p>
      <text:p text:style-name="P7"><text:span text:style-name="T20"><text:tab/></text:span><text:span text:style-name="T38">}</text:span></text:p>
      <text:p text:style-name="P4"/>
      <text:p text:style-name="P4"><text:tab/>@Override</text:p>
      <text:p text:style-name="P7"><text:span text:style-name="T20"><text:tab/></text:span><text:span text:style-name="T47">public</text:span><text:span text:style-name="T20"> </text:span><text:span text:style-name="T47">void</text:span><text:span text:style-name="T20"> run</text:span><text:span text:style-name="T38">(){</text:span></text:p>
      <text:p text:style-name="P26"><text:tab/><text:tab/></text:p>
      <text:p text:style-name="P8"><text:span text:style-name="T20"><text:tab/><text:tab/></text:span><text:span text:style-name="T4">// This is only to see the result slow (Nothing to do)</text:span></text:p>
      <text:p text:style-name="P7"><text:span text:style-name="T20"><text:tab/><text:tab/></text:span><text:span text:style-name="T30">try</text:span><text:span text:style-name="T38">{</text:span></text:p>
      <text:p text:style-name="P7"><text:span text:style-name="T20"><text:tab/><text:tab/><text:tab/>Thread</text:span><text:span text:style-name="T38">.</text:span><text:span text:style-name="T20">sleep</text:span><text:span text:style-name="T38">(</text:span><text:span text:style-name="T52">2000</text:span><text:span text:style-name="T38">);</text:span></text:p>
      <text:p text:style-name="P7"><text:span text:style-name="T20"><text:tab/><text:tab/></text:span><text:span text:style-name="T38">}</text:span><text:span text:style-name="T30">catch</text:span><text:span text:style-name="T38">(</text:span><text:span text:style-name="T20">InterruptedException e</text:span><text:span text:style-name="T38">){</text:span></text:p>
      <text:p text:style-name="P7"><text:span text:style-name="T20"><text:tab/><text:tab/><text:tab/>e</text:span><text:span text:style-name="T38">.</text:span><text:span text:style-name="T20">printStackTrace</text:span><text:span text:style-name="T38">();</text:span></text:p>
      <text:p text:style-name="P7"><text:span text:style-name="T20"><text:tab/><text:tab/></text:span><text:span text:style-name="T38">}</text:span></text:p>
      <text:p text:style-name="P4"><text:tab/><text:tab/></text:p>
      <text:p text:style-name="P7"><text:span text:style-name="T20"><text:tab/><text:tab/>System</text:span><text:span text:style-name="T38">.</text:span><text:span text:style-name="T20">out</text:span><text:span text:style-name="T38">.</text:span><text:span text:style-name="T20">println</text:span><text:span text:style-name="T38">(</text:span><text:span text:style-name="T20">Thread</text:span><text:span text:style-name="T38">.</text:span><text:span text:style-name="T20">currentThread</text:span><text:span text:style-name="T38">().</text:span><text:span text:style-name="T20">getName</text:span><text:span text:style-name="T38">()</text:span><text:span text:style-name="T20"> </text:span><text:span text:style-name="T38">+</text:span><text:span text:style-name="T20"> </text:span><text:span text:style-name="T56">": recruited"</text:span><text:span text:style-name="T38">);</text:span></text:p>
      <text:p text:style-name="P7"><text:span text:style-name="T20"><text:tab/><text:tab/>cdL</text:span><text:span text:style-name="T38">.</text:span><text:span text:style-name="T20">countDown</text:span><text:span text:style-name="T38">();</text:span><text:span text:style-name="T20"><text:tab/></text:span><text:span text:style-name="T4">// this will --1 decrement that one thread has done job and so on. </text:span></text:p>
      <text:p text:style-name="P4"/>
      <text:p text:style-name="P7"><text:span text:style-name="T20"><text:tab/><text:tab/></text:span><text:span text:style-name="T4">// This is only to see the result slow (Nothing to do)</text:span></text:p>
      <text:p text:style-name="P4"/>
      <text:p text:style-name="P7"><text:span text:style-name="T20"><text:tab/><text:tab/></text:span><text:span text:style-name="T30">try</text:span><text:span text:style-name="T38">{</text:span></text:p>
      <text:p text:style-name="P7"><text:span text:style-name="T20"><text:tab/><text:tab/><text:tab/>Thread</text:span><text:span text:style-name="T38">.</text:span><text:span text:style-name="T20">sleep</text:span><text:span text:style-name="T38">(</text:span><text:span text:style-name="T52">3000</text:span><text:span text:style-name="T38">);</text:span></text:p>
      <text:p text:style-name="P7"><text:span text:style-name="T20"><text:tab/><text:tab/></text:span><text:span text:style-name="T38">}</text:span><text:span text:style-name="T30">catch</text:span><text:span text:style-name="T38">(</text:span><text:span text:style-name="T20">InterruptedException e</text:span><text:span text:style-name="T38">){</text:span></text:p>
      <text:p text:style-name="P7"><text:span text:style-name="T20"><text:tab/><text:tab/><text:tab/>e</text:span><text:span text:style-name="T38">.</text:span><text:span text:style-name="T20">printStackTrace</text:span><text:span text:style-name="T38">();</text:span></text:p>
      <text:p text:style-name="P7"><text:span text:style-name="T20"><text:tab/><text:tab/></text:span><text:span text:style-name="T38">}</text:span></text:p>
      <text:p text:style-name="P4"/>
      <text:p text:style-name="P7"><text:span text:style-name="T20"><text:tab/><text:tab/>System</text:span><text:span text:style-name="T38">.</text:span><text:span text:style-name="T20">out</text:span><text:span text:style-name="T38">.</text:span><text:span text:style-name="T20">println</text:span><text:span text:style-name="T38">(</text:span><text:span text:style-name="T20">Thread</text:span><text:span text:style-name="T38">.</text:span><text:span text:style-name="T20">currentThread</text:span><text:span text:style-name="T38">().</text:span><text:span text:style-name="T20">getName</text:span><text:span text:style-name="T38">()</text:span><text:span text:style-name="T20"> </text:span><text:span text:style-name="T38">+</text:span><text:span text:style-name="T20"> </text:span><text:span text:style-name="T56">" is continuing the job and will be dead"</text:span><text:span text:style-name="T38">);</text:span></text:p>
      <text:p text:style-name="P4"/>
      <text:p text:style-name="P7"><text:span text:style-name="T20"><text:tab/></text:span><text:span text:style-name="T38">}</text:span></text:p>
      <text:p text:style-name="P63">}</text:p>
      <text:p text:style-name="P20"/>
      <text:p text:style-name="P37"/>
      <text:p text:style-name="P37"/>
      <text:p text:style-name="P37"/>
      <text:p text:style-name="P37"/>
      <text:p text:style-name="P37"/>
      <text:p text:style-name="P37"/>
      <text:p text:style-name="P37"/>
      <text:p text:style-name="P37"/>
      <text:p text:style-name="P37"><text:soft-page-break/>Cyclic Barrier: </text:p>
      <text:p text:style-name="P21">A 5the way to achieve synchronization.</text:p>
      <text:p text:style-name="P27"><text:tab/></text:p>
      <text:p text:style-name="P27">Cyclic Barrier a synchronization aid that allows a set of threads to all wait for each other to reach a common barrier point. CyclicBarrier are useful in programs involving a fixed size party of threads that must occasionally wait for each other.</text:p>
      <text:p text:style-name="P27"/>
      <text:p text:style-name="P27">The barrier is called cyclic barrier because it can be re-use after the waiting threads are released. CountDownLatch we saw how a master or main thread waits till the worker thread finish their work. </text:p>
      <text:p text:style-name="P27"/>
      <text:p text:style-name="P27">CyclicBarrier class is also a flavor of CountDownLatch with single change that it can re-use.</text:p>
      <text:p text:style-name="P27"/>
      <text:p text:style-name="P21">Let's continue the same example as CountDownLatch:</text:p>
      <text:p text:style-name="P27"/>
      <text:p text:style-name="P27">An organization has to recruit 3 Java developers. And so the HR manager asks 3 Tech leads to interview the candidates. In CountDownLatch example the HR manager wanted to distribute the offer letter to all the 3 candidates, that's the reason we made him to wait. Here the HR manager wants the TechLeads to give the offer letter once they have selected the candidates.</text:p>
      <text:p text:style-name="P27"><text:tab/></text:p>
      <text:p text:style-name="P27">But the TechLeads decide among themselves that they will give the offer letter to their respective candidate only when all interviews are done.</text:p>
      <text:p text:style-name="P27"><text:tab/></text:p>
      <text:p text:style-name="P27">Sare threads ko kisi ek jagah pe roke rehna aur tabhi aaage badhan jab sari us jagah pe pahuch jaye.Ye aise hai jese ke sare friends ek jagah pe pahuch jayenge tabhi sare ek sath jayenge.</text:p>
      <text:p text:style-name="P27"/>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text:soft-page-break/><text:span text:style-name="T31">import</text:span><text:span text:style-name="T22"> java</text:span><text:span text:style-name="T39">.</text:span><text:span text:style-name="T22">util</text:span><text:span text:style-name="T39">.</text:span><text:span text:style-name="T22">concurrent</text:span><text:span text:style-name="T39">.</text:span><text:span text:style-name="T22">CyclicBarrier</text:span><text:span text:style-name="T39">;</text:span></text:p>
      <text:p text:style-name="P4"/>
      <text:p text:style-name="P7"><text:span text:style-name="T47">class</text:span><text:span text:style-name="T20"> HRManager</text:span><text:span text:style-name="T38">{</text:span></text:p>
      <text:p text:style-name="P4"/>
      <text:p text:style-name="P7"><text:span text:style-name="T20"><text:tab/></text:span><text:span text:style-name="T47">public</text:span><text:span text:style-name="T20"> </text:span><text:span text:style-name="T47">static</text:span><text:span text:style-name="T20"> </text:span><text:span text:style-name="T47">void</text:span><text:span text:style-name="T20"> main</text:span><text:span text:style-name="T38">(</text:span><text:span text:style-name="T20">String</text:span><text:span text:style-name="T38">...</text:span><text:span text:style-name="T20">a</text:span><text:span text:style-name="T38">){</text:span></text:p>
      <text:p text:style-name="P4"/>
      <text:p text:style-name="P7"><text:span text:style-name="T20"><text:tab/><text:tab/></text:span><text:span text:style-name="T4">// make object of cyclic barrier with thread size and give it to all threads</text:span></text:p>
      <text:p text:style-name="P7"><text:span text:style-name="T20"><text:tab/><text:tab/>CyclicBarrier cb </text:span><text:span text:style-name="T38">=</text:span><text:span text:style-name="T20"> </text:span><text:span text:style-name="T30">new</text:span><text:span text:style-name="T20"> CyclicBarrier</text:span><text:span text:style-name="T38">(</text:span><text:span text:style-name="T52">4</text:span><text:span text:style-name="T38">);</text:span></text:p>
      <text:p text:style-name="P4"/>
      <text:p text:style-name="P7"><text:span text:style-name="T20"><text:tab/><text:tab/>TechLeads tL1 </text:span><text:span text:style-name="T38">=</text:span><text:span text:style-name="T20"> </text:span><text:span text:style-name="T30">new</text:span><text:span text:style-name="T20"> TechLeads</text:span><text:span text:style-name="T38">(</text:span><text:span text:style-name="T20">cb</text:span><text:span text:style-name="T38">,</text:span><text:span text:style-name="T20"> </text:span><text:span text:style-name="T56">"Sachin"</text:span><text:span text:style-name="T38">);</text:span></text:p>
      <text:p text:style-name="P7"><text:span text:style-name="T20"><text:tab/><text:tab/>TechLeads tL2 </text:span><text:span text:style-name="T38">=</text:span><text:span text:style-name="T20"> </text:span><text:span text:style-name="T30">new</text:span><text:span text:style-name="T20"> TechLeads</text:span><text:span text:style-name="T38">(</text:span><text:span text:style-name="T20">cb</text:span><text:span text:style-name="T38">,</text:span><text:span text:style-name="T20"> </text:span><text:span text:style-name="T56">"Yuvraj"</text:span><text:span text:style-name="T38">);</text:span></text:p>
      <text:p text:style-name="P7"><text:span text:style-name="T20"><text:tab/><text:tab/>TechLeads tL3 </text:span><text:span text:style-name="T38">=</text:span><text:span text:style-name="T20"> </text:span><text:span text:style-name="T30">new</text:span><text:span text:style-name="T20"> TechLeads</text:span><text:span text:style-name="T38">(</text:span><text:span text:style-name="T20">cb</text:span><text:span text:style-name="T38">,</text:span><text:span text:style-name="T20"> </text:span><text:span text:style-name="T56">"MS Dhoni"</text:span><text:span text:style-name="T38">);</text:span></text:p>
      <text:p text:style-name="P7"><text:span text:style-name="T20"><text:tab/><text:tab/>TechLeads tL4 </text:span><text:span text:style-name="T38">=</text:span><text:span text:style-name="T20"> </text:span><text:span text:style-name="T30">new</text:span><text:span text:style-name="T20"> TechLeads</text:span><text:span text:style-name="T38">(</text:span><text:span text:style-name="T20">cb</text:span><text:span text:style-name="T38">,</text:span><text:span text:style-name="T20"> </text:span><text:span text:style-name="T56">"V Kohli"</text:span><text:span text:style-name="T38">);</text:span></text:p>
      <text:p text:style-name="P4"/>
      <text:p text:style-name="P7"><text:span text:style-name="T20"><text:tab/><text:tab/>tL1</text:span><text:span text:style-name="T38">.</text:span><text:span text:style-name="T20">start</text:span><text:span text:style-name="T38">();</text:span><text:span text:style-name="T20"><text:tab/>tL2</text:span><text:span text:style-name="T38">.</text:span><text:span text:style-name="T20">start</text:span><text:span text:style-name="T38">();</text:span><text:span text:style-name="T20"><text:tab/>tL3</text:span><text:span text:style-name="T38">.</text:span><text:span text:style-name="T20">start</text:span><text:span text:style-name="T38">();</text:span><text:span text:style-name="T20"><text:tab/>tL4</text:span><text:span text:style-name="T38">.</text:span><text:span text:style-name="T20">start</text:span><text:span text:style-name="T38">();</text:span></text:p>
      <text:p text:style-name="P4"/>
      <text:p text:style-name="P7"><text:span text:style-name="T20"><text:tab/><text:tab/>System</text:span><text:span text:style-name="T38">.</text:span><text:span text:style-name="T20">out</text:span><text:span text:style-name="T38">.</text:span><text:span text:style-name="T20">println</text:span><text:span text:style-name="T38">(</text:span><text:span text:style-name="T56">"No work of HR here so main is dead now"</text:span><text:span text:style-name="T38">);</text:span></text:p>
      <text:p text:style-name="P7"><text:span text:style-name="T20"><text:tab/></text:span><text:span text:style-name="T38">}</text:span></text:p>
      <text:p text:style-name="P62">}</text:p>
      <text:p text:style-name="P4"/>
      <text:p text:style-name="P4"/>
      <text:p text:style-name="P4"/>
      <text:p text:style-name="P59">// TechLeads Thread</text:p>
      <text:p text:style-name="P7"><text:span text:style-name="T47">class</text:span><text:span text:style-name="T20"> TechLeads </text:span><text:span text:style-name="T30">extends</text:span><text:span text:style-name="T20"> Thread</text:span><text:span text:style-name="T38">{</text:span></text:p>
      <text:p text:style-name="P4"/>
      <text:p text:style-name="P7"><text:span text:style-name="T20"><text:tab/>CyclicBarrier cb</text:span><text:span text:style-name="T38">;</text:span></text:p>
      <text:p text:style-name="P4"/>
      <text:p text:style-name="P7"><text:span text:style-name="T20"><text:tab/></text:span><text:span text:style-name="T4">// Constructor</text:span></text:p>
      <text:p text:style-name="P7"><text:span text:style-name="T20"><text:tab/>TechLeads</text:span><text:span text:style-name="T38">(</text:span><text:span text:style-name="T20">CyclicBarrier cb</text:span><text:span text:style-name="T38">,</text:span><text:span text:style-name="T20"> String ThreadName</text:span><text:span text:style-name="T38">){</text:span></text:p>
      <text:p text:style-name="P7"><text:span text:style-name="T20"><text:tab/><text:tab/></text:span><text:span text:style-name="T30">super</text:span><text:span text:style-name="T38">(</text:span><text:span text:style-name="T20">ThreadName</text:span><text:span text:style-name="T38">);</text:span></text:p>
      <text:p text:style-name="P7"><text:span text:style-name="T20"><text:tab/><text:tab/></text:span><text:span text:style-name="T30">this</text:span><text:span text:style-name="T38">.</text:span><text:span text:style-name="T20">cb </text:span><text:span text:style-name="T38">=</text:span><text:span text:style-name="T20"> cb</text:span><text:span text:style-name="T38">;</text:span></text:p>
      <text:p text:style-name="P7"><text:span text:style-name="T20"><text:tab/></text:span><text:span text:style-name="T38">}</text:span></text:p>
      <text:p text:style-name="P4"/>
      <text:p text:style-name="P4"><text:tab/>@Override</text:p>
      <text:p text:style-name="P7"><text:span text:style-name="T20"><text:tab/></text:span><text:span text:style-name="T47">public</text:span><text:span text:style-name="T20"> </text:span><text:span text:style-name="T47">void</text:span><text:span text:style-name="T20"> run</text:span><text:span text:style-name="T38">(){</text:span></text:p>
      <text:p text:style-name="P4"/>
      <text:p text:style-name="P7"><text:span text:style-name="T20"><text:tab/><text:tab/></text:span><text:span text:style-name="T4">// To see things let's make it slow down</text:span></text:p>
      <text:p text:style-name="P7"><text:span text:style-name="T20"><text:tab/><text:tab/></text:span><text:span text:style-name="T30">try</text:span><text:span text:style-name="T38">{</text:span></text:p>
      <text:p text:style-name="P32"><text:tab/><text:tab/><text:tab/></text:p>
      <text:p text:style-name="P9"><text:span text:style-name="T20"><text:tab/><text:tab/><text:tab/>Thread</text:span><text:span text:style-name="T38">.</text:span><text:span text:style-name="T20">sleep</text:span><text:span text:style-name="T38">(</text:span><text:span text:style-name="T52">2000</text:span><text:span text:style-name="T38">);</text:span></text:p>
      <text:p text:style-name="P7"><text:span text:style-name="T20"><text:tab/><text:tab/><text:tab/>System</text:span><text:span text:style-name="T38">.</text:span><text:span text:style-name="T20">out</text:span><text:span text:style-name="T38">.</text:span><text:span text:style-name="T20">println</text:span><text:span text:style-name="T38">(</text:span><text:span text:style-name="T20">Thread</text:span><text:span text:style-name="T38">.</text:span><text:span text:style-name="T20">currentThread</text:span><text:span text:style-name="T38">().</text:span><text:span text:style-name="T20">getName</text:span><text:span text:style-name="T38">()</text:span><text:span text:style-name="T20"> </text:span></text:p>
      <text:p text:style-name="P9"><text:span text:style-name="T20"><text:tab/><text:tab/><text:tab/></text:span><text:span text:style-name="T38">+</text:span><text:span text:style-name="T20"> </text:span><text:span text:style-name="T56">" recruited developer and waiting for others to complete"</text:span><text:span text:style-name="T38">);</text:span></text:p>
      <text:p text:style-name="P9"><text:span text:style-name="T20"><text:tab/><text:tab/><text:tab/>cb</text:span><text:span text:style-name="T38">.</text:span><text:span text:style-name="T20">await</text:span><text:span text:style-name="T38">();</text:span><text:span text:style-name="T20"> <text:s/></text:span><text:span text:style-name="T4">// this pause/wait for others thread to finish their task</text:span></text:p>
      <text:p text:style-name="P4"/>
      <text:p text:style-name="P7"><text:span text:style-name="T20"><text:tab/><text:tab/><text:tab/></text:span><text:span text:style-name="T4">// Once All done the job, the bellow line will execute.</text:span></text:p>
      <text:p text:style-name="P7"><text:span text:style-name="T20">System</text:span><text:span text:style-name="T38">.</text:span><text:span text:style-name="T20">out</text:span><text:span text:style-name="T38">.</text:span><text:span text:style-name="T20">println</text:span><text:span text:style-name="T38">(</text:span><text:span text:style-name="T56">"All finished recruiting. "</text:span><text:span text:style-name="T20"> </text:span><text:span text:style-name="T38">+</text:span><text:span text:style-name="T20"> Thread</text:span><text:span text:style-name="T38">.</text:span><text:span text:style-name="T20">currentThread</text:span><text:span text:style-name="T38">().</text:span><text:span text:style-name="T20">getName</text:span><text:span text:style-name="T38">()</text:span><text:span text:style-name="T20"> </text:span><text:span text:style-name="T38">+</text:span><text:span text:style-name="T20"> </text:span></text:p>
      <text:p text:style-name="P7"><text:span text:style-name="T20"><text:tab/><text:tab/><text:tab/></text:span><text:span text:style-name="T56">" gives offer letter to candidate"</text:span><text:span text:style-name="T38">);</text:span></text:p>
      <text:p text:style-name="P4"/>
      <text:p text:style-name="P4"><text:tab/><text:tab/><text:tab/></text:p>
      <text:p text:style-name="P7"><text:span text:style-name="T20"><text:tab/><text:tab/></text:span><text:span text:style-name="T38">}</text:span><text:span text:style-name="T30">catch</text:span><text:span text:style-name="T38">(</text:span><text:span text:style-name="T20">Exception e</text:span><text:span text:style-name="T38">){</text:span></text:p>
      <text:p text:style-name="P4"/>
      <text:p text:style-name="P7"><text:span text:style-name="T20"><text:tab/><text:tab/><text:tab/>e</text:span><text:span text:style-name="T38">.</text:span><text:span text:style-name="T20">printStackTrace</text:span><text:span text:style-name="T38">();</text:span></text:p>
      <text:p text:style-name="P7"><text:span text:style-name="T20"><text:tab/><text:tab/></text:span><text:span text:style-name="T38">}</text:span></text:p>
      <text:p text:style-name="P7"><text:span text:style-name="T20"><text:tab/></text:span><text:span text:style-name="T38">}</text:span></text:p>
      <text:p text:style-name="P64">}</text:p>
      <text:p text:style-name="P64"/>
      <text:p text:style-name="P64"/>
      <text:p text:style-name="P64"/>
      <text:p text:style-name="P15"><text:soft-page-break/>Semaphore</text:p>
      <text:p text:style-name="P15"/>
      <text:p text:style-name="P12">Semaphore 6th way to achieve synchronization.</text:p>
      <text:p text:style-name="P10">If we want to enter more than one object inside synchronized block then we can do this via Semaphore.</text:p>
      <text:p text:style-name="P10"/>
      <text:p text:style-name="P10">Semaphore class is in concurrent package is used as a pool that can be acquired and release very much like Lock but with a difference. When a thread acquires lock not other thread can enter synchronized block.</text:p>
      <text:p text:style-name="P10"/>
      <text:p text:style-name="P10">Here in Semaphore we can define the pool size and threads can acquire lock till there is resource left in the pool. If we want to enter more than one thread in synchronized/Critical block then we can do this via Semaphore.</text:p>
      <text:p text:style-name="P10"/>
      <text:p text:style-name="P12">Let's see how it work:</text:p>
      <text:p text:style-name="P10">The organization needs to recruit 4 Java developers. HR manager asks 4 TechLeads to conduct test and recruit the candidates. The problem here is that TechLeads have only 2 test paper and the photo copy machine is down. That means at runtime only two candidates can give the test and other two have to wait.</text:p>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Let's simulate this by Semaphore example:</text:p>
      <text:p text:style-name="P12"/>
      <text:p text:style-name="P14"><text:span text:style-name="T29">import</text:span><text:span text:style-name="T16"> java</text:span><text:span text:style-name="T37">.</text:span><text:span text:style-name="T16">util</text:span><text:span text:style-name="T37">.</text:span><text:span text:style-name="T16">concurrent</text:span><text:span text:style-name="T37">.</text:span><text:span text:style-name="T16">Semaphore</text:span><text:span text:style-name="T37">;</text:span></text:p>
      <text:p text:style-name="Standard"><text:span text:style-name="T44"><text:line-break/>public</text:span><text:span text:style-name="T15"> </text:span><text:span text:style-name="T44">class</text:span><text:span text:style-name="T15"> HRManager</text:span><text:span text:style-name="T34">{</text:span></text:p>
      <text:p text:style-name="P3"><text:tab/></text:p>
      <text:p text:style-name="Standard"><text:span text:style-name="T15"><text:tab/></text:span><text:span text:style-name="T44">public</text:span><text:span text:style-name="T15"> </text:span><text:span text:style-name="T44">static</text:span><text:span text:style-name="T15"> </text:span><text:span text:style-name="T44">void</text:span><text:span text:style-name="T15"> main</text:span><text:span text:style-name="T34">(</text:span><text:span text:style-name="T15">String</text:span><text:span text:style-name="T34">...</text:span><text:span text:style-name="T15">a</text:span><text:span text:style-name="T34">){</text:span></text:p>
      <text:p text:style-name="P3"/>
      <text:p text:style-name="P61">/* make an object and give it TechLeads. We can define at a time how many threads can go to inside critical situation. In above scenario 2 TechLeads can take test. */</text:p>
      <text:p text:style-name="P3"/>
      <text:p text:style-name="Standard"><text:span text:style-name="T15"><text:tab/><text:tab/>Semaphore sp </text:span><text:span text:style-name="T34">=</text:span><text:span text:style-name="T15"> </text:span><text:span text:style-name="T26">new</text:span><text:span text:style-name="T15"> Semaphore</text:span><text:span text:style-name="T34">(</text:span><text:span text:style-name="T50">2</text:span><text:span text:style-name="T34">);</text:span></text:p>
      <text:p text:style-name="P3"/>
      <text:p text:style-name="Standard"><text:span text:style-name="T15"><text:tab/><text:tab/>TechLeads tL1 </text:span><text:span text:style-name="T34">=</text:span><text:span text:style-name="T15"> </text:span><text:span text:style-name="T26">new</text:span><text:span text:style-name="T15"> TechLeads</text:span><text:span text:style-name="T34">(</text:span><text:span text:style-name="T15">sp</text:span><text:span text:style-name="T34">,</text:span><text:span text:style-name="T15"> </text:span><text:span text:style-name="T54">"Raju TL"</text:span><text:span text:style-name="T34">);</text:span></text:p>
      <text:p text:style-name="Standard"><text:span text:style-name="T15"><text:tab/><text:tab/>TechLeads tL2 </text:span><text:span text:style-name="T34">=</text:span><text:span text:style-name="T15"> </text:span><text:span text:style-name="T26">new</text:span><text:span text:style-name="T15"> TechLeads</text:span><text:span text:style-name="T34">(</text:span><text:span text:style-name="T15">sp</text:span><text:span text:style-name="T34">,</text:span><text:span text:style-name="T15"> </text:span><text:span text:style-name="T54">"Tahera TL"</text:span><text:span text:style-name="T34">);</text:span></text:p>
      <text:p text:style-name="Standard"><text:span text:style-name="T15"><text:tab/><text:tab/>TechLeads tL3 </text:span><text:span text:style-name="T34">=</text:span><text:span text:style-name="T15"> </text:span><text:span text:style-name="T26">new</text:span><text:span text:style-name="T15"> TechLeads</text:span><text:span text:style-name="T34">(</text:span><text:span text:style-name="T15">sp</text:span><text:span text:style-name="T34">,</text:span><text:span text:style-name="T15"> </text:span><text:span text:style-name="T54">"Pawan TL"</text:span><text:span text:style-name="T34">);</text:span></text:p>
      <text:p text:style-name="Standard"><text:span text:style-name="T15"><text:tab/><text:tab/>TechLeads tL4 </text:span><text:span text:style-name="T34">=</text:span><text:span text:style-name="T15"> </text:span><text:span text:style-name="T26">new</text:span><text:span text:style-name="T15"> TechLeads</text:span><text:span text:style-name="T34">(</text:span><text:span text:style-name="T15">sp</text:span><text:span text:style-name="T34">,</text:span><text:span text:style-name="T15"> </text:span><text:span text:style-name="T54">"Shayam TL"</text:span><text:span text:style-name="T34">);</text:span></text:p>
      <text:p text:style-name="P3"/>
      <text:p text:style-name="Standard"><text:span text:style-name="T15"><text:tab/><text:tab/>tL1</text:span><text:span text:style-name="T34">.</text:span><text:span text:style-name="T15">start</text:span><text:span text:style-name="T34">();</text:span><text:span text:style-name="T15"><text:tab/>tL2</text:span><text:span text:style-name="T34">.</text:span><text:span text:style-name="T15">start</text:span><text:span text:style-name="T34">();</text:span><text:span text:style-name="T15"><text:tab/>tL3</text:span><text:span text:style-name="T34">.</text:span><text:span text:style-name="T15">start</text:span><text:span text:style-name="T34">();</text:span><text:span text:style-name="T15"><text:tab/>tL4</text:span><text:span text:style-name="T34">.</text:span><text:span text:style-name="T15">start</text:span><text:span text:style-name="T34">();</text:span></text:p>
      <text:p text:style-name="P3"/>
      <text:p text:style-name="Standard"><text:span text:style-name="T15"><text:tab/><text:tab/>System</text:span><text:span text:style-name="T34">.</text:span><text:span text:style-name="T15">out</text:span><text:span text:style-name="T34">.</text:span><text:span text:style-name="T15">println</text:span><text:span text:style-name="T34">(</text:span><text:span text:style-name="T54">"HR Manager has no work now and main thread will dead"</text:span><text:span text:style-name="T34">);</text:span></text:p>
      <text:p text:style-name="Standard"><text:span text:style-name="T15"><text:tab/></text:span><text:span text:style-name="T34">}</text:span></text:p>
      <text:p text:style-name="P65">}</text:p>
      <text:p text:style-name="P3"/>
      <text:p text:style-name="P3"/>
      <text:p text:style-name="P3"/>
      <text:p text:style-name="Standard"><text:span text:style-name="T44">class</text:span><text:span text:style-name="T15"> TechLeads </text:span><text:span text:style-name="T26">extends</text:span><text:span text:style-name="T15"> Thread</text:span><text:span text:style-name="T34">{</text:span></text:p>
      <text:p text:style-name="P3"/>
      <text:p text:style-name="Standard"><text:span text:style-name="T15"><text:tab/>Semaphore sp</text:span><text:span text:style-name="T34">;</text:span><text:span text:style-name="T15"><text:tab/></text:span></text:p>
      <text:p text:style-name="P3"/>
      <text:p text:style-name="Standard"><text:span text:style-name="T15"><text:tab/></text:span><text:span text:style-name="T1">// constructor</text:span></text:p>
      <text:p text:style-name="Standard"><text:span text:style-name="T15"><text:tab/>TechLeads</text:span><text:span text:style-name="T34">(</text:span><text:span text:style-name="T15">Semaphore sp</text:span><text:span text:style-name="T34">,</text:span><text:span text:style-name="T15"> String ThreadName</text:span><text:span text:style-name="T34">){</text:span></text:p>
      <text:p text:style-name="Standard"><text:span text:style-name="T15"><text:tab/><text:tab/></text:span><text:span text:style-name="T26">super</text:span><text:span text:style-name="T34">(</text:span><text:span text:style-name="T15">ThreadName</text:span><text:span text:style-name="T34">);</text:span></text:p>
      <text:p text:style-name="Standard"><text:span text:style-name="T15"><text:tab/><text:tab/></text:span><text:span text:style-name="T26">this</text:span><text:span text:style-name="T34">.</text:span><text:span text:style-name="T15">sp </text:span><text:span text:style-name="T34">=</text:span><text:span text:style-name="T15"> sp</text:span><text:span text:style-name="T34">;</text:span></text:p>
      <text:p text:style-name="Standard"><text:span text:style-name="T15"><text:tab/></text:span><text:span text:style-name="T34">}</text:span></text:p>
      <text:p text:style-name="P3"/>
      <text:p text:style-name="P3"><text:tab/>@Override</text:p>
      <text:p text:style-name="Standard"><text:span text:style-name="T15"><text:tab/></text:span><text:span text:style-name="T44">public</text:span><text:span text:style-name="T15"> </text:span><text:span text:style-name="T44">void</text:span><text:span text:style-name="T15"> run</text:span><text:span text:style-name="T34">(){</text:span></text:p>
      <text:p text:style-name="P3"/>
      <text:p text:style-name="Standard"><text:span text:style-name="T15"><text:tab/><text:tab/></text:span><text:span text:style-name="T26">try</text:span><text:span text:style-name="T34">{</text:span><text:span text:style-name="T15"><text:tab/><text:tab/><text:tab/></text:span></text:p>
      <text:p text:style-name="P3"/>
      <text:p text:style-name="Standard"><text:span text:style-name="T15"><text:tab/>System</text:span><text:span text:style-name="T34">.</text:span><text:span text:style-name="T15">out</text:span><text:span text:style-name="T34">.</text:span><text:span text:style-name="T15">println</text:span><text:span text:style-name="T34">(</text:span><text:span text:style-name="T15">Thread</text:span><text:span text:style-name="T34">.</text:span><text:span text:style-name="T15">currentThread</text:span><text:span text:style-name="T34">().</text:span><text:span text:style-name="T15">getName</text:span><text:span text:style-name="T34">()</text:span><text:span text:style-name="T15"> </text:span><text:span text:style-name="T34">+</text:span><text:span text:style-name="T15"> </text:span><text:span text:style-name="T54">" is waiting for the test paper"</text:span><text:span text:style-name="T34">);</text:span></text:p>
      <text:p text:style-name="P3"/>
      <text:p text:style-name="Standard"><text:span text:style-name="T15"><text:tab/><text:tab/></text:span><text:span text:style-name="T1">// Acquiring a question paper, one more thread can acquire it as we defined.</text:span></text:p>
      <text:p text:style-name="Standard"><text:span text:style-name="T15"><text:tab/><text:tab/><text:tab/>sp</text:span><text:span text:style-name="T34">.</text:span><text:span text:style-name="T15">acquire</text:span><text:span text:style-name="T34">();</text:span></text:p>
      <text:p text:style-name="P3"/>
      <text:p text:style-name="Standard"><text:span text:style-name="T15">System</text:span><text:span text:style-name="T34">.</text:span><text:span text:style-name="T15">out</text:span><text:span text:style-name="T34">.</text:span><text:span text:style-name="T15">println</text:span><text:span text:style-name="T34">(</text:span><text:span text:style-name="T15">Thread</text:span><text:span text:style-name="T34">.</text:span><text:span text:style-name="T15">currentThread</text:span><text:span text:style-name="T34">().</text:span><text:span text:style-name="T15">getName</text:span><text:span text:style-name="T34">()</text:span><text:span text:style-name="T15"> </text:span><text:span text:style-name="T34">+</text:span><text:span text:style-name="T15"> </text:span><text:span text:style-name="T54">"acquired the question paper"</text:span><text:span text:style-name="T34">);</text:span><text:span text:style-name="T15"><text:tab/><text:tab/><text:tab/></text:span></text:p>
      <text:p text:style-name="P3"/>
      <text:p text:style-name="Standard"><text:span text:style-name="T15"><text:tab/><text:tab/><text:tab/></text:span><text:span text:style-name="T1">// sleeping for 2 seconds to know that if 2nd TechLeads get the question paper</text:span></text:p>
      <text:p text:style-name="P3"/>
      <text:p text:style-name="Standard"><text:span text:style-name="T15"><text:tab/><text:tab/><text:tab/>Thread</text:span><text:span text:style-name="T34">.</text:span><text:span text:style-name="T15">sleep</text:span><text:span text:style-name="T34">(</text:span><text:span text:style-name="T50">2000</text:span><text:span text:style-name="T34">);</text:span></text:p>
      <text:p text:style-name="P3"/>
      <text:p text:style-name="Standard"><text:span text:style-name="T15">System</text:span><text:span text:style-name="T34">.</text:span><text:span text:style-name="T15">out</text:span><text:span text:style-name="T34">.</text:span><text:span text:style-name="T15">println</text:span><text:span text:style-name="T34">(</text:span><text:span text:style-name="T15">Thread</text:span><text:span text:style-name="T34">.</text:span><text:span text:style-name="T15">currentThread</text:span><text:span text:style-name="T34">().</text:span><text:span text:style-name="T15">getName</text:span><text:span text:style-name="T34">()</text:span><text:span text:style-name="T15"> </text:span><text:span text:style-name="T34">+</text:span><text:span text:style-name="T15"> </text:span><text:span text:style-name="T54">" Test done giving back the paper"</text:span><text:span text:style-name="T15"> </text:span><text:span text:style-name="T34">);</text:span></text:p>
      <text:p text:style-name="P3"/>
      <text:p text:style-name="Standard"><text:span text:style-name="T15"><text:tab/><text:tab/><text:tab/>sp</text:span><text:span text:style-name="T34">.</text:span><text:span text:style-name="T15">release</text:span><text:span text:style-name="T34">();</text:span><text:span text:style-name="T15"><text:tab/></text:span><text:span text:style-name="T1">// first thread has done the work and now third thread will get the test paper and so on.</text:span></text:p>
      <text:p text:style-name="P3"><text:tab/><text:tab/><text:tab/></text:p>
      <text:p text:style-name="Standard"><text:span text:style-name="T15"><text:tab/><text:tab/></text:span><text:span text:style-name="T34">}</text:span><text:span text:style-name="T26">catch</text:span><text:span text:style-name="T34">(</text:span><text:span text:style-name="T15">Exception e</text:span><text:span text:style-name="T34">){</text:span></text:p>
      <text:p text:style-name="Standard"><text:span text:style-name="T15"><text:tab/><text:tab/><text:tab/>e</text:span><text:span text:style-name="T34">.</text:span><text:span text:style-name="T15">printStackTrace</text:span><text:span text:style-name="T34">();</text:span></text:p>
      <text:p text:style-name="Standard"><text:span text:style-name="T15"><text:tab/><text:tab/></text:span><text:span text:style-name="T34">}</text:span></text:p>
      <text:p text:style-name="Standard"><text:span text:style-name="T15"><text:tab/></text:span><text:span text:style-name="T34">}</text:span><text:span text:style-name="T15"><text:tab/></text:span></text:p>
      <text:p text:style-name="P66">}</text:p>
      <text:p text:style-name="P66"/>
      <text:p text:style-name="P16"><text:soft-page-break/>Thread Pooling <text:span text:style-name="T73">From JDK5</text:span></text:p>
      <text:p text:style-name="P11"/>
      <text:p text:style-name="P11">Thread Pool are useful when we need to limited number of threads in our program at the same time. There is a performance overhead associated with starting a new thread, and each thread is also allocated some memory for its stack.</text:p>
      <text:p text:style-name="P11"/>
      <text:p text:style-name="P11">Servers that processing request can spend more time and consume more system resource in creating an deploying threads that it would processing actual client requests.</text:p>
      <text:p text:style-name="P11"/>
      <text:p text:style-name="P11">Instead of starting a new thread for every tasks to execute concurrently, the task can be passed to a thread pool.</text:p>
      <text:p text:style-name="P11"/>
      <text:p text:style-name="P11">As soon as the pool has any idle threads the task is assigned to one of them and executed.</text:p>
      <text:p text:style-name="P11"/>
      <text:p text:style-name="P11">Internally the tasks are inserted into a Blocking Queue which the threads in the pool are dequeuing from. When a new task is inserted into the queue one of the idle threads will dequeue it successfully and execute it. The rest of the idle threads in the pool will be blocked waiting to dequeue tasks.</text:p>
      <text:p text:style-name="P11"/>
      <text:p text:style-name="P13">It's pool of worker threads with life cycle as follows:</text:p>
      <text:p text:style-name="P11"/>
      <text:p text:style-name="P11"><text:tab/>1. Get a new task to execute.</text:p>
      <text:p text:style-name="P11"/>
      <text:p text:style-name="P11"><text:tab/>2. Execute it</text:p>
      <text:p text:style-name="P11"/>
      <text:p text:style-name="P11"><text:tab/>3. Go back waiting for next task.</text:p>
      <text:p text:style-name="P11"/>
      <text:p text:style-name="P11">ThreadPool are often used in Multi-Threaded servers. Each connection arriving at the server via the network is wrapped as a task and passed on to a thread pool. The threads in the thread pool will process the request on the connections concurrently.</text:p>
      <text:p text:style-name="P11"/>
      <text:p text:style-name="P11"><text:span text:style-name="T26">import</text:span><text:span text:style-name="T18"> java</text:span><text:span text:style-name="T34">.</text:span><text:span text:style-name="T18">util</text:span><text:span text:style-name="T34">.</text:span><text:span text:style-name="T18">concurrent</text:span><text:span text:style-name="T34">.</text:span><text:span text:style-name="T18">ExecutorService</text:span><text:span text:style-name="T34">;</text:span></text:p>
      <text:p text:style-name="Standard"><text:span text:style-name="T26">import</text:span><text:span text:style-name="T15"> java</text:span><text:span text:style-name="T34">.</text:span><text:span text:style-name="T15">util</text:span><text:span text:style-name="T34">.</text:span><text:span text:style-name="T15">concurrent</text:span><text:span text:style-name="T34">.</text:span><text:span text:style-name="T15">Executors</text:span><text:span text:style-name="T34">;</text:span></text:p>
      <text:p text:style-name="P3"/>
      <text:p text:style-name="Standard"><text:span text:style-name="T44">class</text:span><text:span text:style-name="T15"> WorkerThread </text:span><text:span text:style-name="T26">implements</text:span><text:span text:style-name="T15"> Runnable</text:span><text:span text:style-name="T34">{</text:span></text:p>
      <text:p text:style-name="P3"/>
      <text:p text:style-name="Standard"><text:span text:style-name="T15"><text:tab/></text:span><text:span text:style-name="T44">private</text:span><text:span text:style-name="T15"> String command</text:span><text:span text:style-name="T34">;</text:span></text:p>
      <text:p text:style-name="P3"/>
      <text:p text:style-name="Standard"><text:span text:style-name="T15"><text:tab/></text:span><text:span text:style-name="T1">//Constructor</text:span></text:p>
      <text:p text:style-name="Standard"><text:span text:style-name="T15"><text:tab/></text:span><text:span text:style-name="T44">public</text:span><text:span text:style-name="T15"> WorkerThread</text:span><text:span text:style-name="T34">(</text:span><text:span text:style-name="T15">String s</text:span><text:span text:style-name="T34">){</text:span></text:p>
      <text:p text:style-name="Standard"><text:span text:style-name="T15"><text:tab/><text:tab/></text:span><text:span text:style-name="T26">this</text:span><text:span text:style-name="T34">.</text:span><text:span text:style-name="T15">command </text:span><text:span text:style-name="T34">=</text:span><text:span text:style-name="T15"> s</text:span><text:span text:style-name="T34">;</text:span></text:p>
      <text:p text:style-name="Standard"><text:span text:style-name="T15"><text:tab/></text:span><text:span text:style-name="T34">}</text:span></text:p>
      <text:p text:style-name="P3"/>
      <text:p text:style-name="P3"><text:tab/>@Override</text:p>
      <text:p text:style-name="Standard"><text:span text:style-name="T15"><text:tab/></text:span><text:span text:style-name="T44">public</text:span><text:span text:style-name="T15"> </text:span><text:span text:style-name="T44">void</text:span><text:span text:style-name="T15"> run</text:span><text:span text:style-name="T34">(){</text:span></text:p>
      <text:p text:style-name="Standard"><text:span text:style-name="T15"><text:tab/><text:tab/>System</text:span><text:span text:style-name="T34">.</text:span><text:span text:style-name="T15">out</text:span><text:span text:style-name="T34">.</text:span><text:span text:style-name="T15">println</text:span><text:span text:style-name="T34">(</text:span><text:span text:style-name="T15">Thread</text:span><text:span text:style-name="T34">.</text:span><text:span text:style-name="T15">currentThread</text:span><text:span text:style-name="T34">().</text:span><text:span text:style-name="T15">getName</text:span><text:span text:style-name="T34">()</text:span><text:span text:style-name="T15"> </text:span><text:span text:style-name="T34">+</text:span><text:span text:style-name="T15"> </text:span><text:span text:style-name="T54">" Start command: "</text:span><text:span text:style-name="T15"> </text:span><text:span text:style-name="T34">+</text:span><text:span text:style-name="T15"> command</text:span><text:span text:style-name="T34">);</text:span></text:p>
      <text:p text:style-name="P3"/>
      <text:p text:style-name="Standard"><text:span text:style-name="T15"><text:tab/><text:tab/>procesCommand</text:span><text:span text:style-name="T34">();</text:span></text:p>
      <text:p text:style-name="P3"/>
      <text:p text:style-name="Standard"><text:span text:style-name="T15"><text:tab/><text:tab/>System</text:span><text:span text:style-name="T34">.</text:span><text:span text:style-name="T15">out</text:span><text:span text:style-name="T34">.</text:span><text:span text:style-name="T15">println</text:span><text:span text:style-name="T34">(</text:span><text:span text:style-name="T15">Thread</text:span><text:span text:style-name="T34">.</text:span><text:span text:style-name="T15">currentThread</text:span><text:span text:style-name="T34">().</text:span><text:span text:style-name="T15">getName</text:span><text:span text:style-name="T34">()</text:span><text:span text:style-name="T15"> </text:span><text:span text:style-name="T34">+</text:span><text:span text:style-name="T15"> </text:span><text:span text:style-name="T54">" End"</text:span><text:span text:style-name="T34">);</text:span></text:p>
      <text:p text:style-name="Standard"><text:span text:style-name="T15"><text:tab/></text:span><text:span text:style-name="T34">}</text:span></text:p>
      <text:p text:style-name="P3"/>
      <text:p text:style-name="P3"><text:tab/></text:p>
      <text:p text:style-name="Standard"><text:span text:style-name="T15"><text:tab/></text:span><text:span text:style-name="T44">private</text:span><text:span text:style-name="T15"> </text:span><text:span text:style-name="T44">void</text:span><text:span text:style-name="T15"> procesCommand</text:span><text:span text:style-name="T34">(){</text:span></text:p>
      <text:p text:style-name="P3"/>
      <text:p text:style-name="Standard"><text:span text:style-name="T15"><text:tab/><text:tab/></text:span><text:span text:style-name="T26">try</text:span><text:span text:style-name="T34">{</text:span></text:p>
      <text:p text:style-name="Standard"><text:span text:style-name="T15"><text:tab/><text:tab/><text:tab/>Thread</text:span><text:span text:style-name="T34">.</text:span><text:span text:style-name="T15">sleep</text:span><text:span text:style-name="T34">(</text:span><text:span text:style-name="T50">1000</text:span><text:span text:style-name="T34">);</text:span></text:p>
      <text:p text:style-name="P3"><text:soft-page-break/></text:p>
      <text:p text:style-name="Standard"><text:span text:style-name="T15"><text:tab/><text:tab/></text:span><text:span text:style-name="T34">}</text:span><text:span text:style-name="T26">catch</text:span><text:span text:style-name="T34">(</text:span><text:span text:style-name="T15">InterruptedException e</text:span><text:span text:style-name="T34">)</text:span><text:span text:style-name="T15"> </text:span><text:span text:style-name="T34">{</text:span><text:span text:style-name="T15"> e</text:span><text:span text:style-name="T34">.</text:span><text:span text:style-name="T15">printStackTrace</text:span><text:span text:style-name="T34">();</text:span><text:span text:style-name="T15"> </text:span><text:span text:style-name="T34">}</text:span></text:p>
      <text:p text:style-name="Standard"><text:span text:style-name="T15"><text:tab/></text:span><text:span text:style-name="T34">}</text:span></text:p>
      <text:p text:style-name="P3"/>
      <text:p text:style-name="Standard"><text:span text:style-name="T15"><text:tab/></text:span><text:span text:style-name="T44">public</text:span><text:span text:style-name="T15"> String toString</text:span><text:span text:style-name="T34">(){</text:span></text:p>
      <text:p text:style-name="Standard"><text:span text:style-name="T15"><text:tab/><text:tab/></text:span><text:span text:style-name="T26">return</text:span><text:span text:style-name="T15"> </text:span><text:span text:style-name="T26">this</text:span><text:span text:style-name="T34">.</text:span><text:span text:style-name="T15">command</text:span><text:span text:style-name="T34">;</text:span></text:p>
      <text:p text:style-name="Standard"><text:span text:style-name="T15"><text:tab/></text:span><text:span text:style-name="T34">}</text:span></text:p>
      <text:p text:style-name="P65">}</text:p>
      <text:p text:style-name="P3"/>
      <text:p text:style-name="P3"/>
      <text:p text:style-name="P3">// <text:span text:style-name="T75">Class</text:span></text:p>
      <text:p text:style-name="Standard"><text:span text:style-name="T44">public</text:span><text:span text:style-name="T15"> </text:span><text:span text:style-name="T44">class</text:span><text:span text:style-name="T15"> SimpleThreadPool</text:span><text:span text:style-name="T34">{</text:span></text:p>
      <text:p text:style-name="P3"/>
      <text:p text:style-name="Standard"><text:span text:style-name="T15"><text:tab/></text:span><text:span text:style-name="T44">public</text:span><text:span text:style-name="T15"> </text:span><text:span text:style-name="T44">static</text:span><text:span text:style-name="T15"> </text:span><text:span text:style-name="T44">void</text:span><text:span text:style-name="T15"> main</text:span><text:span text:style-name="T34">(</text:span><text:span text:style-name="T15">String</text:span><text:span text:style-name="T34">...</text:span><text:span text:style-name="T15">args</text:span><text:span text:style-name="T34">){</text:span></text:p>
      <text:p text:style-name="P3"/>
      <text:p text:style-name="Standard"><text:span text:style-name="T15"><text:tab/><text:tab/></text:span><text:span text:style-name="T1">// this line defines how many number of threads i want in thread pool. </text:span></text:p>
      <text:p text:style-name="Standard"><text:span text:style-name="T15"><text:tab/><text:tab/></text:span><text:span text:style-name="T1">//It will create 5 Thread Object and put them in ThreadPool.</text:span></text:p>
      <text:p text:style-name="P61"/>
      <text:p text:style-name="Standard"><text:span text:style-name="T15"><text:tab/><text:tab/>ExecutorService executor </text:span><text:span text:style-name="T34">=</text:span><text:span text:style-name="T15"> Executors</text:span><text:span text:style-name="T34">.</text:span><text:span text:style-name="T15">newFixedThreadPool</text:span><text:span text:style-name="T34">(</text:span><text:span text:style-name="T50">5</text:span><text:span text:style-name="T34">);</text:span></text:p>
      <text:p text:style-name="P3"/>
      <text:p text:style-name="Standard"><text:span text:style-name="T15"><text:tab/><text:tab/></text:span><text:span text:style-name="T1">// now let's give them work to execute.</text:span></text:p>
      <text:p text:style-name="P3"/>
      <text:p text:style-name="Standard"><text:span text:style-name="T15"><text:tab/><text:tab/></text:span><text:span text:style-name="T26">for</text:span><text:span text:style-name="T34">(</text:span><text:span text:style-name="T44">int</text:span><text:span text:style-name="T15"> i</text:span><text:span text:style-name="T34">=</text:span><text:span text:style-name="T50">0</text:span><text:span text:style-name="T34">;</text:span><text:span text:style-name="T15"> i</text:span><text:span text:style-name="T34">&lt;</text:span><text:span text:style-name="T50">10</text:span><text:span text:style-name="T34">;</text:span><text:span text:style-name="T15"> i</text:span><text:span text:style-name="T34">++){</text:span></text:p>
      <text:p text:style-name="P3"/>
      <text:p text:style-name="Standard"><text:span text:style-name="T15"><text:tab/><text:tab/><text:tab/>Runnable worker </text:span><text:span text:style-name="T34">=</text:span><text:span text:style-name="T15"> </text:span><text:span text:style-name="T26">new</text:span><text:span text:style-name="T15"> WorkerThread</text:span><text:span text:style-name="T34">(</text:span><text:span text:style-name="T54">"Thread-"</text:span><text:span text:style-name="T15"> </text:span><text:span text:style-name="T34">+</text:span><text:span text:style-name="T15"> i</text:span><text:span text:style-name="T34">);</text:span></text:p>
      <text:p text:style-name="Standard"><text:span text:style-name="T15"><text:tab/><text:tab/><text:tab/>executor</text:span><text:span text:style-name="T34">.</text:span><text:span text:style-name="T15">execute</text:span><text:span text:style-name="T34">(</text:span><text:span text:style-name="T15">worker</text:span><text:span text:style-name="T34">);</text:span></text:p>
      <text:p text:style-name="Standard"><text:span text:style-name="T15"><text:tab/><text:tab/></text:span><text:span text:style-name="T34">}</text:span></text:p>
      <text:p text:style-name="P3"/>
      <text:p text:style-name="P61">/* As you can see in the above loop we have assigned 10 job and threads in the threadPool is 5.So its like when a thread goes idle or finish the job, the next job given to him. Here we are doing 10 jobs with 5 thread object. Here we are reusing the thread objects instead of destroying and re-creating.*/</text:p>
      <text:p text:style-name="P3"/>
      <text:p text:style-name="Standard"><text:span text:style-name="T15"><text:tab/><text:tab/>executor</text:span><text:span text:style-name="T34">.</text:span><text:span text:style-name="T15">shutdown</text:span><text:span text:style-name="T34">();</text:span><text:span text:style-name="T15"><text:tab/></text:span><text:span text:style-name="T1">// When all job done it will shutdown.</text:span></text:p>
      <text:p text:style-name="P3"/>
      <text:p text:style-name="Standard"><text:span text:style-name="T15"><text:tab/><text:tab/></text:span><text:span text:style-name="T1">// If we don't want to dead the main thread until all jobs are done then we can set a while loop and check if</text:span></text:p>
      <text:p text:style-name="P3"/>
      <text:p text:style-name="Standard"><text:span text:style-name="T15"><text:tab/><text:tab/></text:span><text:span text:style-name="T1">//all jobs are done or not.</text:span><text:span text:style-name="T15"><text:tab/><text:tab/></text:span></text:p>
      <text:p text:style-name="P3"/>
      <text:p text:style-name="Standard"><text:span text:style-name="T15"><text:tab/><text:tab/></text:span><text:span text:style-name="T26">while</text:span><text:span text:style-name="T34">(!</text:span><text:span text:style-name="T15">executor</text:span><text:span text:style-name="T34">.</text:span><text:span text:style-name="T15">isTerminated</text:span><text:span text:style-name="T34">()){</text:span><text:span text:style-name="T15"><text:tab/></text:span><text:span text:style-name="T34">}</text:span></text:p>
      <text:p text:style-name="P3"/>
      <text:p text:style-name="Standard"><text:span text:style-name="T15"><text:tab/><text:tab/>System</text:span><text:span text:style-name="T34">.</text:span><text:span text:style-name="T15">out</text:span><text:span text:style-name="T34">.</text:span><text:span text:style-name="T15">println</text:span><text:span text:style-name="T34">(</text:span><text:span text:style-name="T54">"Finished all threads"</text:span><text:span text:style-name="T34">);</text:span></text:p>
      <text:p text:style-name="Standard"><text:span text:style-name="T15"><text:tab/></text:span><text:span text:style-name="T34">}</text:span></text:p>
      <text:p text:style-name="P67">}</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8"><text:soft-page-break/>Callable Interface</text:p>
      <text:p text:style-name="P28"/>
      <text:p text:style-name="P28">Sometimes we wish that a thread return some value that we can use. Java 5 introduced "java.util.concurrent.Callable" interface</text:p>
      <text:p text:style-name="P28">in concurrency package that is similar to "Runnable" interface but it can return any object and able to throw exception.</text:p>
      <text:p text:style-name="P28"/>
      <text:p text:style-name="P28">Callable interface use Generic to define the return type of object. Executors class provide useful methods to execute callable</text:p>
      <text:p text:style-name="P28">in a thread pool. Since callable tasks run in a parallel; we have to wait for the returned object. Callable tasks return</text:p>
      <text:p text:style-name="P28">java.util.concurrent.Future object. Using Future we can find out the status of the callable task and get the returned object. </text:p>
      <text:p text:style-name="P28">It provides get() method that can wait for the callable to finish and then return the result.</text:p>
      <text:p text:style-name="P28"/>
      <text:p text:style-name="P28">Future provides cancel() method to cancel the associated callable task. </text:p>
      <text:p text:style-name="P28">There is a overloaded version of get() method where we can specify the time to wait for the result, its useful to avoid</text:p>
      <text:p text:style-name="P28">current thread getting blocked for longer time. There are isDown() and isCancelled() methods to find out the current status</text:p>
      <text:p text:style-name="P28">of associated callback task.</text:p>
      <text:p text:style-name="P28"/>
      <text:p text:style-name="P28">Here is a simple example of callable task that returns the name of thread executing the task after one second. We are using</text:p>
      <text:p text:style-name="P28">"Executor" framework to execute 10 tasks in parallel and use "Future" to get the result of the submitted tasks.</text:p>
      <text:p text:style-name="P28"/>
      <text:p text:style-name="P28">Once we execute the program, we will notice the delay in output because Future.get() method wait for the callable task to </text:p>
      <text:p text:style-name="P28">complete.</text:p>
      <text:p text:style-name="P28"/>
      <text:p text:style-name="P28">When we submit a callable object to an Executor the framework returns an object of type java.util.concurrent.Future.</text:p>
      <text:p text:style-name="P28">This Future object is used to check the results of a callable.</text:p>
      <text:p text:style-name="P28"/>
      <text:p text:style-name="P28">use the get() method to retrieve result of the future.</text:p>
      <text:p text:style-name="P28"/>
      <text:p text:style-name="P28">call() method is same as Runnable's run() but callable only used via ThreadPool. Thread class does not have constructor that accepts callable object.</text:p>
      <text:p text:style-name="P28"/>
      <text:p text:style-name="P28">run() method return type is void but call() has generic return type.</text:p>
      <text:p text:style-name="P28">We can't add try-catch in run() method but on call() method we can add try-catch block.</text:p>
      <text:p text:style-name="P28"/>
      <text:p text:style-name="P6"><text:span text:style-name="T27">import</text:span><text:span text:style-name="T58"> java</text:span><text:span text:style-name="T35">.</text:span><text:span text:style-name="T58">util</text:span><text:span text:style-name="T35">.</text:span><text:span text:style-name="T58">concurrent</text:span><text:span text:style-name="T35">.*;</text:span></text:p>
      <text:p text:style-name="Standard"><text:span text:style-name="T26">import</text:span><text:span text:style-name="T15"> java</text:span><text:span text:style-name="T34">.</text:span><text:span text:style-name="T15">util</text:span><text:span text:style-name="T34">.*;</text:span></text:p>
      <text:p text:style-name="P65"/>
      <text:p text:style-name="Standard"><text:span text:style-name="T44">class</text:span><text:span text:style-name="T15"> MyCallable </text:span><text:span text:style-name="T26">implements</text:span><text:span text:style-name="T15"> Callable</text:span><text:span text:style-name="T34">{</text:span></text:p>
      <text:p text:style-name="P3"/>
      <text:p text:style-name="P3"><text:tab/>@Override</text:p>
      <text:p text:style-name="Standard"><text:span text:style-name="T15"><text:tab/></text:span><text:span text:style-name="T44">public</text:span><text:span text:style-name="T15"> String call</text:span><text:span text:style-name="T34">()</text:span><text:span text:style-name="T15"> </text:span><text:span text:style-name="T26">throws</text:span><text:span text:style-name="T15"> Exception</text:span><text:span text:style-name="T34">{</text:span></text:p>
      <text:p text:style-name="P3"/>
      <text:p text:style-name="Standard"><text:span text:style-name="T15"><text:tab/><text:tab/>Thread</text:span><text:span text:style-name="T34">.</text:span><text:span text:style-name="T15">sleep</text:span><text:span text:style-name="T34">(</text:span><text:span text:style-name="T50">2000</text:span><text:span text:style-name="T34">);</text:span></text:p>
      <text:p text:style-name="P3"/>
      <text:p text:style-name="Standard"><text:span text:style-name="T15"><text:tab/><text:tab/></text:span><text:span text:style-name="T1">//return name of the thread</text:span></text:p>
      <text:p text:style-name="Standard"><text:span text:style-name="T15"><text:tab/><text:tab/></text:span><text:span text:style-name="T26">return</text:span><text:span text:style-name="T15"> </text:span><text:span text:style-name="T34">(</text:span><text:span text:style-name="T54">"Returned Value: "</text:span><text:span text:style-name="T15"> </text:span><text:span text:style-name="T34">+</text:span><text:span text:style-name="T15"> Thread</text:span><text:span text:style-name="T34">.</text:span><text:span text:style-name="T15">currentThread</text:span><text:span text:style-name="T34">().</text:span><text:span text:style-name="T15">getName</text:span><text:span text:style-name="T34">());</text:span></text:p>
      <text:p text:style-name="Standard"><text:span text:style-name="T15"><text:tab/></text:span><text:span text:style-name="T34">}</text:span></text:p>
      <text:p text:style-name="P69">}</text:p>
      <text:p text:style-name="P17"><text:soft-page-break/><text:span text:style-name="T44">public</text:span><text:span text:style-name="T15"> </text:span><text:span text:style-name="T44">class</text:span><text:span text:style-name="T15"> MyCallableTest</text:span><text:span text:style-name="T34">{</text:span><text:span text:style-name="T15"><text:tab/><text:tab/></text:span></text:p>
      <text:p text:style-name="P3"/>
      <text:p text:style-name="Standard"><text:span text:style-name="T15"><text:tab/></text:span><text:span text:style-name="T44">public</text:span><text:span text:style-name="T15"> </text:span><text:span text:style-name="T44">static</text:span><text:span text:style-name="T15"> </text:span><text:span text:style-name="T44">void</text:span><text:span text:style-name="T15"> main</text:span><text:span text:style-name="T34">(</text:span><text:span text:style-name="T15">String</text:span><text:span text:style-name="T34">...</text:span><text:span text:style-name="T15">args</text:span><text:span text:style-name="T34">){</text:span></text:p>
      <text:p text:style-name="P3"/>
      <text:p text:style-name="Standard"><text:span text:style-name="T15"><text:tab/><text:tab/></text:span><text:span text:style-name="T1">// Making object of 5 threads and sending them in pool.</text:span></text:p>
      <text:p text:style-name="Standard"><text:span text:style-name="T15"><text:tab/><text:tab/>ExecutorService executor </text:span><text:span text:style-name="T34">=</text:span><text:span text:style-name="T15"> Executors</text:span><text:span text:style-name="T34">.</text:span><text:span text:style-name="T15">newFixedThreadPool</text:span><text:span text:style-name="T34">(</text:span><text:span text:style-name="T50">5</text:span><text:span text:style-name="T34">);</text:span></text:p>
      <text:p text:style-name="P3"><text:tab/><text:tab/></text:p>
      <text:p text:style-name="Standard"><text:span text:style-name="T15"><text:tab/></text:span><text:span text:style-name="T1">// collection to store the result. An ArrayList that accepts Future&lt;String&gt; type data.</text:span></text:p>
      <text:p text:style-name="Standard"><text:span text:style-name="T15"><text:tab/><text:tab/>ArrayList</text:span><text:span text:style-name="T34">&lt;</text:span><text:span text:style-name="T15">Future</text:span><text:span text:style-name="T34">&lt;</text:span><text:span text:style-name="T15">String</text:span><text:span text:style-name="T34">&gt;&gt;</text:span><text:span text:style-name="T15"> list </text:span><text:span text:style-name="T34">=</text:span><text:span text:style-name="T15"> </text:span><text:span text:style-name="T26">new</text:span><text:span text:style-name="T15"> ArrayList</text:span><text:span text:style-name="T34">&lt;</text:span><text:span text:style-name="T15">Future</text:span><text:span text:style-name="T34">&lt;</text:span><text:span text:style-name="T15">String</text:span><text:span text:style-name="T34">&gt;&gt;</text:span><text:span text:style-name="T15"> </text:span><text:span text:style-name="T34">();</text:span></text:p>
      <text:p text:style-name="P3"/>
      <text:p text:style-name="Standard"><text:span text:style-name="T15"><text:tab/><text:tab/></text:span><text:span text:style-name="T1">//now let's get and store returned data and add in the collection.</text:span></text:p>
      <text:p text:style-name="P3"/>
      <text:p text:style-name="Standard"><text:span text:style-name="T15"><text:tab/><text:tab/></text:span><text:span text:style-name="T26">for</text:span><text:span text:style-name="T34">(</text:span><text:span text:style-name="T44">int</text:span><text:span text:style-name="T15"> i</text:span><text:span text:style-name="T34">=</text:span><text:span text:style-name="T50">0</text:span><text:span text:style-name="T34">;</text:span><text:span text:style-name="T15"> i</text:span><text:span text:style-name="T34">&lt;</text:span><text:span text:style-name="T50">10</text:span><text:span text:style-name="T34">;</text:span><text:span text:style-name="T15"> i</text:span><text:span text:style-name="T34">++)</text:span><text:span text:style-name="T15"><text:tab/></text:span><text:span text:style-name="T34">{</text:span></text:p>
      <text:p text:style-name="P3"/>
      <text:p text:style-name="P61"><text:tab/><text:tab/><text:tab/>// Executor framework has method submit() that accepts our thread-callable object and call the call().</text:p>
      <text:p text:style-name="P3"/>
      <text:p text:style-name="Standard"><text:span text:style-name="T15"><text:tab/><text:tab/><text:tab/>Future</text:span><text:span text:style-name="T34">&lt;</text:span><text:span text:style-name="T15">String</text:span><text:span text:style-name="T34">&gt;</text:span><text:span text:style-name="T15"> future </text:span><text:span text:style-name="T34">=</text:span><text:span text:style-name="T15"> executor</text:span><text:span text:style-name="T34">.</text:span><text:span text:style-name="T15">submit</text:span><text:span text:style-name="T34">(</text:span><text:span text:style-name="T15"> </text:span><text:span text:style-name="T26">new</text:span><text:span text:style-name="T15"> MyCallable</text:span><text:span text:style-name="T34">()</text:span><text:span text:style-name="T15"> </text:span><text:span text:style-name="T34">);</text:span></text:p>
      <text:p text:style-name="Standard"><text:span text:style-name="T15"><text:tab/><text:tab/><text:tab/>list</text:span><text:span text:style-name="T34">.</text:span><text:span text:style-name="T15">add</text:span><text:span text:style-name="T34">(</text:span><text:span text:style-name="T15">future</text:span><text:span text:style-name="T34">);</text:span></text:p>
      <text:p text:style-name="Standard"><text:span text:style-name="T15"><text:tab/><text:tab/></text:span><text:span text:style-name="T34">}</text:span><text:span text:style-name="T15"><text:tab/><text:tab/></text:span></text:p>
      <text:p text:style-name="P3"/>
      <text:p text:style-name="Standard"><text:span text:style-name="T15"><text:tab/><text:tab/></text:span><text:span text:style-name="T1">// Now let's print the result.</text:span></text:p>
      <text:p text:style-name="P3"/>
      <text:p text:style-name="Standard"><text:span text:style-name="T15"><text:tab/><text:tab/></text:span><text:span text:style-name="T26">for</text:span><text:span text:style-name="T34">(</text:span><text:span text:style-name="T15">Future</text:span><text:span text:style-name="T34">&lt;</text:span><text:span text:style-name="T15">String</text:span><text:span text:style-name="T34">&gt;</text:span><text:span text:style-name="T15"> f</text:span><text:span text:style-name="T34">:</text:span><text:span text:style-name="T15"> list</text:span><text:span text:style-name="T34">){</text:span></text:p>
      <text:p text:style-name="Standard"><text:span text:style-name="T15"><text:tab/><text:tab/><text:tab/></text:span><text:span text:style-name="T26">try</text:span><text:span text:style-name="T34">{</text:span></text:p>
      <text:p text:style-name="Standard"><text:span text:style-name="T15"><text:tab/><text:tab/><text:tab/><text:tab/>System</text:span><text:span text:style-name="T34">.</text:span><text:span text:style-name="T15">out</text:span><text:span text:style-name="T34">.</text:span><text:span text:style-name="T15">println</text:span><text:span text:style-name="T34">(</text:span><text:span text:style-name="T15">f</text:span><text:span text:style-name="T34">.</text:span><text:span text:style-name="T15">get</text:span><text:span text:style-name="T34">());</text:span></text:p>
      <text:p text:style-name="Standard"><text:span text:style-name="T15"><text:tab/><text:tab/><text:tab/></text:span><text:span text:style-name="T34">}</text:span><text:span text:style-name="T26">catch</text:span><text:span text:style-name="T34">(</text:span><text:span text:style-name="T15">Exception e</text:span><text:span text:style-name="T34">){</text:span><text:span text:style-name="T15"><text:tab/>e</text:span><text:span text:style-name="T34">.</text:span><text:span text:style-name="T15">printStackTrace</text:span><text:span text:style-name="T34">();</text:span><text:span text:style-name="T15"><text:tab/></text:span><text:span text:style-name="T34">}</text:span></text:p>
      <text:p text:style-name="Standard"><text:span text:style-name="T15"><text:tab/><text:tab/></text:span><text:span text:style-name="T34">}</text:span></text:p>
      <text:p text:style-name="Standard"><text:span text:style-name="T15"><text:tab/></text:span><text:span text:style-name="T34">}</text:span></text:p>
      <text:p text:style-name="P68">}</text:p>
      <text:p text:style-name="P68"/>
      <text:p text:style-name="P68"/>
      <text:p text:style-name="P36">Blocking Queue</text:p>
      <text:p text:style-name="P68"/>
      <text:p text:style-name="P29">Java 5 comes with blocking queue implementation in the <text:span text:style-name="T76">java.util.concurrent.BlockingQueue</text:span> package.</text:p>
      <text:p text:style-name="P29"/>
      <text:p text:style-name="P30"><text:span text:style-name="T76">BlockingQueue interface:</text:span> It is used to share data from one thread to another thread. <text:span text:style-name="T76">ArrayBlockingQueue</text:span> implements BlockingQueue.</text:p>
      <text:p text:style-name="P30"/>
      <text:p text:style-name="P30">A BlockingQueue with one thread putting into it and another thread taking from it.</text:p>
      <text:p text:style-name="P30"/>
      <text:p text:style-name="P22">Why is it called BlockingQueue?</text:p>
      <text:p text:style-name="P30">Suppose you are writing somewhere that place is full. Or You want read something from somewhere and that is empty. This is a type of case when exception can come so BlockingQueue sees if there is nothing to read then the thread that works to read</text:p>
      <text:p text:style-name="P30">will blocked. Same as if we want to write something somewhere and there is no space then it will block the thread that works to write until some space available. Just simply consider <text:span text:style-name="T76">Enqueue = Write and Dequeue = Read</text:span>.</text:p>
      <text:p text:style-name="P30"/>
      <text:p text:style-name="P30">A Blocking queue is a queue that blocks when you try to dequeue from it and the queue is empty, or if you are try to enqueue items to it and the queue is already full. A thread trying to dequeue from an empty queue is blocked until some other thread inserts an item into the queue.</text:p>
      <text:p text:style-name="P30"/>
      <text:p text:style-name="P30">A thread try to enqueue an item in a full queue is blocked until some thread makes space in the queue, either by dequeuing one or more items or cleaning the queue completely.</text:p>
      <text:p text:style-name="P30"/>
      <text:p text:style-name="P31">A BlockingQueue with one thread putting into it and another thread taking from it.</text:p>
      <text:p text:style-name="P24"><text:soft-page-break/>The example uses the ArrayBlockingQueue implementation of the BlockingQueue interface. <text:span text:style-name="T78">The </text:span><text:span text:style-name="T80">BlockingQueueEx class starts a producer and a Consumer is seperate thread. The producer thread inserts string into a shared </text:span><text:span text:style-name="T79"><text:s/></text:span><text:span text:style-name="T80">BlockingQueue while the Consumer takes them out.</text:span></text:p>
      <text:p text:style-name="P23"/>
      <text:p text:style-name="P44"><text:span text:style-name="T33">import</text:span><text:span text:style-name="T77"> java</text:span><text:span text:style-name="T43">.</text:span><text:span text:style-name="T77">util</text:span><text:span text:style-name="T43">.</text:span><text:span text:style-name="T77">concurrent</text:span><text:span text:style-name="T43">.*;</text:span></text:p>
      <text:p text:style-name="P71"><text:span text:style-name="T32">import</text:span><text:span text:style-name="T21"> java</text:span><text:span text:style-name="T40">.</text:span><text:span text:style-name="T21">util</text:span><text:span text:style-name="T40">.*;</text:span></text:p>
      <text:p text:style-name="P43"/>
      <text:p text:style-name="P43"/>
      <text:p text:style-name="P71"><text:span text:style-name="T48">public</text:span><text:span text:style-name="T21"> </text:span><text:span text:style-name="T48">class</text:span><text:span text:style-name="T21"> BlockingQueueEx</text:span><text:span text:style-name="T40">{</text:span></text:p>
      <text:p text:style-name="P71"><text:span text:style-name="T21"><text:tab/></text:span></text:p>
      <text:p text:style-name="P71"><text:span text:style-name="T21"><text:tab/></text:span><text:span text:style-name="T48">public</text:span><text:span text:style-name="T21"> </text:span><text:span text:style-name="T48">static</text:span><text:span text:style-name="T21"> </text:span><text:span text:style-name="T48">void</text:span><text:span text:style-name="T21"> main</text:span><text:span text:style-name="T40">(</text:span><text:span text:style-name="T21">String</text:span><text:span text:style-name="T40">...</text:span><text:span text:style-name="T21">args</text:span><text:span text:style-name="T40">){</text:span></text:p>
      <text:p text:style-name="P71"><text:span text:style-name="T21"><text:tab/><text:tab/></text:span><text:span text:style-name="T32">try</text:span><text:span text:style-name="T40">{</text:span></text:p>
      <text:p text:style-name="P71"><text:span text:style-name="T21"><text:tab/><text:tab/><text:tab/>ArrayBlockingQueue queue </text:span><text:span text:style-name="T40">=</text:span><text:span text:style-name="T21"> </text:span><text:span text:style-name="T32">new</text:span><text:span text:style-name="T21"> ArrayBlockingQueue</text:span><text:span text:style-name="T40">(</text:span><text:span text:style-name="T53">5</text:span><text:span text:style-name="T40">);</text:span></text:p>
      <text:p text:style-name="P71"><text:span text:style-name="T21"><text:tab/><text:tab/><text:tab/></text:span></text:p>
      <text:p text:style-name="P71"><text:span text:style-name="T21"><text:tab/><text:tab/><text:tab/></text:span><text:span text:style-name="T5">//Producer class that will enqueue the data</text:span></text:p>
      <text:p text:style-name="P71"><text:span text:style-name="T21"><text:tab/><text:tab/><text:tab/>Producer producer </text:span><text:span text:style-name="T40">=</text:span><text:span text:style-name="T21"> </text:span><text:span text:style-name="T32">new</text:span><text:span text:style-name="T21"> Producer</text:span><text:span text:style-name="T40">(</text:span><text:span text:style-name="T21">queue</text:span><text:span text:style-name="T40">);</text:span></text:p>
      <text:p text:style-name="P71"><text:span text:style-name="T21"><text:tab/><text:tab/><text:tab/></text:span></text:p>
      <text:p text:style-name="P71"><text:span text:style-name="T21"><text:tab/><text:tab/><text:tab/></text:span><text:span text:style-name="T5">// Consumer class that will dequeue the data</text:span></text:p>
      <text:p text:style-name="P71"><text:span text:style-name="T21"><text:tab/><text:tab/><text:tab/>Consumer consumer </text:span><text:span text:style-name="T40">=</text:span><text:span text:style-name="T21"> </text:span><text:span text:style-name="T32">new</text:span><text:span text:style-name="T21"> Consumer</text:span><text:span text:style-name="T40">(</text:span><text:span text:style-name="T21">queue</text:span><text:span text:style-name="T40">);</text:span></text:p>
      <text:p text:style-name="P71"><text:span text:style-name="T21"><text:tab/><text:tab/><text:tab/></text:span></text:p>
      <text:p text:style-name="P71"><text:span text:style-name="T21"><text:tab/><text:tab/><text:tab/>System</text:span><text:span text:style-name="T40">.</text:span><text:span text:style-name="T21">out</text:span><text:span text:style-name="T40">.</text:span><text:span text:style-name="T21">println</text:span><text:span text:style-name="T40">(</text:span><text:span text:style-name="T57">"Starting Producer"</text:span><text:span text:style-name="T40">);</text:span></text:p>
      <text:p text:style-name="P71"><text:span text:style-name="T21"><text:tab/><text:tab/><text:tab/></text:span><text:span text:style-name="T32">new</text:span><text:span text:style-name="T21"> Thread</text:span><text:span text:style-name="T40">(</text:span><text:span text:style-name="T21">producer</text:span><text:span text:style-name="T40">).</text:span><text:span text:style-name="T21">start</text:span><text:span text:style-name="T40">();</text:span></text:p>
      <text:p text:style-name="P71"><text:span text:style-name="T21"><text:tab/><text:tab/><text:tab/></text:span></text:p>
      <text:p text:style-name="P71"><text:span text:style-name="T21"><text:tab/><text:tab/><text:tab/>System</text:span><text:span text:style-name="T40">.</text:span><text:span text:style-name="T21">out</text:span><text:span text:style-name="T40">.</text:span><text:span text:style-name="T21">println</text:span><text:span text:style-name="T40">(</text:span><text:span text:style-name="T57">"Starting Consumer"</text:span><text:span text:style-name="T40">);</text:span></text:p>
      <text:p text:style-name="P71"><text:span text:style-name="T21"><text:tab/><text:tab/><text:tab/></text:span><text:span text:style-name="T32">new</text:span><text:span text:style-name="T21"> Thread</text:span><text:span text:style-name="T40">(</text:span><text:span text:style-name="T21">consumer</text:span><text:span text:style-name="T40">).</text:span><text:span text:style-name="T21">start</text:span><text:span text:style-name="T40">();</text:span></text:p>
      <text:p text:style-name="P71"><text:span text:style-name="T21"><text:tab/><text:tab/><text:tab/></text:span></text:p>
      <text:p text:style-name="P71"><text:span text:style-name="T21"><text:tab/><text:tab/></text:span><text:span text:style-name="T40">}</text:span><text:span text:style-name="T32">catch</text:span><text:span text:style-name="T40">(</text:span><text:span text:style-name="T21">Exception e</text:span><text:span text:style-name="T40">){</text:span><text:span text:style-name="T21"> <text:tab/>e</text:span><text:span text:style-name="T40">.</text:span><text:span text:style-name="T21">printStackTrace</text:span><text:span text:style-name="T40">();</text:span><text:span text:style-name="T21"><text:tab/></text:span><text:span text:style-name="T40">}</text:span></text:p>
      <text:p text:style-name="P71"><text:span text:style-name="T21"><text:tab/></text:span><text:span text:style-name="T40">}</text:span></text:p>
      <text:p text:style-name="P71"><text:span text:style-name="T40">}</text:span></text:p>
      <text:p text:style-name="P43"/>
      <text:p text:style-name="P71"><text:span text:style-name="T5"/></text:p>
      <text:p text:style-name="P71"><text:span text:style-name="T5"/></text:p>
      <text:p text:style-name="P71"><text:span text:style-name="T5">// Producer class, It sleeps 3 seconds between each put() call.</text:span></text:p>
      <text:p text:style-name="P71"><text:span text:style-name="T5">// This will cause the consumer to block, while waiting for object in the queue.</text:span></text:p>
      <text:p text:style-name="P43"/>
      <text:p text:style-name="P71"><text:span text:style-name="T48">class</text:span><text:span text:style-name="T21"> Producer </text:span><text:span text:style-name="T32">implements</text:span><text:span text:style-name="T21"> Runnable</text:span><text:span text:style-name="T40">{</text:span></text:p>
      <text:p text:style-name="P71"><text:span text:style-name="T21"><text:tab/></text:span></text:p>
      <text:p text:style-name="P71"><text:span text:style-name="T21"><text:tab/></text:span><text:span text:style-name="T48">protected</text:span><text:span text:style-name="T21"> BlockingQueue queue </text:span><text:span text:style-name="T40">=</text:span><text:span text:style-name="T21"> </text:span><text:span text:style-name="T32">null</text:span><text:span text:style-name="T40">;</text:span></text:p>
      <text:p text:style-name="P71"><text:span text:style-name="T21"><text:tab/></text:span></text:p>
      <text:p text:style-name="P71"><text:span text:style-name="T21"><text:tab/></text:span><text:span text:style-name="T5">//Constructor</text:span></text:p>
      <text:p text:style-name="P71"><text:span text:style-name="T21"><text:tab/></text:span><text:span text:style-name="T48">public</text:span><text:span text:style-name="T21"> Producer</text:span><text:span text:style-name="T40">(</text:span><text:span text:style-name="T21">BlockingQueue queue</text:span><text:span text:style-name="T40">){</text:span></text:p>
      <text:p text:style-name="P71"><text:span text:style-name="T21"><text:tab/><text:tab/></text:span><text:span text:style-name="T32">this</text:span><text:span text:style-name="T40">.</text:span><text:span text:style-name="T21">queue </text:span><text:span text:style-name="T40">=</text:span><text:span text:style-name="T21"> queue</text:span><text:span text:style-name="T40">;</text:span></text:p>
      <text:p text:style-name="P71"><text:span text:style-name="T21"><text:tab/></text:span><text:span text:style-name="T40">}</text:span></text:p>
      <text:p text:style-name="P71"><text:span text:style-name="T21"><text:tab/></text:span></text:p>
      <text:p text:style-name="P71"><text:span text:style-name="T21"><text:tab/>@Override</text:span></text:p>
      <text:p text:style-name="P71"><text:span text:style-name="T21"><text:tab/></text:span><text:span text:style-name="T48">public</text:span><text:span text:style-name="T21"> </text:span><text:span text:style-name="T48">void</text:span><text:span text:style-name="T21"> run</text:span><text:span text:style-name="T40">(){</text:span></text:p>
      <text:p text:style-name="P71"><text:span text:style-name="T21"><text:tab/><text:tab/></text:span><text:span text:style-name="T32">try</text:span><text:span text:style-name="T40">{</text:span></text:p>
      <text:p text:style-name="P71"><text:span text:style-name="T21"><text:tab/><text:tab/><text:tab/>queue</text:span><text:span text:style-name="T40">.</text:span><text:span text:style-name="T21">put</text:span><text:span text:style-name="T40">(</text:span><text:span text:style-name="T57">"String One"</text:span><text:span text:style-name="T40">);</text:span></text:p>
      <text:p text:style-name="P71"><text:span text:style-name="T21"><text:tab/><text:tab/><text:tab/>Thread</text:span><text:span text:style-name="T40">.</text:span><text:span text:style-name="T21">sleep</text:span><text:span text:style-name="T40">(</text:span><text:span text:style-name="T53">3000</text:span><text:span text:style-name="T40">);</text:span></text:p>
      <text:p text:style-name="P71"><text:span text:style-name="T21"><text:tab/><text:tab/><text:tab/></text:span></text:p>
      <text:p text:style-name="P71"><text:span text:style-name="T21"><text:tab/><text:tab/><text:tab/>queue</text:span><text:span text:style-name="T40">.</text:span><text:span text:style-name="T21">put</text:span><text:span text:style-name="T40">(</text:span><text:span text:style-name="T57">"String Two"</text:span><text:span text:style-name="T40">);</text:span></text:p>
      <text:p text:style-name="P71"><text:span text:style-name="T21"><text:tab/><text:tab/><text:tab/>Thread</text:span><text:span text:style-name="T40">.</text:span><text:span text:style-name="T21">sleep</text:span><text:span text:style-name="T40">(</text:span><text:span text:style-name="T53">3000</text:span><text:span text:style-name="T40">);</text:span></text:p>
      <text:p text:style-name="P71"><text:span text:style-name="T21"><text:tab/><text:tab/><text:tab/></text:span></text:p>
      <text:p text:style-name="P71"><text:span text:style-name="T21"><text:tab/><text:tab/><text:tab/>queue</text:span><text:span text:style-name="T40">.</text:span><text:span text:style-name="T21">put</text:span><text:span text:style-name="T40">(</text:span><text:span text:style-name="T57">"String Three"</text:span><text:span text:style-name="T40">);</text:span></text:p>
      <text:p text:style-name="P71"><text:span text:style-name="T21"><text:tab/><text:tab/></text:span><text:span text:style-name="T40">}</text:span><text:span text:style-name="T32">catch</text:span><text:span text:style-name="T40">(</text:span><text:span text:style-name="T21">InterruptedException e</text:span><text:span text:style-name="T40">)</text:span><text:span text:style-name="T21"><text:tab/></text:span><text:span text:style-name="T40">{</text:span><text:span text:style-name="T21"><text:tab/>e</text:span><text:span text:style-name="T40">.</text:span><text:span text:style-name="T21">printStackTrace</text:span><text:span text:style-name="T40">();</text:span><text:span text:style-name="T21"><text:tab/></text:span><text:span text:style-name="T40">}</text:span></text:p>
      <text:p text:style-name="P71"><text:span text:style-name="T21"><text:tab/></text:span><text:span text:style-name="T40">}</text:span></text:p>
      <text:p text:style-name="P71"><text:span text:style-name="T40">}</text:span></text:p>
      <text:p text:style-name="P43"/>
      <text:p text:style-name="P71"><text:span text:style-name="T5"/></text:p>
      <text:p text:style-name="P71"><text:span text:style-name="T5"/></text:p>
      <text:p text:style-name="P71"><text:soft-page-break/><text:span text:style-name="T5"/></text:p>
      <text:p text:style-name="P71"><text:span text:style-name="T5"/></text:p>
      <text:p text:style-name="P71"><text:span text:style-name="T5">// Consumer class: It takes out the object from the queue and prints them to System.out.</text:span></text:p>
      <text:p text:style-name="P43"/>
      <text:p text:style-name="P71"><text:span text:style-name="T48">class</text:span><text:span text:style-name="T21"> Consumer </text:span><text:span text:style-name="T32">implements</text:span><text:span text:style-name="T21"> Runnable</text:span><text:span text:style-name="T40">{</text:span></text:p>
      <text:p text:style-name="P71"><text:span text:style-name="T21"><text:tab/></text:span></text:p>
      <text:p text:style-name="P71"><text:span text:style-name="T21"><text:tab/></text:span><text:span text:style-name="T48">protected</text:span><text:span text:style-name="T21"> BlockingQueue queue </text:span><text:span text:style-name="T40">=</text:span><text:span text:style-name="T21"> </text:span><text:span text:style-name="T32">null</text:span><text:span text:style-name="T40">;</text:span></text:p>
      <text:p text:style-name="P71"><text:span text:style-name="T21"><text:tab/></text:span></text:p>
      <text:p text:style-name="P71"><text:span text:style-name="T21"><text:tab/></text:span><text:span text:style-name="T5">//Constructor</text:span></text:p>
      <text:p text:style-name="P71"><text:span text:style-name="T21"><text:tab/></text:span><text:span text:style-name="T48">public</text:span><text:span text:style-name="T21"> Consumer</text:span><text:span text:style-name="T40">(</text:span><text:span text:style-name="T21">BlockingQueue queue</text:span><text:span text:style-name="T40">){</text:span></text:p>
      <text:p text:style-name="P71"><text:span text:style-name="T21"><text:tab/><text:tab/></text:span><text:span text:style-name="T32">this</text:span><text:span text:style-name="T40">.</text:span><text:span text:style-name="T21">queue </text:span><text:span text:style-name="T40">=</text:span><text:span text:style-name="T21"> queue</text:span><text:span text:style-name="T40">;</text:span></text:p>
      <text:p text:style-name="P71"><text:span text:style-name="T21"><text:tab/></text:span><text:span text:style-name="T40">}</text:span></text:p>
      <text:p text:style-name="P71"><text:span text:style-name="T21"><text:tab/></text:span></text:p>
      <text:p text:style-name="P71"><text:span text:style-name="T21"><text:tab/>@Override</text:span></text:p>
      <text:p text:style-name="P71"><text:span text:style-name="T21"><text:tab/></text:span><text:span text:style-name="T48">public</text:span><text:span text:style-name="T21"> </text:span><text:span text:style-name="T48">void</text:span><text:span text:style-name="T21"> run</text:span><text:span text:style-name="T40">(){</text:span></text:p>
      <text:p text:style-name="P71"><text:span text:style-name="T21"><text:tab/><text:tab/></text:span><text:span text:style-name="T32">try</text:span><text:span text:style-name="T40">{</text:span></text:p>
      <text:p text:style-name="P71"><text:span text:style-name="T21"><text:tab/><text:tab/><text:tab/>System</text:span><text:span text:style-name="T40">.</text:span><text:span text:style-name="T21">out</text:span><text:span text:style-name="T40">.</text:span><text:span text:style-name="T21">println</text:span><text:span text:style-name="T40">(</text:span><text:span text:style-name="T21">queue</text:span><text:span text:style-name="T40">.</text:span><text:span text:style-name="T21">take</text:span><text:span text:style-name="T40">());</text:span></text:p>
      <text:p text:style-name="P71"><text:span text:style-name="T21"><text:tab/><text:tab/><text:tab/>System</text:span><text:span text:style-name="T40">.</text:span><text:span text:style-name="T21">out</text:span><text:span text:style-name="T40">.</text:span><text:span text:style-name="T21">println</text:span><text:span text:style-name="T40">(</text:span><text:span text:style-name="T21">queue</text:span><text:span text:style-name="T40">.</text:span><text:span text:style-name="T21">take</text:span><text:span text:style-name="T40">());</text:span></text:p>
      <text:p text:style-name="P71"><text:span text:style-name="T21"><text:tab/><text:tab/><text:tab/>System</text:span><text:span text:style-name="T40">.</text:span><text:span text:style-name="T21">out</text:span><text:span text:style-name="T40">.</text:span><text:span text:style-name="T21">println</text:span><text:span text:style-name="T40">(</text:span><text:span text:style-name="T21">queue</text:span><text:span text:style-name="T40">.</text:span><text:span text:style-name="T21">take</text:span><text:span text:style-name="T40">());</text:span></text:p>
      <text:p text:style-name="P71"><text:span text:style-name="T21"><text:tab/><text:tab/></text:span><text:span text:style-name="T40">}</text:span><text:span text:style-name="T32">catch</text:span><text:span text:style-name="T40">(</text:span><text:span text:style-name="T21">Exception e</text:span><text:span text:style-name="T40">)</text:span><text:span text:style-name="T21"> </text:span><text:span text:style-name="T40">{</text:span><text:span text:style-name="T21"><text:tab/>e</text:span><text:span text:style-name="T40">.</text:span><text:span text:style-name="T21">printStackTrace</text:span><text:span text:style-name="T40">();</text:span><text:span text:style-name="T21"><text:tab/></text:span><text:span text:style-name="T40">}</text:span></text:p>
      <text:p text:style-name="P71"><text:span text:style-name="T21"><text:tab/></text:span><text:span text:style-name="T40">}</text:span></text:p>
      <text:p text:style-name="P44"><text:span text:style-name="T43">}</text:span></text:p>
      <text:p text:style-name="P44"><text:span text:style-name="T43"/></text:p>
      <text:p text:style-name="P39"><text:span text:style-name="T81">ConcuuretLinkedQueue: </text:span></text:p>
      <text:p text:style-name="P45"><text:span text:style-name="T81">ConcurrentLinkedQueue is an unbounded thread-safe queue based on linked nodes. This queue orders elements a FIFO (First-In-First-Out). </text:span></text:p>
      <text:p text:style-name="P45"><text:span text:style-name="T81"/></text:p>
      <text:p text:style-name="P45"><text:span text:style-name="T81">The head of the queue is that elements that has been on the queue the </text:span></text:p>
      <text:p text:style-name="P45"><text:span text:style-name="T81">longest time. The tail of the queue is that element that has been on the queue the shortest time. New elements are inserted at the tail of the queue, and the queue retrieval operations obtain elements</text:span></text:p>
      <text:p text:style-name="P45"><text:span text:style-name="T81">at the head of the queue.</text:span></text:p>
      <text:p text:style-name="P45"><text:span text:style-name="T81"/></text:p>
      <text:p text:style-name="P45"><text:span text:style-name="T81">A ConcurrentLinkedQueue is a good choice when many threads share access to a common collection. Like most other concurrent collection implementation, this class does not permit the use of null elements.</text:span></text:p>
      <text:p text:style-name="P45"><text:span text:style-name="T81"/></text:p>
      <text:p text:style-name="P46"><text:span text:style-name="T81">This Java example spawns off two threads. One puts String on the queue and the other takes strings off the queue.</text:span></text:p>
      <text:p text:style-name="P46"><text:span text:style-name="T81"/></text:p>
      <text:p text:style-name="P46"><text:span text:style-name="T14">// The producer puts strings on the queue</text:span></text:p>
      <text:p text:style-name="Standard"><text:span text:style-name="T46">class</text:span><text:span text:style-name="T19"> Producer </text:span><text:span text:style-name="T28">implements</text:span><text:span text:style-name="T17"> Runnable</text:span><text:span text:style-name="T36">{</text:span></text:p>
      <text:p text:style-name="Standard"><text:span text:style-name="T17"><text:tab/></text:span></text:p>
      <text:p text:style-name="Standard"><text:span text:style-name="T17"><text:tab/>ConcurrentLinkedQueue</text:span><text:span text:style-name="T36">&lt;</text:span><text:span text:style-name="T17">String</text:span><text:span text:style-name="T36">&gt;</text:span><text:span text:style-name="T17"> queue</text:span><text:span text:style-name="T36">;</text:span></text:p>
      <text:p text:style-name="Standard"><text:span text:style-name="T17"><text:tab/></text:span></text:p>
      <text:p text:style-name="Standard"><text:span text:style-name="T17"><text:tab/></text:span><text:span text:style-name="T2">//Constructor</text:span></text:p>
      <text:p text:style-name="Standard"><text:span text:style-name="T17"><text:tab/>Producer</text:span><text:span text:style-name="T36">(</text:span><text:span text:style-name="T17">ConcurrentLinkedQueue</text:span><text:span text:style-name="T36">&lt;</text:span><text:span text:style-name="T17">String</text:span><text:span text:style-name="T36">&gt;</text:span><text:span text:style-name="T17"> queue</text:span><text:span text:style-name="T36">){</text:span></text:p>
      <text:p text:style-name="Standard"><text:span text:style-name="T17"><text:tab/><text:tab/></text:span><text:span text:style-name="T28">this</text:span><text:span text:style-name="T36">.</text:span><text:span text:style-name="T17">queue </text:span><text:span text:style-name="T36">=</text:span><text:span text:style-name="T17"> queue</text:span><text:span text:style-name="T36">;</text:span></text:p>
      <text:p text:style-name="Standard"><text:span text:style-name="T17"><text:tab/></text:span><text:span text:style-name="T36">}</text:span></text:p>
      <text:p text:style-name="Standard"><text:span text:style-name="T17"><text:tab/></text:span></text:p>
      <text:p text:style-name="Standard"><text:span text:style-name="T17"><text:tab/>@Override</text:span></text:p>
      <text:p text:style-name="Standard"><text:span text:style-name="T17"><text:tab/></text:span><text:span text:style-name="T45">public</text:span><text:span text:style-name="T17"> </text:span><text:span text:style-name="T45">void</text:span><text:span text:style-name="T17"> run</text:span><text:span text:style-name="T36">(){</text:span></text:p>
      <text:p text:style-name="Standard"><text:span text:style-name="T17"><text:tab/><text:tab/>System</text:span><text:span text:style-name="T36">.</text:span><text:span text:style-name="T17">out</text:span><text:span text:style-name="T36">.</text:span><text:span text:style-name="T17">println</text:span><text:span text:style-name="T36">(</text:span><text:span text:style-name="T55">"Producer Started"</text:span><text:span text:style-name="T36">);</text:span></text:p>
      <text:p text:style-name="Standard"><text:span text:style-name="T17"><text:tab/><text:tab/></text:span><text:span text:style-name="T28">try</text:span><text:span text:style-name="T36">{</text:span></text:p>
      <text:p text:style-name="Standard"><text:span text:style-name="T17"><text:tab/><text:tab/><text:tab/></text:span><text:span text:style-name="T28">for</text:span><text:span text:style-name="T36">(</text:span><text:span text:style-name="T45">int</text:span><text:span text:style-name="T17"> i</text:span><text:span text:style-name="T36">=</text:span><text:span text:style-name="T51">1</text:span><text:span text:style-name="T36">;</text:span><text:span text:style-name="T17"> i</text:span><text:span text:style-name="T36">&lt;</text:span><text:span text:style-name="T51">10</text:span><text:span text:style-name="T36">;</text:span><text:span text:style-name="T17"> i</text:span><text:span text:style-name="T36">++){</text:span></text:p>
      <text:p text:style-name="Standard"><text:span text:style-name="T17"><text:tab/><text:tab/><text:tab/><text:tab/>queue</text:span><text:span text:style-name="T36">.</text:span><text:span text:style-name="T17">add</text:span><text:span text:style-name="T36">(</text:span><text:span text:style-name="T55">"String: "</text:span><text:span text:style-name="T17"> </text:span><text:span text:style-name="T36">+</text:span><text:span text:style-name="T17"> i</text:span><text:span text:style-name="T36">);</text:span></text:p>
      <text:p text:style-name="Standard"><text:span text:style-name="T17"><text:tab/><text:tab/><text:tab/><text:tab/>System</text:span><text:span text:style-name="T36">.</text:span><text:span text:style-name="T17">out</text:span><text:span text:style-name="T36">.</text:span><text:span text:style-name="T17">println</text:span><text:span text:style-name="T36">(</text:span><text:span text:style-name="T55">"Added String: "</text:span><text:span text:style-name="T17"> </text:span><text:span text:style-name="T36">+</text:span><text:span text:style-name="T17"> i</text:span><text:span text:style-name="T36">);</text:span></text:p>
      <text:p text:style-name="Standard"><text:span text:style-name="T17"><text:tab/><text:tab/><text:tab/><text:tab/>Thread</text:span><text:span text:style-name="T36">.</text:span><text:span text:style-name="T17">currentThread</text:span><text:span text:style-name="T36">().</text:span><text:span text:style-name="T17">sleep</text:span><text:span text:style-name="T36">(</text:span><text:span text:style-name="T51">1000</text:span><text:span text:style-name="T36">);</text:span></text:p>
      <text:p text:style-name="Standard"><text:soft-page-break/><text:span text:style-name="T17"><text:tab/><text:tab/><text:tab/></text:span><text:span text:style-name="T36">}</text:span></text:p>
      <text:p text:style-name="Standard"><text:span text:style-name="T17"><text:tab/><text:tab/></text:span><text:span text:style-name="T36">}</text:span><text:span text:style-name="T28">catch</text:span><text:span text:style-name="T36">(</text:span><text:span text:style-name="T17">Exception e</text:span><text:span text:style-name="T36">){</text:span><text:span text:style-name="T17"><text:tab/>e</text:span><text:span text:style-name="T36">.</text:span><text:span text:style-name="T17">printStackTrace</text:span><text:span text:style-name="T36">();</text:span><text:span text:style-name="T17"><text:tab/></text:span><text:span text:style-name="T36">}</text:span></text:p>
      <text:p text:style-name="Standard"><text:span text:style-name="T17"><text:tab/></text:span><text:span text:style-name="T36">}</text:span></text:p>
      <text:p text:style-name="Standard"><text:span text:style-name="T36">}</text:span></text:p>
      <text:p text:style-name="P41"/>
      <text:p text:style-name="Standard"><text:span text:style-name="T2">//The Consumer removes String from the queue.</text:span></text:p>
      <text:p text:style-name="Standard"><text:span text:style-name="T45">class</text:span><text:span text:style-name="T17"> Consumer </text:span><text:span text:style-name="T28">implements</text:span><text:span text:style-name="T17"> Runnable</text:span><text:span text:style-name="T36">{</text:span></text:p>
      <text:p text:style-name="Standard"><text:span text:style-name="T17"><text:tab/></text:span></text:p>
      <text:p text:style-name="Standard"><text:span text:style-name="T17"><text:tab/>ConcurrentLinkedQueue</text:span><text:span text:style-name="T36">&lt;</text:span><text:span text:style-name="T17">String</text:span><text:span text:style-name="T36">&gt;</text:span><text:span text:style-name="T17"> queue</text:span><text:span text:style-name="T36">;</text:span></text:p>
      <text:p text:style-name="Standard"><text:span text:style-name="T17"><text:tab/></text:span></text:p>
      <text:p text:style-name="Standard"><text:span text:style-name="T17"><text:tab/></text:span><text:span text:style-name="T2">//Constructor</text:span></text:p>
      <text:p text:style-name="Standard"><text:span text:style-name="T17"><text:tab/>Consumer</text:span><text:span text:style-name="T36">(</text:span><text:span text:style-name="T17">ConcurrentLinkedQueue</text:span><text:span text:style-name="T36">&lt;</text:span><text:span text:style-name="T17">String</text:span><text:span text:style-name="T36">&gt;</text:span><text:span text:style-name="T17"> queue</text:span><text:span text:style-name="T36">){</text:span></text:p>
      <text:p text:style-name="Standard"><text:span text:style-name="T17"><text:tab/><text:tab/></text:span><text:span text:style-name="T28">this</text:span><text:span text:style-name="T36">.</text:span><text:span text:style-name="T17">queue </text:span><text:span text:style-name="T36">=</text:span><text:span text:style-name="T17"> queue</text:span><text:span text:style-name="T36">;</text:span></text:p>
      <text:p text:style-name="Standard"><text:span text:style-name="T17"><text:tab/></text:span><text:span text:style-name="T36">}</text:span></text:p>
      <text:p text:style-name="Standard"><text:span text:style-name="T17"><text:tab/></text:span></text:p>
      <text:p text:style-name="Standard"><text:span text:style-name="T17"><text:tab/>@Override</text:span></text:p>
      <text:p text:style-name="Standard"><text:span text:style-name="T17"><text:tab/></text:span><text:span text:style-name="T45">public</text:span><text:span text:style-name="T17"> </text:span><text:span text:style-name="T45">void</text:span><text:span text:style-name="T17"> run</text:span><text:span text:style-name="T36">(){</text:span></text:p>
      <text:p text:style-name="Standard"><text:span text:style-name="T17"><text:tab/><text:tab/>String str</text:span><text:span text:style-name="T36">;</text:span></text:p>
      <text:p text:style-name="Standard"><text:span text:style-name="T17"><text:tab/><text:tab/>System</text:span><text:span text:style-name="T36">.</text:span><text:span text:style-name="T17">out</text:span><text:span text:style-name="T36">.</text:span><text:span text:style-name="T17">println</text:span><text:span text:style-name="T36">(</text:span><text:span text:style-name="T55">"Consumer Started"</text:span><text:span text:style-name="T36">);</text:span></text:p>
      <text:p text:style-name="Standard"><text:span text:style-name="T17"><text:tab/><text:tab/></text:span></text:p>
      <text:p text:style-name="Standard"><text:span text:style-name="T17"><text:tab/><text:tab/></text:span><text:span text:style-name="T28">for</text:span><text:span text:style-name="T36">(</text:span><text:span text:style-name="T45">int</text:span><text:span text:style-name="T17"> x</text:span><text:span text:style-name="T36">=</text:span><text:span text:style-name="T51">0</text:span><text:span text:style-name="T36">;</text:span><text:span text:style-name="T17"> x</text:span><text:span text:style-name="T36">&lt;</text:span><text:span text:style-name="T51">10</text:span><text:span text:style-name="T36">;</text:span><text:span text:style-name="T17"> x</text:span><text:span text:style-name="T36">++){</text:span></text:p>
      <text:p text:style-name="Standard"><text:span text:style-name="T17"><text:tab/><text:tab/><text:tab/></text:span></text:p>
      <text:p text:style-name="Standard"><text:span text:style-name="T17"><text:tab/><text:tab/><text:tab/></text:span><text:span text:style-name="T28">while</text:span><text:span text:style-name="T36">(</text:span><text:span text:style-name="T17"> </text:span><text:span text:style-name="T36">(</text:span><text:span text:style-name="T17">str </text:span><text:span text:style-name="T36">=</text:span><text:span text:style-name="T17"> queue</text:span><text:span text:style-name="T36">.</text:span><text:span text:style-name="T17">poll</text:span><text:span text:style-name="T36">())</text:span><text:span text:style-name="T17"> </text:span><text:span text:style-name="T36">!=</text:span><text:span text:style-name="T28">null</text:span><text:span text:style-name="T17"> </text:span><text:span text:style-name="T36">){</text:span></text:p>
      <text:p text:style-name="Standard"><text:span text:style-name="T17"><text:tab/><text:tab/><text:tab/><text:tab/>System</text:span><text:span text:style-name="T36">.</text:span><text:span text:style-name="T17">out</text:span><text:span text:style-name="T36">.</text:span><text:span text:style-name="T17">println</text:span><text:span text:style-name="T36">(</text:span><text:span text:style-name="T55">"Removed: "</text:span><text:span text:style-name="T17"> </text:span><text:span text:style-name="T36">+</text:span><text:span text:style-name="T17"> str</text:span><text:span text:style-name="T36">);</text:span></text:p>
      <text:p text:style-name="Standard"><text:span text:style-name="T17"><text:tab/><text:tab/><text:tab/></text:span><text:span text:style-name="T36">}</text:span></text:p>
      <text:p text:style-name="Standard"><text:span text:style-name="T17"><text:tab/><text:tab/><text:tab/></text:span></text:p>
      <text:p text:style-name="Standard"><text:span text:style-name="T17"><text:tab/><text:tab/><text:tab/></text:span><text:span text:style-name="T28">try</text:span><text:span text:style-name="T36">{</text:span></text:p>
      <text:p text:style-name="Standard"><text:span text:style-name="T17"><text:tab/><text:tab/><text:tab/><text:tab/>Thread</text:span><text:span text:style-name="T36">.</text:span><text:span text:style-name="T17">currentThread</text:span><text:span text:style-name="T36">().</text:span><text:span text:style-name="T17">sleep</text:span><text:span text:style-name="T36">(</text:span><text:span text:style-name="T51">2000</text:span><text:span text:style-name="T36">);</text:span></text:p>
      <text:p text:style-name="Standard"><text:span text:style-name="T17"><text:tab/><text:tab/><text:tab/></text:span><text:span text:style-name="T36">}</text:span><text:span text:style-name="T28">catch</text:span><text:span text:style-name="T36">(</text:span><text:span text:style-name="T17">Exception e</text:span><text:span text:style-name="T36">){</text:span><text:span text:style-name="T17"><text:tab/>e</text:span><text:span text:style-name="T36">.</text:span><text:span text:style-name="T17">printStackTrace</text:span><text:span text:style-name="T36">();</text:span><text:span text:style-name="T17"><text:tab/></text:span><text:span text:style-name="T36">}</text:span></text:p>
      <text:p text:style-name="Standard"><text:span text:style-name="T17"><text:tab/><text:tab/></text:span><text:span text:style-name="T36">}</text:span></text:p>
      <text:p text:style-name="Standard"><text:span text:style-name="T17"><text:tab/></text:span><text:span text:style-name="T36">}</text:span></text:p>
      <text:p text:style-name="P46"><text:span text:style-name="T42">}</text:span></text:p>
      <text:p text:style-name="P46"><text:span text:style-name="T42"/></text:p>
      <text:p text:style-name="P46"><text:span text:style-name="T42"/></text:p>
      <text:p text:style-name="P46"><text:span text:style-name="T82">Exchanger: </text:span><text:span text:style-name="T74">can swap values between two threads</text:span></text:p>
      <text:p text:style-name="P49"><text:span text:style-name="T62"/></text:p>
      <text:p text:style-name="P50"><text:span text:style-name="T62">Exchanger is synchronization point at which threads can pair and swap elements within pairs.</text:span></text:p>
      <text:p text:style-name="P50"><text:span text:style-name="T62"/></text:p>
      <text:p text:style-name="P50"><text:span text:style-name="T62">Each thread presents some object, and receive its partners object on return.</text:span></text:p>
      <text:p text:style-name="P50"><text:span text:style-name="T62">An Exchanger may be viewed as a bi-directional form of a synchronousQueue.</text:span></text:p>
      <text:p text:style-name="P34"/>
      <text:p text:style-name="P50"><text:span text:style-name="T62">This Java program creates 2 threads passing them an exchanger and a message. </text:span></text:p>
      <text:p text:style-name="P50"><text:span text:style-name="T62">Each threads print its own message, then exchange with it the other thread, then print out its new exchange message.</text:span></text:p>
      <text:p text:style-name="P18"><text:span text:style-name="T59"/></text:p>
      <text:p text:style-name="P42"/>
      <text:p text:style-name="P7"><text:span text:style-name="T32">import</text:span><text:span text:style-name="T21"> java</text:span><text:span text:style-name="T40">.</text:span><text:span text:style-name="T21">util</text:span><text:span text:style-name="T40">.</text:span><text:span text:style-name="T21">concurrent</text:span><text:span text:style-name="T40">.*;</text:span></text:p>
      <text:p text:style-name="P33"/>
      <text:p text:style-name="P7"><text:span text:style-name="T48">public</text:span><text:span text:style-name="T21"> </text:span><text:span text:style-name="T48">class</text:span><text:span text:style-name="T21"> ExchangerExample</text:span><text:span text:style-name="T40">{</text:span></text:p>
      <text:p text:style-name="P7"><text:span text:style-name="T21"><text:tab/></text:span></text:p>
      <text:p text:style-name="P7"><text:span text:style-name="T21"><text:tab/></text:span><text:span text:style-name="T48">public</text:span><text:span text:style-name="T21"> </text:span><text:span text:style-name="T48">static</text:span><text:span text:style-name="T21"> </text:span><text:span text:style-name="T48">void</text:span><text:span text:style-name="T21"> main</text:span><text:span text:style-name="T40">(</text:span><text:span text:style-name="T21">String</text:span><text:span text:style-name="T40">...</text:span><text:span text:style-name="T21">a</text:span><text:span text:style-name="T40">){</text:span></text:p>
      <text:p text:style-name="P7"><text:span text:style-name="T21"><text:tab/><text:tab/></text:span></text:p>
      <text:p text:style-name="P7"><text:span text:style-name="T21"><text:tab/><text:tab/>Exchanger</text:span><text:span text:style-name="T40">&lt;</text:span><text:span text:style-name="T21">String</text:span><text:span text:style-name="T40">&gt;</text:span><text:span text:style-name="T21"> exchanger </text:span><text:span text:style-name="T40">=</text:span><text:span text:style-name="T21"> </text:span><text:span text:style-name="T32">new</text:span><text:span text:style-name="T21"> Exchanger</text:span><text:span text:style-name="T40">&lt;</text:span><text:span text:style-name="T21">String</text:span><text:span text:style-name="T40">&gt;</text:span><text:span text:style-name="T21"> </text:span><text:span text:style-name="T40">();</text:span></text:p>
      <text:p text:style-name="P7"><text:span text:style-name="T21"><text:tab/><text:tab/></text:span></text:p>
      <text:p text:style-name="P7"><text:span text:style-name="T21"><text:tab/><text:tab/>Thread t1 </text:span><text:span text:style-name="T40">=</text:span><text:span text:style-name="T21"> </text:span><text:span text:style-name="T32">new</text:span><text:span text:style-name="T21"> MyThread</text:span><text:span text:style-name="T40">(</text:span><text:span text:style-name="T21">exchanger</text:span><text:span text:style-name="T40">,</text:span><text:span text:style-name="T21"> </text:span><text:span text:style-name="T57">"I Like Coffee"</text:span><text:span text:style-name="T40">);</text:span></text:p>
      <text:p text:style-name="P7"><text:span text:style-name="T21"><text:tab/><text:tab/>Thread t2 </text:span><text:span text:style-name="T40">=</text:span><text:span text:style-name="T21"> </text:span><text:span text:style-name="T32">new</text:span><text:span text:style-name="T21"> MyThread</text:span><text:span text:style-name="T40">(</text:span><text:span text:style-name="T21">exchanger</text:span><text:span text:style-name="T40">,</text:span><text:span text:style-name="T21"> </text:span><text:span text:style-name="T57">"I Like Tea"</text:span><text:span text:style-name="T40">);</text:span></text:p>
      <text:p text:style-name="P7"><text:span text:style-name="T21"><text:tab/><text:tab/>t1</text:span><text:span text:style-name="T40">.</text:span><text:span text:style-name="T21">start</text:span><text:span text:style-name="T40">();</text:span></text:p>
      <text:p text:style-name="P7"><text:span text:style-name="T21"><text:tab/><text:tab/>t2</text:span><text:span text:style-name="T40">.</text:span><text:span text:style-name="T21">start</text:span><text:span text:style-name="T40">();</text:span></text:p>
      <text:p text:style-name="P7"><text:span text:style-name="T21"><text:tab/></text:span><text:span text:style-name="T40">}</text:span></text:p>
      <text:p text:style-name="P7"><text:span text:style-name="T40">}</text:span></text:p>
      <text:p text:style-name="P33"><text:soft-page-break/></text:p>
      <text:p text:style-name="P33"/>
      <text:p text:style-name="P7"><text:span text:style-name="T5">// User Defined Thread Class</text:span></text:p>
      <text:p text:style-name="P7"><text:span text:style-name="T48">class</text:span><text:span text:style-name="T21"> MyThread </text:span><text:span text:style-name="T32">extends</text:span><text:span text:style-name="T21"> Thread</text:span><text:span text:style-name="T40">{</text:span></text:p>
      <text:p text:style-name="P7"><text:span text:style-name="T21"><text:tab/></text:span></text:p>
      <text:p text:style-name="P7"><text:span text:style-name="T21"><text:tab/>Exchanger</text:span><text:span text:style-name="T40">&lt;</text:span><text:span text:style-name="T21">String</text:span><text:span text:style-name="T40">&gt;</text:span><text:span text:style-name="T21"> exchanger</text:span><text:span text:style-name="T40">;</text:span></text:p>
      <text:p text:style-name="P7"><text:span text:style-name="T21"><text:tab/>String message</text:span><text:span text:style-name="T40">;</text:span></text:p>
      <text:p text:style-name="P7"><text:span text:style-name="T21"><text:tab/></text:span></text:p>
      <text:p text:style-name="P7"><text:span text:style-name="T21"><text:tab/></text:span><text:span text:style-name="T5">//Constructor</text:span></text:p>
      <text:p text:style-name="Standard"><text:span text:style-name="T23"><text:tab/></text:span><text:span text:style-name="T24">MyThread</text:span><text:span text:style-name="T41">(</text:span><text:span text:style-name="T23">Exchanger</text:span><text:span text:style-name="T41">&lt;</text:span><text:span text:style-name="T23">String</text:span><text:span text:style-name="T41">&gt;</text:span><text:span text:style-name="T23"> exchanger</text:span><text:span text:style-name="T41">,</text:span><text:span text:style-name="T23"> String message</text:span><text:span text:style-name="T41">){</text:span></text:p>
      <text:p text:style-name="P7"><text:span text:style-name="T21"><text:tab/><text:tab/></text:span><text:span text:style-name="T32">this</text:span><text:span text:style-name="T40">.</text:span><text:span text:style-name="T21">exchanger </text:span><text:span text:style-name="T40">=</text:span><text:span text:style-name="T21"> exchanger</text:span><text:span text:style-name="T40">;</text:span></text:p>
      <text:p text:style-name="P7"><text:span text:style-name="T21"><text:tab/><text:tab/></text:span><text:span text:style-name="T32">this</text:span><text:span text:style-name="T40">.</text:span><text:span text:style-name="T21">message </text:span><text:span text:style-name="T40">=</text:span><text:span text:style-name="T21"> message</text:span><text:span text:style-name="T40">;</text:span></text:p>
      <text:p text:style-name="P7"><text:span text:style-name="T21"><text:tab/></text:span><text:span text:style-name="T40">}</text:span></text:p>
      <text:p text:style-name="P7"><text:span text:style-name="T21"><text:tab/></text:span></text:p>
      <text:p text:style-name="P7"><text:span text:style-name="T21"><text:tab/></text:span><text:span text:style-name="T48">public</text:span><text:span text:style-name="T21"> </text:span><text:span text:style-name="T48">void</text:span><text:span text:style-name="T21"> run</text:span><text:span text:style-name="T40">(){</text:span></text:p>
      <text:p text:style-name="P7"><text:span text:style-name="T21"><text:tab/><text:tab/></text:span><text:span text:style-name="T32">try</text:span><text:span text:style-name="T40">{</text:span></text:p>
      <text:p text:style-name="P7"><text:span text:style-name="T21"><text:tab/><text:tab/><text:tab/>System</text:span><text:span text:style-name="T40">.</text:span><text:span text:style-name="T21">out</text:span><text:span text:style-name="T40">.</text:span><text:span text:style-name="T21">println</text:span><text:span text:style-name="T40">(</text:span><text:span text:style-name="T32">this</text:span><text:span text:style-name="T40">.</text:span><text:span text:style-name="T21">getName</text:span><text:span text:style-name="T40">()</text:span><text:span text:style-name="T21"> </text:span><text:span text:style-name="T40">+</text:span><text:span text:style-name="T21"> </text:span><text:span text:style-name="T57">" Message: "</text:span><text:span text:style-name="T21"> </text:span><text:span text:style-name="T40">+</text:span><text:span text:style-name="T21"> message</text:span><text:span text:style-name="T40">);</text:span></text:p>
      <text:p text:style-name="P7"><text:span text:style-name="T21"><text:tab/><text:tab/><text:tab/></text:span></text:p>
      <text:p text:style-name="P7"><text:span text:style-name="T21"><text:tab/><text:tab/><text:tab/></text:span><text:span text:style-name="T5">//exchange the message</text:span></text:p>
      <text:p text:style-name="P7"><text:span text:style-name="T21"><text:tab/><text:tab/><text:tab/>message </text:span><text:span text:style-name="T40">=</text:span><text:span text:style-name="T21"> exchanger</text:span><text:span text:style-name="T40">.</text:span><text:span text:style-name="T21">exchange</text:span><text:span text:style-name="T40">(</text:span><text:span text:style-name="T21">message</text:span><text:span text:style-name="T40">);</text:span></text:p>
      <text:p text:style-name="P7"><text:span text:style-name="T21"><text:tab/><text:tab/><text:tab/></text:span></text:p>
      <text:p text:style-name="P7"><text:span text:style-name="T21"><text:tab/><text:tab/><text:tab/>System</text:span><text:span text:style-name="T40">.</text:span><text:span text:style-name="T21">out</text:span><text:span text:style-name="T40">.</text:span><text:span text:style-name="T21">println</text:span><text:span text:style-name="T40">(</text:span><text:span text:style-name="T32">this</text:span><text:span text:style-name="T40">.</text:span><text:span text:style-name="T21">getName</text:span><text:span text:style-name="T40">()</text:span><text:span text:style-name="T21"> </text:span><text:span text:style-name="T40">+</text:span><text:span text:style-name="T21"> </text:span><text:span text:style-name="T57">" Message: "</text:span><text:span text:style-name="T21"> </text:span><text:span text:style-name="T40">+</text:span><text:span text:style-name="T21"> message</text:span><text:span text:style-name="T40">);</text:span></text:p>
      <text:p text:style-name="P7"><text:span text:style-name="T21"><text:tab/><text:tab/><text:tab/></text:span></text:p>
      <text:p text:style-name="P7"><text:span text:style-name="T21"><text:tab/><text:tab/></text:span><text:span text:style-name="T40">}</text:span><text:span text:style-name="T32">catch</text:span><text:span text:style-name="T40">(</text:span><text:span text:style-name="T21">Exception e</text:span><text:span text:style-name="T40">){</text:span><text:span text:style-name="T21"> e</text:span><text:span text:style-name="T40">.</text:span><text:span text:style-name="T21">printStackTrace</text:span><text:span text:style-name="T40">();</text:span><text:span text:style-name="T21"><text:tab/></text:span><text:span text:style-name="T40">}</text:span></text:p>
      <text:p text:style-name="P7"><text:span text:style-name="T21"><text:tab/></text:span><text:span text:style-name="T40">}</text:span></text:p>
      <text:p text:style-name="P7"><text:span text:style-name="T40">}</text:span></text:p>
      <text:p text:style-name="P7"><text:span text:style-name="T40"/></text:p>
      <text:p text:style-name="P7"><text:span text:style-name="T40"/></text:p>
      <text:p text:style-name="P7"><text:span text:style-name="T40"/></text:p>
      <text:p text:style-name="P50"><text:span text:style-name="T66">ThreadLocal</text:span><text:span text:style-name="T65">:</text:span><text:span text:style-name="T59"> </text:span><text:span text:style-name="T62">It is a Generic Class</text:span></text:p>
      <text:p text:style-name="P18"><text:span text:style-name="T59"/></text:p>
      <text:p text:style-name="P50"><text:span text:style-name="T62">ThreadLocal class in Java enable you to create variables that can be read and write by some thread. Thus even if two threads are executing the same code, and the code has a reference to ThreadLocal variables, then the two threads can not see each others ThreadLocal variable.</text:span></text:p>
      <text:p text:style-name="P34"/>
      <text:p text:style-name="P50"><text:span text:style-name="T62">Her is a code example that shows how to create a ThreadLocal variable.</text:span></text:p>
      <text:p text:style-name="P54"><text:span text:style-name="T62"><text:tab/>private </text:span><text:span text:style-name="T62">ThreadLocal</text:span><text:span text:style-name="T62"> MyThreadLocal = new ThreadLocal();</text:span></text:p>
      <text:p text:style-name="P34"/>
      <text:p text:style-name="P51"><text:span text:style-name="T62">As you can see, You instantiated a new ThreadLocal object. This only needs to be done once, and it does not matter which thread does that. All threads will be see the same ThreadLocal instance but the values set on the ThreadLocal via its set() method will only be visible to thread who set the value. </text:span></text:p>
      <text:p text:style-name="P51"><text:span text:style-name="T62"/></text:p>
      <text:p text:style-name="P51"><text:span text:style-name="T62">Even if two different thread sets different value on the same ThreadLocal object,</text:span></text:p>
      <text:p text:style-name="P50"><text:span text:style-name="T62">they cannot see each others value.</text:span></text:p>
      <text:p text:style-name="P42"/>
      <text:p text:style-name="P7"><text:span text:style-name="T49"/></text:p>
      <text:p text:style-name="P7"><text:span text:style-name="T49"/></text:p>
      <text:p text:style-name="P7"><text:span text:style-name="T49"/></text:p>
      <text:p text:style-name="P7"><text:span text:style-name="T49"/></text:p>
      <text:p text:style-name="P7"><text:span text:style-name="T49"/></text:p>
      <text:p text:style-name="P7"><text:span text:style-name="T49"/></text:p>
      <text:p text:style-name="P7"><text:span text:style-name="T49"/></text:p>
      <text:p text:style-name="P7"><text:span text:style-name="T49"/></text:p>
      <text:p text:style-name="P7"><text:span text:style-name="T49"/></text:p>
      <text:p text:style-name="P7"><text:span text:style-name="T49"/></text:p>
      <text:p text:style-name="P7"><text:span text:style-name="T49"/></text:p>
      <text:p text:style-name="P7"><text:soft-page-break/><text:span text:style-name="T49">public</text:span><text:span text:style-name="T25"> </text:span><text:span text:style-name="T49">class</text:span><text:span text:style-name="T25"> ThreadLocalExample</text:span><text:span text:style-name="T40">{</text:span></text:p>
      <text:p text:style-name="P7"><text:span text:style-name="T21"><text:tab/></text:span></text:p>
      <text:p text:style-name="P7"><text:span text:style-name="T21"><text:tab/></text:span><text:span text:style-name="T48">static</text:span><text:span text:style-name="T21"> </text:span><text:span text:style-name="T48">int</text:span><text:span text:style-name="T21"> n </text:span><text:span text:style-name="T40">=</text:span><text:span text:style-name="T21"> </text:span><text:span text:style-name="T53">0</text:span><text:span text:style-name="T40">;</text:span></text:p>
      <text:p text:style-name="P7"><text:span text:style-name="T21"><text:tab/></text:span></text:p>
      <text:p text:style-name="P7"><text:span text:style-name="T21"><text:tab/></text:span><text:span text:style-name="T5">// Inner class</text:span></text:p>
      <text:p text:style-name="P7"><text:span text:style-name="T21"><text:tab/></text:span><text:span text:style-name="T48">private</text:span><text:span text:style-name="T21"> </text:span><text:span text:style-name="T48">static</text:span><text:span text:style-name="T21"> </text:span><text:span text:style-name="T48">class</text:span><text:span text:style-name="T21"> MyRunnable </text:span><text:span text:style-name="T32">implements</text:span><text:span text:style-name="T21"> Runnable</text:span><text:span text:style-name="T40">{</text:span></text:p>
      <text:p text:style-name="P7"><text:span text:style-name="T21"><text:tab/><text:tab/></text:span></text:p>
      <text:p text:style-name="P7"><text:span text:style-name="T21"><text:tab/><text:tab/></text:span><text:span text:style-name="T5">// Creating ThreadLocal Variable</text:span></text:p>
      <text:p text:style-name="P7"><text:span text:style-name="T21"><text:tab/><text:tab/></text:span><text:span text:style-name="T48">private</text:span><text:span text:style-name="T21"> ThreadLocal</text:span><text:span text:style-name="T40">&lt;</text:span><text:span text:style-name="T21">Integer</text:span><text:span text:style-name="T40">&gt;</text:span><text:span text:style-name="T21"> threadLocal </text:span><text:span text:style-name="T40">=</text:span><text:span text:style-name="T21"> </text:span><text:span text:style-name="T32">new</text:span><text:span text:style-name="T21"> ThreadLocal</text:span><text:span text:style-name="T40">&lt;</text:span><text:span text:style-name="T21">Integer</text:span><text:span text:style-name="T40">&gt;</text:span><text:span text:style-name="T21"> </text:span><text:span text:style-name="T40">();</text:span></text:p>
      <text:p text:style-name="P7"><text:span text:style-name="T21"><text:tab/><text:tab/></text:span></text:p>
      <text:p text:style-name="P7"><text:span text:style-name="T21"><text:tab/><text:tab/>@Override</text:span></text:p>
      <text:p text:style-name="P7"><text:span text:style-name="T21"><text:tab/><text:tab/></text:span><text:span text:style-name="T48">public</text:span><text:span text:style-name="T21"> </text:span><text:span text:style-name="T48">void</text:span><text:span text:style-name="T21"> run</text:span><text:span text:style-name="T40">(){</text:span></text:p>
      <text:p text:style-name="P7"><text:span text:style-name="T21"><text:tab/><text:tab/><text:tab/></text:span></text:p>
      <text:p text:style-name="P7"><text:span text:style-name="T21"><text:tab/><text:tab/><text:tab/></text:span><text:span text:style-name="T48">int</text:span><text:span text:style-name="T21"> z </text:span><text:span text:style-name="T40">=</text:span><text:span text:style-name="T21"> </text:span><text:span text:style-name="T40">(</text:span><text:span text:style-name="T48">int</text:span><text:span text:style-name="T40">)</text:span><text:span text:style-name="T21"> </text:span><text:span text:style-name="T40">(</text:span><text:span text:style-name="T21">Math</text:span><text:span text:style-name="T40">.</text:span><text:span text:style-name="T21">random</text:span><text:span text:style-name="T40">()</text:span><text:span text:style-name="T21"> </text:span><text:span text:style-name="T40">*</text:span><text:span text:style-name="T21"> </text:span><text:span text:style-name="T53">100D</text:span><text:span text:style-name="T40">);</text:span></text:p>
      <text:p text:style-name="P7"><text:span text:style-name="T21"><text:tab/><text:tab/><text:tab/>System</text:span><text:span text:style-name="T40">.</text:span><text:span text:style-name="T21">out</text:span><text:span text:style-name="T40">.</text:span><text:span text:style-name="T21">println</text:span><text:span text:style-name="T40">(</text:span><text:span text:style-name="T21">Thread</text:span><text:span text:style-name="T40">.</text:span><text:span text:style-name="T21">currentThread</text:span><text:span text:style-name="T40">().</text:span><text:span text:style-name="T21">getName</text:span><text:span text:style-name="T40">()+</text:span><text:span text:style-name="T21"> </text:span><text:span text:style-name="T57">": "</text:span><text:span text:style-name="T21"> </text:span><text:span text:style-name="T40">+</text:span><text:span text:style-name="T21"> z</text:span><text:span text:style-name="T40">);</text:span></text:p>
      <text:p text:style-name="P7"><text:span text:style-name="T21"><text:tab/><text:tab/><text:tab/></text:span></text:p>
      <text:p text:style-name="P7"><text:span text:style-name="T21"><text:tab/><text:tab/><text:tab/></text:span><text:span text:style-name="T5">// Setting the value for the currentThread</text:span></text:p>
      <text:p text:style-name="P7"><text:span text:style-name="T21"><text:tab/><text:tab/><text:tab/>threadLocal</text:span><text:span text:style-name="T40">.</text:span><text:span text:style-name="T21">set</text:span><text:span text:style-name="T40">(</text:span><text:span text:style-name="T21">z</text:span><text:span text:style-name="T40">);</text:span></text:p>
      <text:p text:style-name="P7"><text:span text:style-name="T21"><text:tab/><text:tab/><text:tab/></text:span></text:p>
      <text:p text:style-name="P7"><text:span text:style-name="T21"><text:tab/><text:tab/><text:tab/></text:span><text:span text:style-name="T5">// Sleep, so other come and set their own value.</text:span></text:p>
      <text:p text:style-name="P7"><text:span text:style-name="T21"><text:tab/><text:tab/><text:tab/></text:span><text:span text:style-name="T32">try</text:span><text:span text:style-name="T40">{</text:span><text:span text:style-name="T21"> Thread</text:span><text:span text:style-name="T40">.</text:span><text:span text:style-name="T21">sleep</text:span><text:span text:style-name="T40">(</text:span><text:span text:style-name="T53">1000</text:span><text:span text:style-name="T40">);</text:span><text:span text:style-name="T21"> </text:span><text:span text:style-name="T40">}</text:span></text:p>
      <text:p text:style-name="P7"><text:span text:style-name="T21"><text:tab/><text:tab/><text:tab/></text:span><text:span text:style-name="T32">catch</text:span><text:span text:style-name="T40">(</text:span><text:span text:style-name="T21">Exception e</text:span><text:span text:style-name="T40">){</text:span><text:span text:style-name="T21"><text:tab/>e</text:span><text:span text:style-name="T40">.</text:span><text:span text:style-name="T21">printStackTrace</text:span><text:span text:style-name="T40">();</text:span><text:span text:style-name="T21"> </text:span><text:span text:style-name="T40">}</text:span></text:p>
      <text:p text:style-name="P7"><text:span text:style-name="T21"><text:tab/><text:tab/><text:tab/></text:span></text:p>
      <text:p text:style-name="P7"><text:span text:style-name="T21"><text:tab/><text:tab/><text:tab/></text:span></text:p>
      <text:p text:style-name="P7"><text:span text:style-name="T21"><text:tab/><text:tab/><text:tab/></text:span><text:span text:style-name="T5">//Now check if value is altered.</text:span></text:p>
      <text:p text:style-name="P7"><text:span text:style-name="T21"><text:tab/><text:tab/><text:tab/>System</text:span><text:span text:style-name="T40">.</text:span><text:span text:style-name="T21">out</text:span><text:span text:style-name="T40">.</text:span><text:span text:style-name="T21">println</text:span><text:span text:style-name="T40">(</text:span><text:span text:style-name="T57">"Later.............\n"</text:span><text:span text:style-name="T40">);</text:span></text:p>
      <text:p text:style-name="P7"><text:span text:style-name="T21"><text:tab/><text:tab/><text:tab/>System</text:span><text:span text:style-name="T40">.</text:span><text:span text:style-name="T21">out</text:span><text:span text:style-name="T40">.</text:span><text:span text:style-name="T21">println</text:span><text:span text:style-name="T40">(</text:span><text:span text:style-name="T21">Thread</text:span><text:span text:style-name="T40">.</text:span><text:span text:style-name="T21">currentThread</text:span><text:span text:style-name="T40">().</text:span><text:span text:style-name="T21">getName</text:span><text:span text:style-name="T40">()</text:span><text:span text:style-name="T21"> </text:span><text:span text:style-name="T40">+</text:span><text:span text:style-name="T21"> </text:span><text:span text:style-name="T57">" "</text:span><text:span text:style-name="T21"> </text:span><text:span text:style-name="T40">+</text:span><text:span text:style-name="T21"> threadLocal</text:span><text:span text:style-name="T40">.</text:span><text:span text:style-name="T21">get</text:span><text:span text:style-name="T40">());</text:span></text:p>
      <text:p text:style-name="P7"><text:span text:style-name="T21"><text:tab/><text:tab/></text:span><text:span text:style-name="T40">}</text:span></text:p>
      <text:p text:style-name="P7"><text:span text:style-name="T21"><text:tab/></text:span><text:span text:style-name="T40">}</text:span></text:p>
      <text:p text:style-name="P7"><text:span text:style-name="T21"><text:tab/></text:span></text:p>
      <text:p text:style-name="P7"><text:span text:style-name="T21"><text:tab/></text:span><text:span text:style-name="T5">// main of outer class</text:span></text:p>
      <text:p text:style-name="P7"><text:span text:style-name="T21"><text:tab/></text:span><text:span text:style-name="T48">public</text:span><text:span text:style-name="T21"> </text:span><text:span text:style-name="T48">static</text:span><text:span text:style-name="T21"> </text:span><text:span text:style-name="T48">void</text:span><text:span text:style-name="T21"> main</text:span><text:span text:style-name="T40">(</text:span><text:span text:style-name="T21">String</text:span><text:span text:style-name="T40">...</text:span><text:span text:style-name="T21">args</text:span><text:span text:style-name="T40">){</text:span></text:p>
      <text:p text:style-name="P7"><text:span text:style-name="T21"><text:tab/><text:tab/></text:span></text:p>
      <text:p text:style-name="P7"><text:span text:style-name="T21"><text:tab/><text:tab/>MyRunnable shared </text:span><text:span text:style-name="T40">=</text:span><text:span text:style-name="T21"> </text:span><text:span text:style-name="T32">new</text:span><text:span text:style-name="T21"> MyRunnable</text:span><text:span text:style-name="T40">();</text:span></text:p>
      <text:p text:style-name="P7"><text:span text:style-name="T21"><text:tab/><text:tab/></text:span></text:p>
      <text:p text:style-name="P7"><text:span text:style-name="T21"><text:tab/><text:tab/></text:span><text:span text:style-name="T32">new</text:span><text:span text:style-name="T21"> Thread</text:span><text:span text:style-name="T40">(</text:span><text:span text:style-name="T21">shared</text:span><text:span text:style-name="T40">).</text:span><text:span text:style-name="T21">start</text:span><text:span text:style-name="T40">();</text:span><text:span text:style-name="T21"><text:tab/></text:span><text:span text:style-name="T5">// Thread-0</text:span></text:p>
      <text:p text:style-name="P7"><text:span text:style-name="T21"><text:tab/><text:tab/></text:span><text:span text:style-name="T32">new</text:span><text:span text:style-name="T21"> Thread</text:span><text:span text:style-name="T40">(</text:span><text:span text:style-name="T21">shared</text:span><text:span text:style-name="T40">).</text:span><text:span text:style-name="T21">start</text:span><text:span text:style-name="T40">();</text:span><text:span text:style-name="T21"><text:tab/></text:span><text:span text:style-name="T5">// Thread-1</text:span></text:p>
      <text:p text:style-name="P7"><text:span text:style-name="T21"><text:tab/><text:tab/></text:span><text:span text:style-name="T32">new</text:span><text:span text:style-name="T21"> Thread</text:span><text:span text:style-name="T40">(</text:span><text:span text:style-name="T21">shared</text:span><text:span text:style-name="T40">).</text:span><text:span text:style-name="T21">start</text:span><text:span text:style-name="T40">();</text:span><text:span text:style-name="T21"><text:tab/></text:span><text:span text:style-name="T5">// Thread-2</text:span></text:p>
      <text:p text:style-name="P7"><text:span text:style-name="T21"><text:tab/><text:tab/></text:span><text:span text:style-name="T32">new</text:span><text:span text:style-name="T21"> Thread</text:span><text:span text:style-name="T40">(</text:span><text:span text:style-name="T21">shared</text:span><text:span text:style-name="T40">).</text:span><text:span text:style-name="T21">start</text:span><text:span text:style-name="T40">();</text:span><text:span text:style-name="T21"><text:tab/></text:span><text:span text:style-name="T5">// Thread-3</text:span></text:p>
      <text:p text:style-name="P7"><text:span text:style-name="T21"><text:tab/><text:tab/></text:span></text:p>
      <text:p text:style-name="P7"><text:span text:style-name="T21"><text:tab/></text:span><text:span text:style-name="T40">}</text:span></text:p>
      <text:p text:style-name="P7"><text:span text:style-name="T40">}</text:span></text:p>
      <text:p text:style-name="P7"><text:span text:style-name="T40"/></text:p>
      <text:p text:style-name="P58"><text:span text:style-name="T62">Thread Local Variable</text:span></text:p>
      <text:p text:style-name="P55"><text:span text:style-name="T62"/></text:p>
      <text:p text:style-name="P56"><text:span text:style-name="T62">Now requirement came to share the local variable's value between threads. Each </text:span></text:p>
      <text:p text:style-name="P56"><text:span text:style-name="T62"/></text:p>
      <text:p text:style-name="P56"><text:span text:style-name="T62">Thread store its local variable's value inside cache. To share the local variable, we have to make our local variable as "</text:span><text:span text:style-name="T67">volatile</text:span><text:span text:style-name="T62">" </text:span><text:span text:style-name="T69">access modifier</text:span><text:span text:style-name="T62">. However it most of the time does not work.</text:span></text:p>
      <text:p text:style-name="P55"><text:span text:style-name="T62"/></text:p>
      <text:p text:style-name="P55"><text:span text:style-name="T62">When multiple threads using the same variable, each thread will have its own copy of the local cache</text:span></text:p>
      <text:p text:style-name="P56"><text:span text:style-name="T62">for that variable. So, when its updating the value, it is actually updating in the local cache not in the main variable memory. The other thread which is using the same variable does not know anything about the values changed by the another thread. To avoid this problem.</text:span></text:p>
      <text:p text:style-name="P56"><text:soft-page-break/><text:span text:style-name="T62"/></text:p>
      <text:p text:style-name="P56"><text:span text:style-name="T69">I</text:span><text:span text:style-name="T62">f </text:span><text:span text:style-name="T69">we</text:span><text:span text:style-name="T62"> declare a variable as volatile then it will not be store in the local cache. Whenever thread are updating the value, it is updated to the main memory. So, other threads can access the updated value.</text:span></text:p>
      <text:p text:style-name="P55"><text:span text:style-name="T62"/></text:p>
      <text:p text:style-name="P56"><text:span text:style-name="T69">If we are working with the multi-threaded programming, the volatile keyword will be more useful. T</text:span><text:span text:style-name="T62">he Java volatile keyword is used to mark a Java variable as being stored in a main memory. More precisely that means that every read of a volatile variable will be read from the computer's main memory, and not from the CPU cache, and that every write to a volatile will be written to main memory and not just to the CPU cache.</text:span></text:p>
      <text:p text:style-name="P56"><text:span text:style-name="T62"/></text:p>
      <text:p text:style-name="P56"><text:span text:style-name="T49">public</text:span><text:span text:style-name="T62"> </text:span><text:span text:style-name="T49">class</text:span><text:span text:style-name="T62"> JavaAtomic</text:span><text:span text:style-name="T40">{</text:span></text:p>
      <text:p text:style-name="P7"><text:span text:style-name="T21"><text:tab/></text:span></text:p>
      <text:p text:style-name="P7"><text:span text:style-name="T21"><text:tab/></text:span><text:span text:style-name="T48">public</text:span><text:span text:style-name="T21"> </text:span><text:span text:style-name="T48">static</text:span><text:span text:style-name="T21"> </text:span><text:span text:style-name="T48">void</text:span><text:span text:style-name="T21"> main</text:span><text:span text:style-name="T40">(</text:span><text:span text:style-name="T21">String</text:span><text:span text:style-name="T40">...</text:span><text:span text:style-name="T21">a</text:span><text:span text:style-name="T40">){</text:span></text:p>
      <text:p text:style-name="P7"><text:span text:style-name="T21"><text:tab/><text:tab/></text:span><text:span text:style-name="T5">// User Defined Thread</text:span></text:p>
      <text:p text:style-name="P7"><text:span text:style-name="T21"><text:tab/><text:tab/></text:span><text:span text:style-name="T32">try</text:span><text:span text:style-name="T40">{</text:span></text:p>
      <text:p text:style-name="P7"><text:span text:style-name="T21"><text:tab/><text:tab/><text:tab/>ProcessingThread pt </text:span><text:span text:style-name="T40">=</text:span><text:span text:style-name="T21"> </text:span><text:span text:style-name="T32">new</text:span><text:span text:style-name="T21"> ProcessingThread</text:span><text:span text:style-name="T40">();</text:span></text:p>
      <text:p text:style-name="P7"><text:span text:style-name="T21"><text:tab/><text:tab/><text:tab/>Thread t1 </text:span><text:span text:style-name="T40">=</text:span><text:span text:style-name="T21"> </text:span><text:span text:style-name="T32">new</text:span><text:span text:style-name="T21"> Thread</text:span><text:span text:style-name="T40">(</text:span><text:span text:style-name="T21">pt</text:span><text:span text:style-name="T40">,</text:span><text:span text:style-name="T21"> </text:span><text:span text:style-name="T57">"ThreadOne"</text:span><text:span text:style-name="T40">);</text:span></text:p>
      <text:p text:style-name="P7"><text:span text:style-name="T21"><text:tab/><text:tab/><text:tab/>t1</text:span><text:span text:style-name="T40">.</text:span><text:span text:style-name="T21">start</text:span><text:span text:style-name="T40">();</text:span></text:p>
      <text:p text:style-name="P7"><text:span text:style-name="T21"><text:tab/><text:tab/><text:tab/></text:span></text:p>
      <text:p text:style-name="P7"><text:span text:style-name="T21"><text:tab/><text:tab/><text:tab/>Thread t2 </text:span><text:span text:style-name="T40">=</text:span><text:span text:style-name="T21"> </text:span><text:span text:style-name="T32">new</text:span><text:span text:style-name="T21"> Thread</text:span><text:span text:style-name="T40">(</text:span><text:span text:style-name="T21">pt</text:span><text:span text:style-name="T40">,</text:span><text:span text:style-name="T21"> </text:span><text:span text:style-name="T57">"ThreadTwo"</text:span><text:span text:style-name="T40">);</text:span></text:p>
      <text:p text:style-name="P7"><text:span text:style-name="T21"><text:tab/><text:tab/><text:tab/>t2</text:span><text:span text:style-name="T40">.</text:span><text:span text:style-name="T21">start</text:span><text:span text:style-name="T40">();</text:span></text:p>
      <text:p text:style-name="P7"><text:span text:style-name="T21"><text:tab/><text:tab/><text:tab/></text:span></text:p>
      <text:p text:style-name="P7"><text:span text:style-name="T21"><text:tab/><text:tab/><text:tab/></text:span><text:span text:style-name="T5">// Joining the threads so main will wait</text:span></text:p>
      <text:p text:style-name="P7"><text:span text:style-name="T21"><text:tab/><text:tab/><text:tab/>t1</text:span><text:span text:style-name="T40">.</text:span><text:span text:style-name="T21">join</text:span><text:span text:style-name="T40">();</text:span></text:p>
      <text:p text:style-name="P7"><text:span text:style-name="T21"><text:tab/><text:tab/><text:tab/>t2</text:span><text:span text:style-name="T40">.</text:span><text:span text:style-name="T21">join</text:span><text:span text:style-name="T40">();</text:span></text:p>
      <text:p text:style-name="P7"><text:span text:style-name="T21"><text:tab/><text:tab/><text:tab/></text:span></text:p>
      <text:p text:style-name="P7"><text:span text:style-name="T21"><text:tab/><text:tab/><text:tab/>System</text:span><text:span text:style-name="T40">.</text:span><text:span text:style-name="T21">out</text:span><text:span text:style-name="T40">.</text:span><text:span text:style-name="T21">println</text:span><text:span text:style-name="T40">(</text:span><text:span text:style-name="T57">"Count: "</text:span><text:span text:style-name="T21"> </text:span><text:span text:style-name="T40">+</text:span><text:span text:style-name="T21"> pt</text:span><text:span text:style-name="T40">.</text:span><text:span text:style-name="T21">getCount</text:span><text:span text:style-name="T40">());</text:span></text:p>
      <text:p text:style-name="P7"><text:span text:style-name="T21"><text:tab/><text:tab/></text:span><text:span text:style-name="T40">}</text:span><text:span text:style-name="T32">catch</text:span><text:span text:style-name="T40">(</text:span><text:span text:style-name="T21">Exception e</text:span><text:span text:style-name="T40">){</text:span><text:span text:style-name="T21"><text:tab/>e</text:span><text:span text:style-name="T40">.</text:span><text:span text:style-name="T21">printStackTrace</text:span><text:span text:style-name="T40">();</text:span><text:span text:style-name="T21"><text:tab/></text:span><text:span text:style-name="T40">}</text:span></text:p>
      <text:p text:style-name="P7"><text:span text:style-name="T21"><text:tab/></text:span><text:span text:style-name="T40">}</text:span></text:p>
      <text:p text:style-name="P7"><text:span text:style-name="T40">}</text:span></text:p>
      <text:p text:style-name="P33"/>
      <text:p text:style-name="P33"/>
      <text:p text:style-name="P7"><text:span text:style-name="T5">// User Defined Thread Class.</text:span></text:p>
      <text:p text:style-name="P33"/>
      <text:p text:style-name="P7"><text:span text:style-name="T48">class</text:span><text:span text:style-name="T21"> ProcessingThread </text:span><text:span text:style-name="T32">implements</text:span><text:span text:style-name="T21"> Runnable</text:span><text:span text:style-name="T40">{</text:span></text:p>
      <text:p text:style-name="P7"><text:span text:style-name="T21"><text:tab/></text:span></text:p>
      <text:p text:style-name="P7"><text:span text:style-name="T21"><text:tab/></text:span><text:span text:style-name="T48">private</text:span><text:span text:style-name="T21"> </text:span><text:span text:style-name="T48">volatile</text:span><text:span text:style-name="T21"> </text:span><text:span text:style-name="T48">int</text:span><text:span text:style-name="T21"> count</text:span><text:span text:style-name="T40">;</text:span></text:p>
      <text:p text:style-name="P7"><text:span text:style-name="T21"><text:tab/></text:span></text:p>
      <text:p text:style-name="P7"><text:span text:style-name="T21"><text:tab/>@Override</text:span></text:p>
      <text:p text:style-name="P7"><text:span text:style-name="T21"><text:tab/></text:span><text:span text:style-name="T48">public</text:span><text:span text:style-name="T21"> </text:span><text:span text:style-name="T48">void</text:span><text:span text:style-name="T21"> run</text:span><text:span text:style-name="T40">(){</text:span></text:p>
      <text:p text:style-name="P7"><text:span text:style-name="T21"><text:tab/><text:tab/></text:span><text:span text:style-name="T32">for</text:span><text:span text:style-name="T40">(</text:span><text:span text:style-name="T48">int</text:span><text:span text:style-name="T21"> i</text:span><text:span text:style-name="T40">=</text:span><text:span text:style-name="T53">1</text:span><text:span text:style-name="T40">;</text:span><text:span text:style-name="T21"> i</text:span><text:span text:style-name="T40">&lt;</text:span><text:span text:style-name="T53">5</text:span><text:span text:style-name="T40">;</text:span><text:span text:style-name="T21"> i</text:span><text:span text:style-name="T40">++){</text:span></text:p>
      <text:p text:style-name="P73"><text:span text:style-name="T21"><text:tab/><text:tab/><text:tab/></text:span></text:p>
      <text:p text:style-name="P73"><text:span text:style-name="T5">// proves that loop is runs 8 times. 4 times for each thread. But it won't show counting 8 everytime.</text:span></text:p>
      <text:p text:style-name="P7"><text:span text:style-name="T21"><text:tab/><text:tab/><text:tab/>System</text:span><text:span text:style-name="T40">.</text:span><text:span text:style-name="T21">out</text:span><text:span text:style-name="T40">.</text:span><text:span text:style-name="T21">println</text:span><text:span text:style-name="T40">(</text:span><text:span text:style-name="T57">"Hello"</text:span><text:span text:style-name="T40">);</text:span><text:span text:style-name="T21"> </text:span></text:p>
      <text:p text:style-name="P7"><text:span text:style-name="T21"><text:tab/><text:tab/><text:tab/></text:span><text:span text:style-name="T32">try</text:span><text:span text:style-name="T40">{</text:span></text:p>
      <text:p text:style-name="P7"><text:span text:style-name="T21"><text:tab/><text:tab/><text:tab/><text:tab/>Thread</text:span><text:span text:style-name="T40">.</text:span><text:span text:style-name="T21">sleep</text:span><text:span text:style-name="T40">(</text:span><text:span text:style-name="T53">1000</text:span><text:span text:style-name="T40">);</text:span></text:p>
      <text:p text:style-name="P7"><text:span text:style-name="T21"><text:tab/><text:tab/><text:tab/></text:span><text:span text:style-name="T40">}</text:span><text:span text:style-name="T32">catch</text:span><text:span text:style-name="T40">(</text:span><text:span text:style-name="T21">Exception e</text:span><text:span text:style-name="T40">){</text:span><text:span text:style-name="T21"> <text:s/>e</text:span><text:span text:style-name="T40">.</text:span><text:span text:style-name="T21">printStackTrace</text:span><text:span text:style-name="T40">();</text:span><text:span text:style-name="T21"><text:tab/></text:span><text:span text:style-name="T40">}</text:span></text:p>
      <text:p text:style-name="P7"><text:span text:style-name="T21"><text:tab/><text:tab/><text:tab/></text:span></text:p>
      <text:p text:style-name="P7"><text:span text:style-name="T21"><text:tab/><text:tab/><text:tab/></text:span><text:span text:style-name="T5">// counting</text:span></text:p>
      <text:p text:style-name="P7"><text:span text:style-name="T21"><text:tab/><text:tab/><text:tab/>count</text:span><text:span text:style-name="T40">++;</text:span></text:p>
      <text:p text:style-name="P7"><text:span text:style-name="T21"><text:tab/><text:tab/></text:span><text:span text:style-name="T40">}</text:span></text:p>
      <text:p text:style-name="P7"><text:span text:style-name="T21"><text:tab/></text:span><text:span text:style-name="T40">}</text:span></text:p>
      <text:p text:style-name="P7"><text:span text:style-name="T21"><text:tab/></text:span></text:p>
      <text:p text:style-name="P7"><text:span text:style-name="T21"><text:tab/></text:span><text:span text:style-name="T48">public</text:span><text:span text:style-name="T21"> </text:span><text:span text:style-name="T48">int</text:span><text:span text:style-name="T21"> getCount</text:span><text:span text:style-name="T40">(){</text:span></text:p>
      <text:p text:style-name="P7"><text:span text:style-name="T21"><text:tab/><text:tab/></text:span><text:span text:style-name="T32">return</text:span><text:span text:style-name="T21"> </text:span><text:span text:style-name="T32">this</text:span><text:span text:style-name="T40">.</text:span><text:span text:style-name="T21">count</text:span><text:span text:style-name="T40">;</text:span></text:p>
      <text:p text:style-name="P7"><text:soft-page-break/><text:span text:style-name="T21"><text:tab/></text:span><text:span text:style-name="T40">}</text:span></text:p>
      <text:p text:style-name="P7"><text:span text:style-name="T40">}</text:span></text:p>
      <text:p text:style-name="P33"/>
      <text:p text:style-name="P52"><text:span text:style-name="T70">To share the local variable, we have to make our local variable as "</text:span><text:span text:style-name="T68">volatile</text:span><text:span text:style-name="T70">" </text:span><text:span text:style-name="T71">access modifier</text:span><text:span text:style-name="T70">. However it most of the time does not work.</text:span></text:p>
      <text:p text:style-name="P57"><text:span text:style-name="T62"/></text:p>
      <text:p text:style-name="P52"><text:span text:style-name="T72">If I run the above program, I will notice that count varies between 5,6,7,8. </text:span></text:p>
      <text:p text:style-name="P50"><text:span text:style-name="T72">The reason is because count++ is not an atomic operation. So by the time one thread read its value and increment it by one, other threads has read the older value leading to wrong result.</text:span></text:p>
      <text:p text:style-name="P50"><text:span text:style-name="T72"/></text:p>
      <text:p text:style-name="P53"><text:span text:style-name="T72">To solve this issue, we will have to make sure that increment operation on count is atomic, we can do that using synchronization but Java5 java.util.concurrent.atomic provides Wrapper classes for int and long that can be used to achieve this atomically without usage of synchronization.</text:span></text:p>
      <text:p text:style-name="P53"><text:span text:style-name="T72"/></text:p>
      <text:p text:style-name="P53"><text:span text:style-name="T72">Here is the updated program that will always output count value as 8 because AtomicInteger incrementAndGet() increments the current value one by one.</text:span></text:p>
      <text:p text:style-name="P53"><text:span text:style-name="T72"/></text:p>
      <text:p text:style-name="P53"><text:span text:style-name="T28">import</text:span><text:span text:style-name="T61"> java</text:span><text:span text:style-name="T36">.</text:span><text:span text:style-name="T61">util</text:span><text:span text:style-name="T36">.</text:span><text:span text:style-name="T61">concurrent</text:span><text:span text:style-name="T36">.</text:span><text:span text:style-name="T61">atomic</text:span><text:span text:style-name="T36">.</text:span><text:span text:style-name="T61">AtomicInteger</text:span><text:span text:style-name="T36">;</text:span></text:p>
      <text:p text:style-name="P41"/>
      <text:p text:style-name="Standard"><text:span text:style-name="T45">public</text:span><text:span text:style-name="T17"> </text:span><text:span text:style-name="T45">class</text:span><text:span text:style-name="T17"> JavaAtomic</text:span><text:span text:style-name="T36">{</text:span></text:p>
      <text:p text:style-name="Standard"><text:span text:style-name="T17"><text:tab/></text:span></text:p>
      <text:p text:style-name="Standard"><text:span text:style-name="T17"><text:tab/></text:span><text:span text:style-name="T45">public</text:span><text:span text:style-name="T17"> </text:span><text:span text:style-name="T45">static</text:span><text:span text:style-name="T17"> </text:span><text:span text:style-name="T45">void</text:span><text:span text:style-name="T17"> main</text:span><text:span text:style-name="T36">(</text:span><text:span text:style-name="T17">String</text:span><text:span text:style-name="T36">...</text:span><text:span text:style-name="T17">args</text:span><text:span text:style-name="T36">){</text:span></text:p>
      <text:p text:style-name="Standard"><text:span text:style-name="T17"><text:tab/><text:tab/></text:span><text:span text:style-name="T28">try</text:span><text:span text:style-name="T36">{</text:span></text:p>
      <text:p text:style-name="Standard"><text:span text:style-name="T17"><text:tab/><text:tab/><text:tab/></text:span></text:p>
      <text:p text:style-name="Standard"><text:span text:style-name="T17"><text:tab/><text:tab/><text:tab/></text:span><text:span text:style-name="T2">//user defined thread class.</text:span></text:p>
      <text:p text:style-name="Standard"><text:span text:style-name="T17"><text:tab/><text:tab/><text:tab/>ProcessingThread p </text:span><text:span text:style-name="T36">=</text:span><text:span text:style-name="T17"> </text:span><text:span text:style-name="T28">new</text:span><text:span text:style-name="T17"> ProcessingThread</text:span><text:span text:style-name="T36">();</text:span></text:p>
      <text:p text:style-name="Standard"><text:span text:style-name="T17"><text:tab/><text:tab/><text:tab/>Thread t1 </text:span><text:span text:style-name="T36">=</text:span><text:span text:style-name="T17"> </text:span><text:span text:style-name="T28">new</text:span><text:span text:style-name="T17"> Thread</text:span><text:span text:style-name="T36">(</text:span><text:span text:style-name="T17">p</text:span><text:span text:style-name="T36">,</text:span><text:span text:style-name="T17"> </text:span><text:span text:style-name="T55">"Thread One"</text:span><text:span text:style-name="T36">);</text:span></text:p>
      <text:p text:style-name="Standard"><text:span text:style-name="T17"><text:tab/><text:tab/><text:tab/>t1</text:span><text:span text:style-name="T36">.</text:span><text:span text:style-name="T17">start</text:span><text:span text:style-name="T36">();</text:span></text:p>
      <text:p text:style-name="Standard"><text:span text:style-name="T17"><text:tab/><text:tab/><text:tab/></text:span></text:p>
      <text:p text:style-name="Standard"><text:span text:style-name="T17"><text:tab/><text:tab/><text:tab/>Thread t2 </text:span><text:span text:style-name="T36">=</text:span><text:span text:style-name="T17"> </text:span><text:span text:style-name="T28">new</text:span><text:span text:style-name="T17"> Thread</text:span><text:span text:style-name="T36">(</text:span><text:span text:style-name="T17">p</text:span><text:span text:style-name="T36">,</text:span><text:span text:style-name="T17"> </text:span><text:span text:style-name="T55">"Thread Two"</text:span><text:span text:style-name="T36">);</text:span></text:p>
      <text:p text:style-name="Standard"><text:span text:style-name="T17"><text:tab/><text:tab/><text:tab/>t2</text:span><text:span text:style-name="T36">.</text:span><text:span text:style-name="T17">start</text:span><text:span text:style-name="T36">();</text:span></text:p>
      <text:p text:style-name="Standard"><text:span text:style-name="T17"><text:tab/><text:tab/><text:tab/></text:span></text:p>
      <text:p text:style-name="Standard"><text:span text:style-name="T17"><text:tab/><text:tab/><text:tab/></text:span><text:span text:style-name="T2">// Wait the main</text:span></text:p>
      <text:p text:style-name="Standard"><text:span text:style-name="T17"><text:tab/><text:tab/><text:tab/>t1</text:span><text:span text:style-name="T36">.</text:span><text:span text:style-name="T17">join</text:span><text:span text:style-name="T36">();</text:span></text:p>
      <text:p text:style-name="Standard"><text:span text:style-name="T17"><text:tab/><text:tab/><text:tab/>t2</text:span><text:span text:style-name="T36">.</text:span><text:span text:style-name="T17">join</text:span><text:span text:style-name="T36">();</text:span></text:p>
      <text:p text:style-name="Standard"><text:span text:style-name="T17"><text:tab/><text:tab/><text:tab/></text:span></text:p>
      <text:p text:style-name="Standard"><text:span text:style-name="T17"><text:tab/><text:tab/><text:tab/>System</text:span><text:span text:style-name="T36">.</text:span><text:span text:style-name="T17">out</text:span><text:span text:style-name="T36">.</text:span><text:span text:style-name="T17">println</text:span><text:span text:style-name="T36">(</text:span><text:span text:style-name="T55">"Count: "</text:span><text:span text:style-name="T17"> </text:span><text:span text:style-name="T36">+</text:span><text:span text:style-name="T17"> p</text:span><text:span text:style-name="T36">.</text:span><text:span text:style-name="T17">getCount</text:span><text:span text:style-name="T36">());</text:span></text:p>
      <text:p text:style-name="Standard"><text:span text:style-name="T17"><text:tab/><text:tab/><text:tab/></text:span></text:p>
      <text:p text:style-name="Standard"><text:span text:style-name="T17"><text:tab/><text:tab/></text:span><text:span text:style-name="T36">}</text:span><text:span text:style-name="T28">catch</text:span><text:span text:style-name="T36">(</text:span><text:span text:style-name="T17">Exception e</text:span><text:span text:style-name="T36">){</text:span></text:p>
      <text:p text:style-name="Standard"><text:span text:style-name="T17"><text:tab/><text:tab/><text:tab/>e</text:span><text:span text:style-name="T36">.</text:span><text:span text:style-name="T17">printStackTrace</text:span><text:span text:style-name="T36">();</text:span></text:p>
      <text:p text:style-name="Standard"><text:span text:style-name="T17"><text:tab/><text:tab/></text:span><text:span text:style-name="T36">}</text:span></text:p>
      <text:p text:style-name="Standard"><text:span text:style-name="T17"><text:tab/></text:span><text:span text:style-name="T36">}</text:span></text:p>
      <text:p text:style-name="Standard"><text:span text:style-name="T36">}</text:span></text:p>
      <text:p text:style-name="P41"/>
      <text:p text:style-name="P41"/>
      <text:p text:style-name="Standard"><text:span text:style-name="T2">// User defined thread class.</text:span></text:p>
      <text:p text:style-name="Standard"><text:span text:style-name="T45">class</text:span><text:span text:style-name="T17"> ProcessingThread </text:span><text:span text:style-name="T28">implements</text:span><text:span text:style-name="T17"> Runnable</text:span><text:span text:style-name="T36">{</text:span></text:p>
      <text:p text:style-name="Standard"><text:span text:style-name="T17"><text:tab/></text:span></text:p>
      <text:p text:style-name="Standard"><text:span text:style-name="T17"><text:tab/></text:span><text:span text:style-name="T45">private</text:span><text:span text:style-name="T17"> AtomicInteger count </text:span><text:span text:style-name="T36">=</text:span><text:span text:style-name="T17"> </text:span><text:span text:style-name="T28">new</text:span><text:span text:style-name="T17"> AtomicInteger</text:span><text:span text:style-name="T36">();</text:span></text:p>
      <text:p text:style-name="Standard"><text:span text:style-name="T17"><text:tab/></text:span></text:p>
      <text:p text:style-name="Standard"><text:span text:style-name="T17"><text:tab/>@Override</text:span></text:p>
      <text:p text:style-name="Standard"><text:span text:style-name="T17"><text:tab/></text:span><text:span text:style-name="T45">public</text:span><text:span text:style-name="T17"> </text:span><text:span text:style-name="T45">void</text:span><text:span text:style-name="T17"> run</text:span><text:span text:style-name="T36">(){</text:span></text:p>
      <text:p text:style-name="Standard"><text:span text:style-name="T17"><text:tab/><text:tab/></text:span><text:span text:style-name="T28">for</text:span><text:span text:style-name="T36">(</text:span><text:span text:style-name="T45">int</text:span><text:span text:style-name="T17"> i</text:span><text:span text:style-name="T36">=</text:span><text:span text:style-name="T51">1</text:span><text:span text:style-name="T36">;</text:span><text:span text:style-name="T17"> i</text:span><text:span text:style-name="T36">&lt;</text:span><text:span text:style-name="T51">5</text:span><text:span text:style-name="T36">;</text:span><text:span text:style-name="T17"> i</text:span><text:span text:style-name="T36">++){</text:span></text:p>
      <text:p text:style-name="Standard"><text:span text:style-name="T17"><text:tab/><text:tab/><text:tab/></text:span><text:span text:style-name="T28">try</text:span><text:span text:style-name="T36">{</text:span></text:p>
      <text:p text:style-name="Standard"><text:span text:style-name="T17"><text:tab/><text:tab/><text:tab/><text:tab/>Thread</text:span><text:span text:style-name="T36">.</text:span><text:span text:style-name="T17">sleep</text:span><text:span text:style-name="T36">(</text:span><text:span text:style-name="T51">1000</text:span><text:span text:style-name="T36">);</text:span></text:p>
      <text:p text:style-name="Standard"><text:span text:style-name="T17"><text:tab/><text:tab/><text:tab/><text:tab/>count</text:span><text:span text:style-name="T36">.</text:span><text:span text:style-name="T17">incrementAndGet</text:span><text:span text:style-name="T36">();</text:span></text:p>
      <text:p text:style-name="Standard"><text:span text:style-name="T17"><text:tab/><text:tab/><text:tab/></text:span><text:span text:style-name="T36">}</text:span><text:span text:style-name="T28">catch</text:span><text:span text:style-name="T36">(</text:span><text:span text:style-name="T17">Exception e</text:span><text:span text:style-name="T36">){</text:span><text:span text:style-name="T17"><text:tab/>e</text:span><text:span text:style-name="T36">.</text:span><text:span text:style-name="T17">printStackTrace</text:span><text:span text:style-name="T36">();</text:span><text:span text:style-name="T17"> </text:span><text:span text:style-name="T36">}</text:span></text:p>
      <text:p text:style-name="Standard"><text:span text:style-name="T17"><text:tab/><text:tab/></text:span><text:span text:style-name="T36">}</text:span></text:p>
      <text:p text:style-name="Standard"><text:span text:style-name="T17"><text:tab/></text:span><text:span text:style-name="T36">}</text:span></text:p>
      <text:p text:style-name="Standard"><text:span text:style-name="T17"><text:tab/></text:span></text:p>
      <text:p text:style-name="Standard"><text:soft-page-break/><text:span text:style-name="T17"><text:tab/></text:span><text:span text:style-name="T45">public</text:span><text:span text:style-name="T17"> </text:span><text:span text:style-name="T45">int</text:span><text:span text:style-name="T17"> getCount</text:span><text:span text:style-name="T36">(){</text:span></text:p>
      <text:p text:style-name="Standard"><text:span text:style-name="T17"><text:tab/><text:tab/></text:span><text:span text:style-name="T28">return</text:span><text:span text:style-name="T17"> </text:span><text:span text:style-name="T28">this</text:span><text:span text:style-name="T36">.</text:span><text:span text:style-name="T17">count</text:span><text:span text:style-name="T36">.</text:span><text:span text:style-name="T17">get</text:span><text:span text:style-name="T36">();</text:span></text:p>
      <text:p text:style-name="Standard"><text:span text:style-name="T17"><text:tab/></text:span><text:span text:style-name="T36">}</text:span></text:p>
      <text:p text:style-name="P53"><text:span text:style-name="T36">}</text:span></text:p>
      <text:p text:style-name="P5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0.582cm" fo:margin-right="0.9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3:04:34.318193533</meta:creation-date>
    <dc:date>2018-04-20T20:03:58.328153204</dc:date>
    <meta:editing-duration>PT2H56M45S</meta:editing-duration>
    <meta:editing-cycles>63</meta:editing-cycles>
    <meta:generator>LibreOffice/5.1.6.2$Linux_X86_64 LibreOffice_project/10m0$Build-2</meta:generator>
    <meta:document-statistic meta:table-count="0" meta:image-count="0" meta:object-count="0" meta:page-count="18" meta:paragraph-count="591" meta:word-count="3690" meta:character-count="25193" meta:non-whitespace-character-count="21151"/>
  </office:meta>
</office:document-meta>
</file>